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, 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25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3.332cm"/>
    </style:style>
    <style:style style:name="co4" style:family="table-column">
      <style:table-column-properties fo:break-before="auto" style:column-width="3.219cm"/>
    </style:style>
    <style:style style:name="co5" style:family="table-column">
      <style:table-column-properties fo:break-before="auto" style:column-width="4.143cm"/>
    </style:style>
    <style:style style:name="co6" style:family="table-column">
      <style:table-column-properties fo:break-before="auto" style:column-width="3.667cm"/>
    </style:style>
    <style:style style:name="co7" style:family="table-column">
      <style:table-column-properties fo:break-before="auto" style:column-width="3.471cm"/>
    </style:style>
    <style:style style:name="co8" style:family="table-column">
      <style:table-column-properties fo:break-before="auto" style:column-width="2.016cm"/>
    </style:style>
    <style:style style:name="co9" style:family="table-column">
      <style:table-column-properties fo:break-before="auto" style:column-width="1.96cm"/>
    </style:style>
    <style:style style:name="co10" style:family="table-column">
      <style:table-column-properties fo:break-before="auto" style:column-width="6.329cm"/>
    </style:style>
    <style:style style:name="co11" style:family="table-column">
      <style:table-column-properties fo:break-before="auto" style:column-width="7.195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521cm"/>
    </style:style>
    <style:style style:name="co14" style:family="table-column">
      <style:table-column-properties fo:break-before="auto" style:column-width="2.212cm"/>
    </style:style>
    <style:style style:name="co15" style:family="table-column">
      <style:table-column-properties fo:break-before="auto" style:column-width="5.039cm"/>
    </style:style>
    <style:style style:name="co16" style:family="table-column">
      <style:table-column-properties fo:break-before="auto" style:column-width="8.036cm"/>
    </style:style>
    <style:style style:name="co17" style:family="table-column">
      <style:table-column-properties fo:break-before="auto" style:column-width="3.806cm"/>
    </style:style>
    <style:style style:name="co18" style:family="table-column">
      <style:table-column-properties fo:break-before="auto" style:column-width="2.325cm"/>
    </style:style>
    <style:style style:name="co19" style:family="table-column">
      <style:table-column-properties fo:break-before="auto" style:column-width="9.043cm"/>
    </style:style>
    <style:style style:name="co20" style:family="table-column">
      <style:table-column-properties fo:break-before="auto" style:column-width="8.26cm"/>
    </style:style>
    <style:style style:name="co21" style:family="table-column">
      <style:table-column-properties fo:break-before="auto" style:column-width="2.491cm"/>
    </style:style>
    <style:style style:name="co22" style:family="table-column">
      <style:table-column-properties fo:break-before="auto" style:column-width="60.341cm"/>
    </style:style>
    <style:style style:name="co23" style:family="table-column">
      <style:table-column-properties fo:break-before="auto" style:column-width="6.214cm"/>
    </style:style>
    <style:style style:name="co24" style:family="table-column">
      <style:table-column-properties fo:break-before="auto" style:column-width="6.244cm"/>
    </style:style>
    <style:style style:name="co25" style:family="table-column">
      <style:table-column-properties fo:break-before="auto" style:column-width="6.301cm"/>
    </style:style>
    <style:style style:name="co26" style:family="table-column">
      <style:table-column-properties fo:break-before="auto" style:column-width="6.355cm"/>
    </style:style>
    <style:style style:name="co27" style:family="table-column">
      <style:table-column-properties fo:break-before="auto" style:column-width="6.692cm"/>
    </style:style>
    <style:style style:name="co28" style:family="table-column">
      <style:table-column-properties fo:break-before="auto" style:column-width="6.664cm"/>
    </style:style>
    <style:style style:name="co29" style:family="table-column">
      <style:table-column-properties fo:break-before="auto" style:column-width="6.272cm"/>
    </style:style>
    <style:style style:name="co30" style:family="table-column">
      <style:table-column-properties fo:break-before="auto" style:column-width="7.586cm"/>
    </style:style>
    <style:style style:name="co31" style:family="table-column">
      <style:table-column-properties fo:break-before="auto" style:column-width="5.263cm"/>
    </style:style>
    <style:style style:name="co32" style:family="table-column">
      <style:table-column-properties fo:break-before="auto" style:column-width="7.28cm"/>
    </style:style>
    <style:style style:name="co33" style:family="table-column">
      <style:table-column-properties fo:break-before="auto" style:column-width="5.823cm"/>
    </style:style>
    <style:style style:name="co34" style:family="table-column">
      <style:table-column-properties fo:break-before="auto" style:column-width="5.209cm"/>
    </style:style>
    <style:style style:name="co35" style:family="table-column">
      <style:table-column-properties fo:break-before="auto" style:column-width="5.627cm"/>
    </style:style>
    <style:style style:name="co36" style:family="table-column">
      <style:table-column-properties fo:break-before="auto" style:column-width="5.32cm"/>
    </style:style>
    <style:style style:name="co37" style:family="table-column">
      <style:table-column-properties fo:break-before="auto" style:column-width="6.916cm"/>
    </style:style>
    <style:style style:name="co38" style:family="table-column">
      <style:table-column-properties fo:break-before="auto" style:column-width="7.138cm"/>
    </style:style>
    <style:style style:name="co39" style:family="table-column">
      <style:table-column-properties fo:break-before="auto" style:column-width="7.056cm"/>
    </style:style>
    <style:style style:name="co40" style:family="table-column">
      <style:table-column-properties fo:break-before="auto" style:column-width="6.468cm"/>
    </style:style>
    <style:style style:name="co41" style:family="table-column">
      <style:table-column-properties fo:break-before="auto" style:column-width="6.803cm"/>
    </style:style>
    <style:style style:name="co42" style:family="table-column">
      <style:table-column-properties fo:break-before="auto" style:column-width="6.973cm"/>
    </style:style>
    <style:style style:name="co43" style:family="table-column">
      <style:table-column-properties fo:break-before="auto" style:column-width="7.334cm"/>
    </style:style>
    <style:style style:name="co44" style:family="table-column">
      <style:table-column-properties fo:break-before="auto" style:column-width="6.44cm"/>
    </style:style>
    <style:style style:name="co45" style:family="table-column">
      <style:table-column-properties fo:break-before="auto" style:column-width="6.888cm"/>
    </style:style>
    <style:style style:name="co46" style:family="table-column">
      <style:table-column-properties fo:break-before="auto" style:column-width="4.284cm"/>
    </style:style>
    <style:style style:name="co47" style:family="table-column">
      <style:table-column-properties fo:break-before="auto" style:column-width="6.86cm"/>
    </style:style>
    <style:style style:name="co48" style:family="table-column">
      <style:table-column-properties fo:break-before="auto" style:column-width="7.251cm"/>
    </style:style>
    <style:style style:name="co49" style:family="table-column">
      <style:table-column-properties fo:break-before="auto" style:column-width="6.636cm"/>
    </style:style>
    <style:style style:name="co50" style:family="table-column">
      <style:table-column-properties fo:break-before="auto" style:column-width="5.935cm"/>
    </style:style>
    <style:style style:name="co51" style:family="table-column">
      <style:table-column-properties fo:break-before="auto" style:column-width="4.228cm"/>
    </style:style>
    <style:style style:name="co52" style:family="table-column">
      <style:table-column-properties fo:break-before="auto" style:column-width="7.084cm"/>
    </style:style>
    <style:style style:name="co53" style:family="table-column">
      <style:table-column-properties fo:break-before="auto" style:column-width="10.135cm"/>
    </style:style>
    <style:style style:name="co54" style:family="table-column">
      <style:table-column-properties fo:break-before="auto" style:column-width="7.223cm"/>
    </style:style>
    <style:style style:name="co55" style:family="table-column">
      <style:table-column-properties fo:break-before="auto" style:column-width="7.475cm"/>
    </style:style>
    <style:style style:name="co56" style:family="table-column">
      <style:table-column-properties fo:break-before="auto" style:column-width="7.308cm"/>
    </style:style>
    <style:style style:name="co57" style:family="table-column">
      <style:table-column-properties fo:break-before="auto" style:column-width="6.999cm"/>
    </style:style>
    <style:style style:name="co58" style:family="table-column">
      <style:table-column-properties fo:break-before="auto" style:column-width="6.832cm"/>
    </style:style>
    <style:style style:name="co59" style:family="table-column">
      <style:table-column-properties fo:break-before="auto" style:column-width="7.728cm"/>
    </style:style>
    <style:style style:name="co60" style:family="table-column">
      <style:table-column-properties fo:break-before="auto" style:column-width="6.16cm"/>
    </style:style>
    <style:style style:name="co61" style:family="table-column">
      <style:table-column-properties fo:break-before="auto" style:column-width="6.608cm"/>
    </style:style>
    <style:style style:name="co62" style:family="table-column">
      <style:table-column-properties fo:break-before="auto" style:column-width="6.72cm"/>
    </style:style>
    <style:style style:name="co63" style:family="table-column">
      <style:table-column-properties fo:break-before="auto" style:column-width="6.412cm"/>
    </style:style>
    <style:style style:name="co64" style:family="table-column">
      <style:table-column-properties fo:break-before="auto" style:column-width="7.532cm"/>
    </style:style>
    <style:style style:name="co65" style:family="table-column">
      <style:table-column-properties fo:break-before="auto" style:column-width="2.238cm"/>
    </style:style>
    <style:style style:name="co66" style:family="table-column">
      <style:table-column-properties fo:break-before="auto" style:column-width="1.007cm"/>
    </style:style>
    <style:style style:name="co67" style:family="table-column">
      <style:table-column-properties fo:break-before="auto" style:column-width="1.483cm"/>
    </style:style>
    <style:style style:name="co68" style:family="table-column">
      <style:table-column-properties fo:break-before="auto" style:column-width="4.172cm"/>
    </style:style>
    <style:style style:name="co69" style:family="table-column">
      <style:table-column-properties fo:break-before="auto" style:column-width="4.313cm"/>
    </style:style>
    <style:style style:name="co70" style:family="table-column">
      <style:table-column-properties fo:break-before="auto" style:column-width="4.367cm"/>
    </style:style>
    <style:style style:name="co71" style:family="table-column">
      <style:table-column-properties fo:break-before="auto" style:column-width="5.766cm"/>
    </style:style>
    <style:style style:name="ro1" style:family="table-row">
      <style:table-row-properties style:row-height="0.589cm" fo:break-before="auto" style:use-optimal-row-height="false"/>
    </style:style>
    <style:style style:name="ro2" style:family="table-row">
      <style:table-row-properties style:row-height="0.471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0.423cm" fo:break-before="auto" style:use-optimal-row-height="true"/>
    </style:style>
    <style:style style:name="ro5" style:family="table-row">
      <style:table-row-properties style:row-height="3.387cm" fo:break-before="auto" style:use-optimal-row-height="true"/>
    </style:style>
    <style:style style:name="ro6" style:family="table-row">
      <style:table-row-properties style:row-height="3.175cm" fo:break-before="auto" style:use-optimal-row-height="true"/>
    </style:style>
    <style:style style:name="ro7" style:family="table-row">
      <style:table-row-properties style:row-height="7.144cm" fo:break-before="auto" style:use-optimal-row-height="true"/>
    </style:style>
    <style:style style:name="ro8" style:family="table-row">
      <style:table-row-properties style:row-height="2.249cm" fo:break-before="auto" style:use-optimal-row-height="true"/>
    </style:style>
    <style:style style:name="ro9" style:family="table-row">
      <style:table-row-properties style:row-height="2.117cm" fo:break-before="auto" style:use-optimal-row-height="true"/>
    </style:style>
    <style:style style:name="ro10" style:family="table-row">
      <style:table-row-properties style:row-height="8.546cm" fo:break-before="auto" style:use-optimal-row-height="true"/>
    </style:style>
    <style:style style:name="ro11" style:family="table-row">
      <style:table-row-properties style:row-height="4.233cm" fo:break-before="auto" style:use-optimal-row-height="true"/>
    </style:style>
    <style:style style:name="ro12" style:family="table-row">
      <style:table-row-properties style:row-height="4.498cm" fo:break-before="auto" style:use-optimal-row-height="true"/>
    </style:style>
    <style:style style:name="ro13" style:family="table-row">
      <style:table-row-properties style:row-height="1.693cm" fo:break-before="auto" style:use-optimal-row-height="true"/>
    </style:style>
    <style:style style:name="ro14" style:family="table-row">
      <style:table-row-properties style:row-height="2.963cm" fo:break-before="auto" style:use-optimal-row-height="true"/>
    </style:style>
    <style:style style:name="ro15" style:family="table-row">
      <style:table-row-properties style:row-height="5.636cm" fo:break-before="auto" style:use-optimal-row-height="true"/>
    </style:style>
    <style:style style:name="ro16" style:family="table-row">
      <style:table-row-properties style:row-height="4.921cm" fo:break-before="auto" style:use-optimal-row-height="true"/>
    </style:style>
    <style:style style:name="ro17" style:family="table-row">
      <style:table-row-properties style:row-height="6.006cm" fo:break-before="auto" style:use-optimal-row-height="true"/>
    </style:style>
    <style:style style:name="ro18" style:family="table-row">
      <style:table-row-properties style:row-height="0.55cm" fo:break-before="auto" style:use-optimal-row-height="false"/>
    </style:style>
    <style:style style:name="ro19" style:family="table-row">
      <style:table-row-properties style:row-height="0.841cm" fo:break-before="auto" style:use-optimal-row-height="false"/>
    </style:style>
    <style:style style:name="ro20" style:family="table-row">
      <style:table-row-properties style:row-height="0.9cm" fo:break-before="auto" style:use-optimal-row-height="true"/>
    </style:style>
    <style:style style:name="ro21" style:family="table-row">
      <style:table-row-properties style:row-height="0.847cm" fo:break-before="auto" style:use-optimal-row-height="true"/>
    </style:style>
    <style:style style:name="ro22" style:family="table-row">
      <style:table-row-properties style:row-height="1.799cm" fo:break-before="auto" style:use-optimal-row-height="true"/>
    </style:style>
    <style:style style:name="ro23" style:family="table-row">
      <style:table-row-properties style:row-height="1.349cm" fo:break-before="auto" style:use-optimal-row-height="true"/>
    </style:style>
    <style:style style:name="ro24" style:family="table-row">
      <style:table-row-properties style:row-height="1.773cm" fo:break-before="auto" style:use-optimal-row-height="false"/>
    </style:style>
    <style:style style:name="ro25" style:family="table-row">
      <style:table-row-properties style:row-height="0.841cm" fo:break-before="auto" style:use-optimal-row-height="true"/>
    </style:style>
    <style:style style:name="ro26" style:family="table-row">
      <style:table-row-properties style:row-height="3.598cm" fo:break-before="auto" style:use-optimal-row-height="true"/>
    </style:style>
    <style:style style:name="ro27" style:family="table-row">
      <style:table-row-properties style:row-height="2.54cm" fo:break-before="auto" style:use-optimal-row-height="true"/>
    </style:style>
    <style:style style:name="ro28" style:family="table-row">
      <style:table-row-properties style:row-height="1.27cm" fo:break-before="auto" style:use-optimal-row-height="true"/>
    </style:style>
    <style:style style:name="ro29" style:family="table-row">
      <style:table-row-properties style:row-height="3.579cm" fo:break-before="auto" style:use-optimal-row-height="false"/>
    </style:style>
    <style:style style:name="ro30" style:family="table-row">
      <style:table-row-properties style:row-height="1.238cm" fo:break-before="auto" style:use-optimal-row-height="false"/>
    </style:style>
    <style:style style:name="ta1" style:family="table" style:master-page-name="PageStyle_5f_EntrevistasPresenciais_5f_Práticas">
      <style:table-properties table:display="true" style:writing-mode="lr-tb"/>
    </style:style>
    <style:style style:name="ta2" style:family="table" style:master-page-name="PageStyle_5f_FormularioRemoto_5f_eIPPS">
      <style:table-properties table:display="true" style:writing-mode="lr-tb"/>
    </style:style>
    <style:style style:name="ta3" style:family="table" style:master-page-name="PageStyle_5f_EntrevistasPresenciais_5f_Condicio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" style:family="table-cell" style:parent-style-name="Default">
      <style:table-cell-properties fo:background-color="#e6e6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ahoma" fo:font-size="9pt" fo:font-style="normal" fo:text-shadow="none" style:text-underline-style="none" fo:font-weight="norm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1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3333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7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2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2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6" style:family="table-cell" style:parent-style-name="Default">
      <style:table-cell-properties fo:background-color="#ff00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7" style:family="table-cell" style:parent-style-name="Default">
      <style:table-cell-properties fo:border-bottom="0.06pt solid #000000" fo:background-color="#e6e6ff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8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wrap" fo:border-left="0.06pt solid #000000" style:direction="ltr" fo:border-right="0.06pt solid #000000" style:rotation-angle="0" style:rotation-align="none" style:shrink-to-fit="false" fo:border-top="non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>
      <style:table-cell-properties style:rotation-align="none"/>
    </style:style>
    <style:style style:name="ce30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" style:family="table-cell" style:parent-style-name="Default">
      <style:table-cell-properties fo:background-color="#ffff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" style:family="table-cell" style:parent-style-name="Default">
      <style:table-cell-properties fo:background-color="#ff0000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e6e6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ackground-color="#ccc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6" style:family="table-cell" style:parent-style-name="Default">
      <style:table-cell-properties fo:background-color="#cccc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" style:family="table-cell" style:parent-style-name="Default">
      <style:table-cell-properties style:diagonal-bl-tr="none" style:diagonal-tl-br="none" fo:border="0.06pt solid #000000" style:rotation-align="none"/>
    </style:style>
    <style:style style:name="ce38" style:family="table-cell" style:parent-style-name="Default">
      <style:table-cell-properties style:rotation-align="non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</style:style>
    <style:style style:name="ce4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Arial" fo:font-size="9pt" fo:font-style="italic" fo:text-shadow="none" style:text-underline-style="none" fo:font-weight="bold" style:font-size-asian="9pt" style:font-style-asian="italic" style:font-weight-asian="bold" style:font-name-complex="Arial" style:font-size-complex="9pt" style:font-style-complex="italic" style:font-weight-complex="bold"/>
    </style:style>
    <style:style style:name="ce46" style:family="table-cell" style:parent-style-name="Default">
      <style:table-cell-properties fo:background-color="#ccccff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7" style:family="table-cell" style:parent-style-name="Default">
      <style:table-cell-properties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3465a4" draw:marker-start="msArrowEnd_20_5" draw:marker-start-width="0.21cm" draw:marker-start-center="false" draw:stroke-linejoin="round" draw:fill="solid" draw:fill-color="#ffffc0" draw:textarea-vertical-align="top" draw:auto-grow-height="false" fo:min-height="0.1cm" fo:min-width="0.1cm" fo:padding-top="0.125cm" fo:padding-bottom="0.125cm" fo:padding-left="0.25cm" fo:padding-right="0.25cm" fo:wrap-option="wrap" draw:shadow="visible" draw:shadow-offset-x="0.07cm" draw:shadow-offset-y="0.07cm" draw:shadow-color="#000000" draw:shadow-opacity="100%"/>
    </style:style>
    <style:style style:name="gr2" style:family="graphic">
      <style:graphic-properties draw:stroke="solid" svg:stroke-width="0.026cm" svg:stroke-color="#000000" draw:stroke-linejoin="miter" draw:fill="solid" draw:fill-color="#ffffff" draw:textarea-vertical-align="top" draw:auto-grow-height="false" fo:min-height="0.1cm" fo:min-width="0.1cm" fo:padding-top="0.125cm" fo:padding-bottom="0.125cm" fo:padding-left="0.25cm" fo:padding-right="0.25cm" fo:wrap-option="wrap"/>
    </style:style>
    <style:style style:name="gr3" style:family="graphic">
      <style:graphic-properties draw:stroke="solid" svg:stroke-width="0cm" svg:stroke-color="#3465a4" draw:marker-start="Arrowhead_20_1" draw:marker-start-width="0.21c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cm" fo:min-height="4.451cm" fo:min-width="2.9cm" fo:padding-top="0.1cm" fo:padding-bottom="0.1cm" fo:padding-left="0.1cm" fo:padding-right="0.1cm" draw:shadow="hidden" draw:shadow-offset-x="0.1cm" draw:shadow-offset-y="0.1cm" draw:caption-escape-direction="auto" style:protect="position"/>
    </style:style>
    <style:style style:name="gr4" style:family="graphic">
      <style:graphic-properties draw:stroke="solid" svg:stroke-width="0cm" svg:stroke-color="#3465a4" draw:marker-start="Arrowhead_20_1" draw:marker-start-width="0.21c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cm" fo:min-height="2.36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solid" svg:stroke-width="0cm" svg:stroke-color="#3465a4" draw:marker-start="Arrowhead_20_1" draw:marker-start-width="0.21c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cm" fo:min-height="1.96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solid" svg:stroke-width="0cm" svg:stroke-color="#3465a4" draw:marker-start="Arrowhead_20_1" draw:marker-start-width="0.21c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cm" fo:min-height="2.36cm" fo:min-width="2.9cm" fo:padding-top="0.1cm" fo:padding-bottom="0.1cm" fo:padding-left="0.1cm" fo:padding-right="0.1cm" draw:shadow="hidden" draw:shadow-offset-x="0.1cm" draw:shadow-offset-y="0.1cm" draw:caption-escape-direction="auto" style:protect="position"/>
    </style:style>
    <style:style style:name="gr7" style:family="graphic">
      <style:graphic-properties draw:stroke="solid" svg:stroke-width="0cm" svg:stroke-color="#3465a4" draw:marker-start="Arrowhead_20_1" draw:marker-start-width="0.21c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cm" fo:min-height="1.99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stroke="solid" svg:stroke-width="0cm" svg:stroke-color="#3465a4" draw:marker-start="Arrowhead_20_1" draw:marker-start-width="0.21c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cm" fo:min-height="1.562cm" fo:min-width="2.9cm" fo:padding-top="0.1cm" fo:padding-bottom="0.1cm" fo:padding-left="0.1cm" fo:padding-right="0.1cm" draw:shadow="hidden" draw:shadow-offset-x="0.1cm" draw:shadow-offset-y="0.1cm" draw:caption-escape-direction="auto" style:protect="position"/>
    </style:style>
    <style:style style:name="gr9" style:family="graphic">
      <style:graphic-properties draw:stroke="solid" svg:stroke-width="0cm" svg:stroke-color="#3465a4" draw:marker-start="Arrowhead_20_1" draw:marker-start-width="0.21c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cm" fo:min-height="2.40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stroke="solid" svg:stroke-width="0cm" svg:stroke-color="#3465a4" draw:marker-start="Arrowhead_20_1" draw:marker-start-width="0.21cm" draw:marker-start-center="false" draw:stroke-linejoin="miter" draw:fill="solid" draw:fill-color="#ffffc0" draw:textarea-horizontal-align="justify" draw:textarea-vertical-align="justify" draw:auto-grow-height="true" draw:auto-grow-width="false" draw:fit-to-size="false" fo:max-width="12cm" fo:min-height="2.011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style:text-autospace="none" style:line-break="normal" style:writing-mode="page"/>
      <style:text-properties style:use-window-font-color="true" style:text-outline="false" style:text-line-through-style="none" style:text-position="0% 100%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fo:font-size="10pt" fo:font-weight="normal" style:text-underline-style="none" style:text-underline-color="font-color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font-size="9pt" fo:font-weight="normal" style:text-underline-style="none" style:text-underline-color="font-color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3" style:family="text">
      <style:text-properties fo:color="#000000" fo:font-size="9pt" fo:font-weight="normal" style:text-underline-style="none" style:text-underline-color="font-color" fo:font-style="normal" style:text-outline="false" fo:text-shadow="none" style:text-position="0%" style:font-size-asian="9pt" style:font-size-complex="9pt" style:font-weight-asian="normal" style:font-weight-complex="normal" style:font-style-asian="normal" style:font-style-complex="normal"/>
    </style:style>
    <style:style style:name="T4" style:family="text">
      <style:text-properties fo:color="#000000" fo:font-size="10pt" fo:font-weight="normal" style:text-underline-style="none" style:text-underline-color="font-color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5" style:family="text">
      <style:text-properties fo:color="#000000" fo:font-size="10pt" fo:font-weight="normal" style:text-underline-style="none" style:text-underline-color="font-color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6" style:family="text">
      <style:text-properties fo:color="#000000" fo:font-size="9pt" fo:font-weight="normal" style:text-underline-style="none" style:text-underline-color="font-color" fo:font-style="italic" style:text-outline="false" fo:text-shadow="none" style:text-position="0%" style:font-size-asian="9pt" style:font-size-complex="9pt" style:font-weight-asian="normal" style:font-weight-complex="normal" style:font-style-asian="italic" style:font-style-complex="italic"/>
    </style:style>
    <style:style style:name="T7" style:family="text">
      <style:text-properties fo:color="#000000" fo:font-size="9pt" fo:font-weight="normal" style:text-underline-style="none" style:text-underline-color="font-color" style:text-outline="false" fo:text-shadow="none" style:text-position="0%" style:font-size-asian="9pt" style:font-size-complex="9pt" style:font-weight-asian="normal" style:font-weight-complex="normal" fo:font-style="normal" style:font-style-asian="normal" style:font-style-complex="normal"/>
    </style:style>
    <style:style style:name="T8" style:family="text">
      <style:text-properties fo:color="#000000" fo:font-size="9pt" fo:font-weight="normal" style:text-underline-style="none" style:text-underline-color="font-color" style:text-outline="false" fo:text-shadow="none" style:text-position="0%" style:font-size-asian="9pt" style:font-size-complex="9pt" style:font-weight-asian="normal" style:font-weight-complex="normal" fo:font-style="italic" style:font-style-asian="italic" style:font-style-complex="italic"/>
    </style:style>
    <style:style style:name="T9" style:family="text">
      <style:text-properties fo:font-size="10pt" fo:font-weight="normal" style:text-underline-style="none" style:text-underline-color="font-color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10" style:family="text">
      <style:text-properties fo:font-size="10pt" fo:font-weight="normal" style:text-underline-style="none" style:text-underline-color="font-color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 fo:color="#000000"/>
    </style:style>
    <style:style style:name="T11" style:family="text">
      <style:text-properties fo:font-size="10pt" fo:font-weight="normal" style:text-underline-style="none" style:text-underline-color="font-color" fo:font-style="normal" style:text-outline="false" fo:text-shadow="none" style:text-position="0%" style:font-size-asian="10pt" style:font-size-complex="10pt" style:font-weight-asian="normal" style:font-weight-complex="normal" style:font-style-asian="normal" style:font-style-complex="normal"/>
    </style:style>
    <style:style style:name="T12" style:family="text">
      <style:text-properties fo:font-size="10pt" fo:font-weight="bold" style:text-underline-style="none" style:text-underline-color="font-color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13" style:family="text">
      <style:text-properties fo:color="#000000" fo:font-size="10pt" fo:font-weight="normal" style:text-underline-style="none" style:text-underline-color="font-color" fo:font-style="italic" style:text-outline="false" fo:text-shadow="none" style:text-position="0%" style:font-size-asian="10pt" style:font-size-complex="10pt" style:font-weight-asian="normal" style:font-weight-complex="normal" style:font-style-asian="italic" style:font-style-complex="italic"/>
    </style:style>
    <style:style style:name="T14" style:family="text">
      <style:text-properties fo:color="#000000" fo:font-size="10pt" fo:font-weight="normal" style:text-underline-style="none" style:text-underline-color="font-color" style:text-outline="false" fo:text-shadow="none" style:text-position="0%" style:font-size-asian="10pt" style:font-size-complex="10pt" style:font-weight-asian="normal" style:font-weight-complex="normal" fo:font-style="normal" style:font-style-asian="normal" style:font-style-complex="normal"/>
    </style:style>
    <style:style style:name="T15" style:family="text">
      <style:text-properties fo:color="#000000" fo:font-size="11pt" fo:font-weight="normal" style:text-underline-style="none" style:text-underline-color="font-color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entral&quot;;&quot;setorial&quot;;&quot;seccional&quot;;&quot;correlato&quot;)" table:allow-empty-cell="true" table:display-list="unsorted" table:base-cell-address="EntrevistasPresenciais_Práticas.A1"/>
        <table:content-validation table:name="val2" table:condition="of:cell-content-is-in-list(&quot;1&quot;;&quot;2&quot;;&quot;3&quot;;&quot;4&quot;)" table:allow-empty-cell="true" table:display-list="unsorted" table:base-cell-address="EntrevistasPresenciais_Práticas.A1"/>
        <table:content-validation table:name="val3" table:condition="of:cell-content-is-in-list(&quot;central&quot;;&quot;setorial&quot;;&quot;seccional&quot;;&quot;correlato&quot;)" table:allow-empty-cell="true" table:display-list="unsorted" table:base-cell-address="EntrevistasPresenciais_Práticas.A1">
          <table:help-message table:display="true"/>
          <table:error-message table:message-type="stop" table:display="true"/>
        </table:content-validation>
      </table:content-validations>
      <table:table table:name="EntrevistasPresenciais_Práticas" table:style-name="ta1">
        <office:forms form:automatic-focus="false" form:apply-design-mode="false"/>
        <table:shapes>
          <draw:custom-shape draw:z-index="4" draw:name="shape_0" draw:style-name="gr1" draw:text-style-name="P1" drawooo:display="printer" svg:width="2.568cm" svg:height="1.766cm" svg:x="128.11cm" svg:y="1.956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983" table:default-cell-style-name="Default"/>
        <table:table-row table:style-name="ro1">
          <table:table-cell table:style-name="ce1" office:value-type="string" calcext:value-type="string" table:number-columns-spanned="18" table:number-rows-spanned="1">
            <text:p>&lt;documento de caráter reservado, não sendo permitida a divulgação das informações aqui contidas&gt;</text:p>
            <draw:custom-shape table:end-cell-address="EntrevistasPresenciais_Práticas.J12" table:end-x="1.265cm" table:end-y="5.582cm" draw:z-index="0" draw:name="shapetype_202" draw:style-name="gr2" draw:text-style-name="P1" drawooo:display="printer" svg:width="27.927cm" svg:height="26.528cm" svg:x="0.075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EntrevistasPresenciais_Práticas.J12" table:end-x="1.265cm" table:end-y="5.582cm" draw:z-index="1" draw:name="shapetype_202" draw:style-name="gr2" draw:text-style-name="P1" drawooo:display="printer" svg:width="27.927cm" svg:height="26.528cm" svg:x="0.075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EntrevistasPresenciais_Práticas.J12" table:end-x="1.265cm" table:end-y="5.582cm" draw:z-index="2" draw:name="shapetype_202" draw:style-name="gr2" draw:text-style-name="P1" drawooo:display="printer" svg:width="27.927cm" svg:height="26.528cm" svg:x="0.075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EntrevistasPresenciais_Práticas.J12" table:end-x="1.265cm" table:end-y="5.582cm" draw:z-index="3" draw:name="shapetype_202" draw:style-name="gr2" draw:text-style-name="P1" drawooo:display="printer" svg:width="27.927cm" svg:height="26.528cm" svg:x="0.075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17" table:style-name="ce1"/>
          <table:table-cell table:style-name="ce3" table:number-columns-repeated="7"/>
          <table:table-cell table:style-name="ce2"/>
          <table:table-cell table:style-name="ce3" table:number-columns-repeated="15"/>
          <table:table-cell table:style-name="ce21" table:number-columns-repeated="983"/>
        </table:table-row>
        <table:table-row table:style-name="ro2">
          <table:table-cell table:style-name="ce2" office:value-type="string" calcext:value-type="string" table:number-columns-spanned="18" table:number-rows-spanned="1">
            <text:p>Modelo de Governança de TI do SISP - Fase: Levantamento de Dados - Atividade: Consolidação dos dados</text:p>
          </table:table-cell>
          <table:covered-table-cell table:number-columns-repeated="17" table:style-name="ce2"/>
          <table:table-cell table:style-name="ce3" table:number-columns-repeated="7"/>
          <table:table-cell table:style-name="ce2"/>
          <table:table-cell table:style-name="ce3" table:number-columns-repeated="15"/>
          <table:table-cell table:number-columns-repeated="983"/>
        </table:table-row>
        <table:table-row table:style-name="ro2">
          <table:table-cell table:style-name="ce2" office:value-type="string" calcext:value-type="string" table:number-columns-spanned="18" table:number-rows-spanned="1">
            <text:p>ENTREVISTAS PRESENCIAIS – PRÁTICAS</text:p>
          </table:table-cell>
          <table:covered-table-cell table:number-columns-repeated="17" table:style-name="ce2"/>
          <table:table-cell table:style-name="ce3" table:number-columns-repeated="7"/>
          <table:table-cell table:style-name="ce2"/>
          <table:table-cell table:style-name="ce3" table:number-columns-repeated="15"/>
          <table:table-cell table:number-columns-repeated="983"/>
        </table:table-row>
        <table:table-row table:style-name="ro3">
          <table:table-cell table:style-name="ce3" table:number-columns-repeated="10"/>
          <table:table-cell table:style-name="ce10"/>
          <table:table-cell table:style-name="ce3" table:number-columns-repeated="14"/>
          <table:table-cell table:style-name="ce2"/>
          <table:table-cell table:style-name="ce3" table:number-columns-repeated="15"/>
          <table:table-cell table:number-columns-repeated="983"/>
        </table:table-row>
        <table:table-row table:style-name="ro2">
          <table:table-cell table:style-name="ce4" office:value-type="string" calcext:value-type="string" table:number-columns-spanned="3" table:number-rows-spanned="1">
            <text:p>Identificação do Órgão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Identificação do Respondente</text:p>
          </table:table-cell>
          <table:covered-table-cell table:number-columns-repeated="2" table:style-name="ce4"/>
          <table:table-cell table:style-name="ce4" office:value-type="string" calcext:value-type="string" table:number-columns-spanned="1" table:number-rows-spanned="2">
            <text:p>Registrado por</text:p>
          </table:table-cell>
          <table:table-cell table:style-name="ce4" office:value-type="string" calcext:value-type="string" table:number-columns-spanned="3" table:number-rows-spanned="1">
            <text:p>P01 – Riscos de TI</text:p>
          </table:table-cell>
          <table:covered-table-cell table:number-columns-repeated="2" table:style-name="ce4"/>
          <table:table-cell table:style-name="ce11" office:value-type="string" calcext:value-type="string" table:number-columns-spanned="3" table:number-rows-spanned="1">
            <text:p>P02 - Alinhamento Estratégico</text:p>
          </table:table-cell>
          <table:covered-table-cell table:number-columns-repeated="2" table:style-name="ce11"/>
          <table:table-cell table:style-name="ce4" office:value-type="string" calcext:value-type="string" table:number-columns-spanned="3" table:number-rows-spanned="1">
            <text:p>P03 - Monitoramento do desempenho da TI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P04 - Conformidade do ambiente de TI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P05 - Especificação dos direitos decisórios sobre a TI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P06 - Comitê de TI</text:p>
          </table:table-cell>
          <table:covered-table-cell table:number-columns-repeated="2" table:style-name="ce4"/>
          <table:table-cell table:style-name="ce17" office:value-type="string" calcext:value-type="string" table:number-columns-spanned="3" table:number-rows-spanned="1">
            <text:p>P07 – Portfólio de TI</text:p>
          </table:table-cell>
          <table:covered-table-cell table:number-columns-repeated="2" table:style-name="ce17"/>
          <table:table-cell table:style-name="ce4" office:value-type="string" calcext:value-type="string" table:number-columns-spanned="3" table:number-rows-spanned="1">
            <text:p>P08 – Avaliação do uso da TI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P09 - Envolvimento da alta administração com iniciativas de TI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office:annotation draw:style-name="gr3" draw:text-style-name="P2" svg:width="6.859cm" svg:height="4.651cm" svg:x="126.12cm" svg:y="1.956cm" draw:caption-point-x="-0.323cm" draw:caption-point-y="0.034cm">
              <dc:creator>FB</dc:creator>
              <dc:date>2015-01-13T00:00:00</dc:date>
              <text:p text:style-name="P2">Foram identificadas outras práticas diferentes das apresentadas no quadro anterior? </text:p>
            </office:annotation>
            <text:p>P10 – Sistema de comunicação e transparência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office:annotation draw:style-name="gr4" draw:text-style-name="P2" svg:width="10.847cm" svg:height="2.561cm" svg:x="136.478cm" svg:y="1.956cm" draw:caption-point-x="-0.376cm" draw:caption-point-y="0.034cm">
              <dc:creator>FB</dc:creator>
              <dc:date>2015-01-13T00:00:00</dc:date>
              <text:p text:style-name="P2">Foram identificadas outras práticas diferentes das apresentadas no quadro anterior? </text:p>
            </office:annotation>
            <text:p>Novas Práticas</text:p>
          </table:table-cell>
          <table:covered-table-cell table:number-columns-repeated="2" table:style-name="ce4"/>
          <table:table-cell table:style-name="ce4" office:value-type="string" calcext:value-type="string" table:number-columns-spanned="1" table:number-rows-spanned="2">
            <office:annotation draw:style-name="gr5" draw:text-style-name="P2" svg:width="2.903cm" svg:height="2.176cm" svg:x="143.673cm" svg:y="1.95cm" draw:caption-point-x="-0.376cm" draw:caption-point-y="0.04cm">
              <dc:creator>FB</dc:creator>
              <dc:date>2015-01-13T00:00:00</dc:date>
              <text:p text:style-name="P2">Comentários gerais acerca das práticas apresentadas (opcional)</text:p>
            </office:annotation>
            <text:p>Comentários Gerais</text:p>
          </table:table-cell>
          <table:table-cell table:style-name="ce21" table:number-columns-repeated="983"/>
        </table:table-row>
        <table:table-row table:style-name="ro4">
          <table:table-cell table:style-name="ce5" office:value-type="string" calcext:value-type="string">
            <text:p>Sigla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Outros participantes</text:p>
          </table:table-cell>
          <table:covered-table-cell table:style-name="ce4"/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5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5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5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5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5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5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5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5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5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5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5" office:value-type="string" calcext:value-type="string">
            <text:p>Comentários</text:p>
          </table:table-cell>
          <table:covered-table-cell table:style-name="ce4"/>
          <table:table-cell table:style-name="ce22" table:number-columns-repeated="983"/>
        </table:table-row>
        <table:table-row table:style-name="ro5">
          <table:table-cell table:style-name="ce6" office:value-type="string" calcext:value-type="string">
            <text:p>ANEEL</text:p>
          </table:table-cell>
          <table:table-cell table:style-name="ce7" office:value-type="string" calcext:value-type="string">
            <text:p>Agência Nacional de Energia Elétrica</text:p>
          </table:table-cell>
          <table:table-cell table:style-name="ce7" table:content-validation-name="val1" office:value-type="string" calcext:value-type="string">
            <text:p>seccional</text:p>
          </table:table-cell>
          <table:table-cell table:style-name="ce7" office:value-type="string" calcext:value-type="string">
            <text:p>Wilson (Victor Hugo da Silva Rosa - férias)</text:p>
          </table:table-cell>
          <table:table-cell table:style-name="ce7" office:value-type="string" calcext:value-type="string">
            <text:p>Superintendente de Gestão de Tecnologia da Informação</text:p>
          </table:table-cell>
          <table:table-cell table:style-name="ce7"/>
          <table:table-cell table:style-name="ce7" office:value-type="string" calcext:value-type="string">
            <text:p>Ana Carolina Alves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A governança de riscos é ad hoc.</text:p>
          </table:table-cell>
          <table:table-cell table:number-columns-repeated="2" table:style-name="ce12" table:content-validation-name="val2" office:value-type="float" office:value="4" calcext:value-type="float">
            <text:p>4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 office:value-type="string" calcext:value-type="string">
            <text:p>Não há acordo de nível de serviço formalizado. Há uma consultoria contratada para realizar esse trabalho.</text:p>
          </table:table-cell>
          <table:table-cell table:number-columns-repeated="2" table:style-name="ce12" table:content-validation-name="val2" office:value-type="float" office:value="3" calcext:value-type="float">
            <text:p>3</text:p>
          </table:table-cell>
          <table:table-cell table:style-name="ce7" office:value-type="string" calcext:value-type="string">
            <text:p>Comparativamente é menos relevante que outras práticas de governança de TI.</text:p>
          </table:table-cell>
          <table:table-cell table:number-columns-repeated="2" table:style-name="ce12" table:content-validation-name="val2" office:value-type="float" office:value="4" calcext:value-type="float">
            <text:p>4</text:p>
          </table:table-cell>
          <table:table-cell table:style-name="ce7" office:value-type="string" calcext:value-type="string">
            <text:p>As atribuições e responsabilidades estão bem definidas.</text:p>
          </table:table-cell>
          <table:table-cell table:number-columns-repeated="2" table:style-name="ce12" table:content-validation-name="val2" office:value-type="float" office:value="4" calcext:value-type="float">
            <text:p>4</text:p>
          </table:table-cell>
          <table:table-cell table:style-name="ce7" office:value-type="string" calcext:value-type="string">
            <text:p>CGI = Conselho Gestor de TI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7" office:value-type="string" calcext:value-type="string">
            <text:p>A gestão de portfólio não está fundamentada em um framework (parte teórica). A priorização não é feita baseada em investimentos (orçamento). Essa é feita inicialmente por meio de uma metodologia e depois é levada para a alta administração.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 office:value-type="string" calcext:value-type="string">
            <text:p>Não há um estudo de capacidade. Não se consegue mensurar o financeiro e os recursos humanos para poder viabilizar a execução dos projetos. Eles disseram que vão fazer um estudo para a adequação do quadro <text:s/>de servidores da Aneel.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7" office:value-type="string" calcext:value-type="string">
            <text:p>Esse ano houve grandes cortes orçamentários. A TI é que impulsiona o negócio. Sentem falta de uma área na alta administração pensando em TI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7" office:value-type="string" calcext:value-type="string">
            <text:p>Eles se preocupam muito com transparência, mas não há um canal formal de padronização e nem de periodicidade das divulgações.</text:p>
          </table:table-cell>
          <table:table-cell table:style-name="ce12" table:content-validation-name="val2" table:number-columns-repeated="2"/>
          <table:table-cell table:style-name="ce7"/>
          <table:table-cell table:style-name="ce18"/>
          <table:table-cell table:style-name="ce23" table:number-columns-repeated="983"/>
        </table:table-row>
        <table:table-row table:style-name="ro6">
          <table:table-cell table:style-name="ce6" office:value-type="string" calcext:value-type="string">
            <text:p>DPF</text:p>
          </table:table-cell>
          <table:table-cell table:style-name="ce7" office:value-type="string" calcext:value-type="string">
            <text:p>Departamento de Polícia Federal</text:p>
          </table:table-cell>
          <table:table-cell table:style-name="ce7" table:content-validation-name="val1" office:value-type="string" calcext:value-type="string">
            <text:p>correlato</text:p>
          </table:table-cell>
          <table:table-cell table:style-name="ce7" office:value-type="string" calcext:value-type="string">
            <text:p>Orlando Batista da Silva Neto</text:p>
          </table:table-cell>
          <table:table-cell table:style-name="ce7" office:value-type="string" calcext:value-type="string">
            <text:p>Chefe de Divisão</text:p>
          </table:table-cell>
          <table:table-cell table:style-name="ce7"/>
          <table:table-cell table:style-name="ce7" office:value-type="string" calcext:value-type="string">
            <text:p>Daniel Trindad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Existe uma política de avaliação de riscos, porém não possui pessoas para implantá-la.</text:p>
            <text:p>Esta política está formalizada mas está não implementada.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Possui PEI, PETI e PDTI, sendo que este está alinhado à EGTIC. </text:p>
            <text:p>A prática é largamente aplicada e formalizada na DPF.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Existem indicadores definidos nos diversos planos, porém esta mensuração ainda é feita de maneira incipiente.</text:p>
            <text:p>Este problema na medição é de conhecimento da alta administração.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Existe um responsável (função) da DPF pelo controle interno. Verifica-se anualmente a conformidade junto a acórdãos dos órgãos reguladores, leis e boas práticas.</text:p>
            <text:p>É um processo novo e está em estágio inicial, de forma que não foram gerados relatórios até o momento.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Definidos pelo comitê gestor de TI</text:p>
            <text:p>O CGTI faz parte do comitê, sendo mais mediador e executor das deliberações.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O comitê de TI possui caráter deliberativo e é muito atuante na DPF.</text:p>
            <text:p>As reuniões ordinárias de comitê ocorrem mensalmente.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Nos últimos anos não houve muito investimento na DPF em TI.</text:p>
            <text:p>Basicamente o portfólio de TI está no PDTI, e nele existe somente um rol de ações. Ainda não existem critérios de priorização formalizados. O Portfólio para TI mesmo não existe.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É feito de forma intuitiva (<text:span text:style-name="T6">Ad Hoc) </text:span><text:span text:style-name="T7">e reativa</text:span><text:span text:style-name="T8"> </text:span><text:span text:style-name="T7">entre os chefes da TI.</text:span></text:p>
            <text:p><text:span text:style-name="T3">O problema principal é a falta de pessoas para avaliação da TI.</text:span></text:p>
            <text:p><text:span text:style-name="T3">A equipe possui 28 pessoas que cuida de toda a TI da DPF Nacional.</text:span>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O acesso à Alta Administração é tranquilo e frequente. </text:p>
            <text:p>A Alta administração é muito envolvida com TI, mas em termos de incentivo do que de cobrança.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Existe um relatório anual que é disponibilizado, mas não existem regras ou diretrizes bem definidas.</text:p>
            <text:p>Não existe um canal específico, tampouco frequência para esta comunicação.</text:p>
          </table:table-cell>
          <table:table-cell table:style-name="ce12" table:content-validation-name="val2" table:number-columns-repeated="2"/>
          <table:table-cell table:style-name="ce7" table:number-columns-repeated="2"/>
          <table:table-cell table:style-name="ce23" table:number-columns-repeated="983"/>
        </table:table-row>
        <table:table-row table:style-name="ro7">
          <table:table-cell table:style-name="ce6" office:value-type="string" calcext:value-type="string">
            <text:p>CADE</text:p>
          </table:table-cell>
          <table:table-cell table:style-name="ce8" office:value-type="string" calcext:value-type="string">
            <text:p>Conselho Administrativo de Defesa Econômica</text:p>
          </table:table-cell>
          <table:table-cell table:style-name="ce7" table:content-validation-name="val1" office:value-type="string" calcext:value-type="string">
            <text:p>seccional</text:p>
          </table:table-cell>
          <table:table-cell table:style-name="ce8" office:value-type="string" calcext:value-type="string">
            <text:p>Vinícius Eloy dos Reis</text:p>
          </table:table-cell>
          <table:table-cell table:style-name="ce7" office:value-type="string" calcext:value-type="string">
            <text:p>Coordenador- Geral de Tecnologia da Informação</text:p>
          </table:table-cell>
          <table:table-cell table:style-name="ce7"/>
          <table:table-cell table:style-name="ce7" office:value-type="string" calcext:value-type="string">
            <text:p>Daniel Trindade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/>
          <table:table-cell table:number-columns-repeated="2" table:style-name="ce7" office:value-type="float" office:value="3" calcext:value-type="float">
            <text:p>3</text:p>
          </table:table-cell>
          <table:table-cell table:style-name="ce13" office:value-type="string" calcext:value-type="string">
            <text:p>Existe um processo de acompanhamento das ações do PDTI pelo comitê de TI, através de indicadores previamente definidos.</text:p>
            <text:p><text:span text:style-name="T2"/></text:p>
            <text:p><text:span text:style-name="T1">Fez conforme o planejado, mas ainda deve calibrar e melhorar o processo.</text:span></text:p>
            <text:p><text:span text:style-name="T2"/></text:p>
            <text:p><text:span text:style-name="T1">É um processo que está em experimento, primeiro ano de prática, mas que está gerando resultados muito bons. Devido a este feedback, está se pensando na criação de um comitê de riscos e um de governança corporativa.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Com relação às contratações de TI, existe conformidade com a IN04.</text:p>
            <text:p><text:span text:style-name="T2"/></text:p>
            <text:p><text:span text:style-name="T1">No que se refere à GSI, leis e decretos, não avançou em quase nada ainda, mas existe a preocupação.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3" office:value-type="string" calcext:value-type="string">
            <text:p>Comitê deliberativo, composto pelos dirigentes das áreas de negócio, incluindo o da área de auditoria.</text:p>
            <text:p><text:span text:style-name="T2"/></text:p>
            <text:p><text:span text:style-name="T1">Existe um regimento do comitê bem definido e todos conhecem o seu papel.</text:span></text:p>
            <text:p><text:span text:style-name="T2"/></text:p>
            <text:p><text:span text:style-name="T1">As reuniões de comitê ocorrem quadrimestralmente.</text:span></text:p>
            <text:p><text:span text:style-name="T2"/></text:p>
            <text:p><text:span text:style-name="T1">Esse modelo de Comitê de TI está sendo usado para criação do Comitê de Segurança e Comitê de Governança Corportaiva.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Existe a gestão do portfólio através do GepNet, com algumas práticas. Porém, como a ferramenta não supre todas as necessidades, existe o complemento de práticas por meio de planilhas.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3" office:value-type="string" calcext:value-type="string">
            <text:p>A Alta Administração se envolve através do comitê de TI.</text:p>
            <text:p><text:span text:style-name="T2"/></text:p>
            <text:p><text:span text:style-name="T1">Presidente do comitê é o chefe de gabinete da presidência.</text:span></text:p>
            <text:p><text:span text:style-name="T2"/></text:p>
            <text:p><text:span text:style-name="T1">Os diretores são os representantes das áreas de negócio no comitê, que conta ainda com um da área de auditoria interna.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12" table:content-validation-name="val2" office:value-type="string" calcext:value-type="string">
            <text:p>_</text:p>
          </table:table-cell>
          <table:table-cell table:style-name="ce18" office:value-type="string" calcext:value-type="string">
            <text:p>Viés Orçamentário</text:p>
          </table:table-cell>
          <table:table-cell table:style-name="ce18" office:value-type="string" calcext:value-type="string">
            <text:p>O viés orçamentário é muito importante, pois a previsibilidade e governabilidade do orçamento é importante para a governança de TI no órgão.</text:p>
          </table:table-cell>
          <table:table-cell table:number-columns-repeated="983"/>
        </table:table-row>
        <table:table-row table:style-name="ro8">
          <table:table-cell table:style-name="ce6" office:value-type="string" calcext:value-type="string">
            <text:p>STN</text:p>
          </table:table-cell>
          <table:table-cell table:style-name="ce7" office:value-type="string" calcext:value-type="string">
            <text:p>Secretaria do Tesouro Nacional</text:p>
          </table:table-cell>
          <table:table-cell table:style-name="ce7" table:content-validation-name="val1" office:value-type="string" calcext:value-type="string">
            <text:p>correlato</text:p>
          </table:table-cell>
          <table:table-cell table:style-name="ce7" office:value-type="string" calcext:value-type="string">
            <text:p>Ana Cristina Oliveira</text:p>
          </table:table-cell>
          <table:table-cell table:style-name="ce7" office:value-type="string" calcext:value-type="string">
            <text:p>Coordenadora-Geral de Sistemas e Tecnologia deInformação (COSIS)</text:p>
          </table:table-cell>
          <table:table-cell table:style-name="ce7" office:value-type="string" calcext:value-type="string">
            <text:p>Rodrigo Schuabb (STN) e Alisson <text:s/>Neres Lindos(STN)</text:p>
          </table:table-cell>
          <table:table-cell table:style-name="ce8" office:value-type="string" calcext:value-type="string">
            <text:p>Daniela Baldez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13" office:value-type="string" calcext:value-type="string">
            <text:p>Possui Comitê de TI desde 2004, entretanto, tem dificuldade para reunir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13" office:value-type="string" calcext:value-type="string">
            <text:p>Pouco monitoramento. Decisões são mais reativas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13" office:value-type="string" calcext:value-type="string">
            <text:p>Inicial. Acompanha mas de forma incipiente.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13" office:value-type="string" calcext:value-type="string">
            <text:p>Considera que o comitê deveria se reunir mais do que se reúne atualmente.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13" office:value-type="string" calcext:value-type="string">
            <text:p>O PDTI contempla os investimentos em TI, mas pondera que critérios poderiam estar mais claros para ajudar a priorização.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13" office:value-type="string" calcext:value-type="string">
            <text:p>Trabalha em cima do recurso que existe, e não da de avaliar para dimensionar o que é necessário de recursos.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13" office:value-type="string" calcext:value-type="string">
            <text:p>Existe comitê com participação da alta administração. A TI participa do planejamento estratégico. Pondera que a situação atual está longe do ideal.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13" office:value-type="string" calcext:value-type="string">
            <text:p>É relevante, mas não “faz parar” a governança de TI.</text:p>
          </table:table-cell>
          <table:table-cell table:style-name="ce12" table:content-validation-name="val2" table:number-columns-repeated="2"/>
          <table:table-cell table:style-name="ce7" table:number-columns-repeated="2"/>
          <table:table-cell table:style-name="ce23" table:number-columns-repeated="983"/>
        </table:table-row>
        <table:table-row table:style-name="ro9">
          <table:table-cell table:style-name="ce6" office:value-type="string" calcext:value-type="string">
            <text:p>SISP</text:p>
          </table:table-cell>
          <table:table-cell table:style-name="ce7" office:value-type="string" calcext:value-type="string">
            <text:p>SLTI-MPOG (visão SISP)</text:p>
          </table:table-cell>
          <table:table-cell table:style-name="ce7" table:content-validation-name="val1" office:value-type="string" calcext:value-type="string">
            <text:p>central</text:p>
          </table:table-cell>
          <table:table-cell table:style-name="ce7" office:value-type="string" calcext:value-type="string">
            <text:p>Fernando Antônio Braga de Siqueira Junior</text:p>
          </table:table-cell>
          <table:table-cell table:style-name="ce7" office:value-type="string" calcext:value-type="string">
            <text:p>Secretário Adjunto de Logística e Tecnologia da Informação</text:p>
          </table:table-cell>
          <table:table-cell table:style-name="ce7"/>
          <table:table-cell table:style-name="ce7" office:value-type="string" calcext:value-type="string">
            <text:p>Daniela Baldez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7" office:value-type="string" calcext:value-type="string">
            <text:p>Sugere incluir como prática, os aspectos relacionados à : sinergia, compartilhamento de recursos e processos e parceria – entre órgãos do SISP.</text:p>
          </table:table-cell>
          <table:table-cell table:style-name="ce7"/>
          <table:table-cell table:style-name="ce23" table:number-columns-repeated="983"/>
        </table:table-row>
        <table:table-row table:style-name="ro10">
          <table:table-cell table:style-name="ce6" office:value-type="string" calcext:value-type="string">
            <text:p>SGPR</text:p>
          </table:table-cell>
          <table:table-cell table:style-name="ce7" office:value-type="string" calcext:value-type="string">
            <text:p>Secretaria Geral da Presidência da República</text:p>
          </table:table-cell>
          <table:table-cell table:style-name="ce7" table:content-validation-name="val1" office:value-type="string" calcext:value-type="string">
            <text:p>setorial</text:p>
          </table:table-cell>
          <table:table-cell table:style-name="ce7" office:value-type="string" calcext:value-type="string">
            <text:p>Maurício Marques</text:p>
          </table:table-cell>
          <table:table-cell table:style-name="ce7" office:value-type="string" calcext:value-type="string">
            <text:p>Diretor de Tecnologia e Comunicação- DITEC</text:p>
          </table:table-cell>
          <table:table-cell table:style-name="ce7" office:value-type="string" calcext:value-type="string">
            <text:p>Maria Emília (Assessora DITEC)</text:p>
          </table:table-cell>
          <table:table-cell table:style-name="ce7" office:value-type="string" calcext:value-type="string">
            <text:p>Daniela Baldez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14" office:value-type="string" calcext:value-type="string">
            <text:p>O Comitê gestor - (CGTI) levantou a necessidade de ser realizado um plano estratégico para TI  visando auxiliar no alinhamento da TI com as 14 secretarias.  Houve apoio da  consultoria da  SLTI para elaboração desse plano.</text:p>
            <text:p>Dessa forma, há 1 PETI para as 14 secretarias, e 1 PDTI para cada secretaria.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14" office:value-type="string" calcext:value-type="string">
            <text:p>O acompanhamento dos planos e ações  é realizado  das seguintes formas :</text:p>
            <text:p>-  semanalmente a DITEC se reúne internamente para acompanhar ;</text:p>
            <text:p>-  mensalmente  DITEC presta contas para o comitê gestor.</text:p>
            <text:p>- Há constantemente. ações de  compartilhamento  de informações entre os colaboradores da TI </text:p>
            <text:p>Se fosse considerada apenas a SGPR seria nível avançado.</text:p>
          </table:table-cell>
          <table:table-cell table:number-columns-repeated="2" table:style-name="ce12" table:content-validation-name="val2" office:value-type="float" office:value="4" calcext:value-type="float">
            <text:p>4</text:p>
          </table:table-cell>
          <table:table-cell table:style-name="ce14" office:value-type="string" calcext:value-type="string">
            <text:p>- Exite uma área específica da TI ( coordenação de segurança da informação em meios tecnológicos) para tratar dos assuntos de conformidade da TI  relativos à segurança .  </text:p>
            <text:p><text:span text:style-name="T2"/></text:p>
            <text:p><text:span text:style-name="T4">- Na organização não é a TI que trata de assuntos de segurança da informação que não são específicos da TI..</text:span></text:p>
          </table:table-cell>
          <table:table-cell table:number-columns-repeated="2" table:style-name="ce12" table:content-validation-name="val2" office:value-type="float" office:value="4" calcext:value-type="float">
            <text:p>4</text:p>
          </table:table-cell>
          <table:table-cell table:style-name="ce14" office:value-type="string" calcext:value-type="string">
            <text:p>O comitê de TI é consultivo. Quem decide é a DITEC. Entretanto, os assuntos são realmente  levados para consulta/exame deste comitê.</text:p>
            <text:p>( a atribuição dessa responsabilidade à DITEC é por meio de um decreto. Por isso a dificuldade de alterá-la)</text:p>
          </table:table-cell>
          <table:table-cell table:number-columns-repeated="2" table:style-name="ce12" table:content-validation-name="val2" office:value-type="float" office:value="4" calcext:value-type="float">
            <text:p>4</text:p>
          </table:table-cell>
          <table:table-cell table:style-name="ce16" office:value-type="string" calcext:value-type="string">
            <text:p>O comitê está vinculado à Secretaria Geral. S<text:span text:style-name="T4">e reúne mensalmente </text:span><text:span text:style-name="T5">, de caráter consultivo. Esse Comitê Gestor de TI – CGTI- foi considerado como alta administração pelos respondentes,  por reunir todos os representantes de secretarias as quais a TI atende.</text:span></text:p>
            <text:p><text:span text:style-name="T2"/></text:p>
            <text:p><text:span text:style-name="T1">Também possui um Comitê Gestor de Segurança.</text:span>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14" office:value-type="string" calcext:value-type="string">
            <text:p>A casa tem característica muito política ( alta densidade de poder) .Motivo esse que  faz com que a priorização  de  investimentos seja algo difícil de ser tratado com critérios predefinidos</text:p>
            <text:p><text:span text:style-name="T2"/></text:p>
            <text:p><text:span text:style-name="T4">  Não existe cultura de aferir o Retorno do Investimento</text:span></text:p>
          </table:table-cell>
          <table:table-cell table:number-columns-repeated="2" table:style-name="ce12" table:content-validation-name="val2" office:value-type="float" office:value="4" calcext:value-type="float">
            <text:p>4</text:p>
          </table:table-cell>
          <table:table-cell table:style-name="ce14" office:value-type="string" calcext:value-type="string">
            <text:p>Parceria com o Serpro para atender as demandas que a TI interna não possui capacidade de atender.</text:p>
          </table:table-cell>
          <table:table-cell table:number-columns-repeated="2" table:style-name="ce12" table:content-validation-name="val2" office:value-type="float" office:value="4" calcext:value-type="float">
            <text:p>4</text:p>
          </table:table-cell>
          <table:table-cell table:style-name="ce14" office:value-type="string" calcext:value-type="string">
            <text:p>Comitê <text:s/>é muito participativo.</text:p>
          </table:table-cell>
          <table:table-cell table:number-columns-repeated="2" table:style-name="ce12" table:content-validation-name="val2" office:value-type="float" office:value="4" calcext:value-type="float">
            <text:p>4</text:p>
          </table:table-cell>
          <table:table-cell table:style-name="ce14" office:value-type="string" calcext:value-type="string">
            <text:p>Existe um site do comitê gestor(CGTI) e uma intranet <text:s/>temática de serviços: <text:s/>catálogo de serviços que a DITEC provê para todos os servidores da intranet.</text:p>
          </table:table-cell>
          <table:table-cell table:style-name="ce12" table:content-validation-name="val2" table:number-columns-repeated="2"/>
          <table:table-cell table:style-name="ce7"/>
          <table:table-cell table:style-name="ce19" office:value-type="string" calcext:value-type="string">
            <text:p>- <text:span text:style-name="T9">Os respondentes se reuniram com  05 coordenações gerais previamente para antecipar as respostas.</text:span></text:p>
            <text:p><text:span text:style-name="T9">- DITEC = </text:span><text:span text:style-name="T10">TI e Comunicação</text:span></text:p>
            <text:p><text:span text:style-name="T1">- INFORMAÇÕES GERAIS QUE OS RESPONDENTES ACHARAM PERTINENTES FAZER ANTES DE INICIAR A ENTREVISTA, EM FUNÇÃO DA ATIPICIDADE DA SGPR: </text:span><text:span text:style-name="T11"> A DITEC está vinculada à SA, que, por sua vez, vincula-se à SE, e, por fim, à SG. A DITEC atende a secretaria  a qual está vinculada e também a outras 13 secretarias. Essas secretarias possuem status de ministério.  A presidência  não tem quadro próprio. Não possuem plano de carreira. Pessoas são de outros órgãos normalmente. Essa rotatividade reflete na cultura da organização . </text:span></text:p>
          </table:table-cell>
          <table:table-cell table:style-name="ce23" table:number-columns-repeated="983"/>
        </table:table-row>
        <table:table-row table:style-name="ro11">
          <table:table-cell table:style-name="ce6" office:value-type="string" calcext:value-type="string">
            <text:p>MTE</text:p>
          </table:table-cell>
          <table:table-cell table:style-name="ce7" office:value-type="string" calcext:value-type="string">
            <text:p>Ministério do Trabalho e Emprego</text:p>
          </table:table-cell>
          <table:table-cell table:style-name="ce7" table:content-validation-name="val1" office:value-type="string" calcext:value-type="string">
            <text:p>setorial</text:p>
          </table:table-cell>
          <table:table-cell table:style-name="ce7" office:value-type="string" calcext:value-type="string">
            <text:p>Lúcio Flávio e Duque Dantas</text:p>
          </table:table-cell>
          <table:table-cell table:style-name="ce7" office:value-type="string" calcext:value-type="string">
            <text:p>Futuro Diretor de TI e Coordenador-Geral de Informática</text:p>
          </table:table-cell>
          <table:table-cell table:style-name="ce7"/>
          <table:table-cell table:style-name="ce7" office:value-type="string" calcext:value-type="string">
            <text:p>Ana Carolina Alve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O dirigente de TI afirmou que a alta adm, entende o quanto a TI é importante para o negócio. A TI tem assento privativo nas reuniões com a alta adm.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7" office:value-type="string" calcext:value-type="string">
            <text:p>Foi realizado um curso sobre governança de TI: cobit, itil e pmbok para as superintências (áreas finalísticas). Houve grande êxito. A alta adm. está bem sensibilizada. Há, no MTE, PEI e PDTI. Atualmente, o MTE aprovou a nova estrutura organizacional de TI. Nessa, a TI deixará de ser uma coordenação para ser uma diretoria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7" office:value-type="string" calcext:value-type="string">
            <text:p>O comitê é bem representativo. A periodicidade é bimestral. No último comitê, houve a prestação de contas da TI para a Alta Adm.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/>
          <table:table-cell table:number-columns-repeated="2" table:style-name="ce12" table:content-validation-name="val2" office:value-type="float" office:value="4" calcext:value-type="float">
            <text:p>4</text:p>
          </table:table-cell>
          <table:table-cell table:style-name="ce7"/>
          <table:table-cell table:number-columns-repeated="2" table:style-name="ce12" table:content-validation-name="val2" office:value-type="float" office:value="4" calcext:value-type="float">
            <text:p>4</text:p>
          </table:table-cell>
          <table:table-cell table:style-name="ce7" office:value-type="string" calcext:value-type="string">
            <text:p>O comitê é estratégico e deliberativo.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7" office:value-type="string" calcext:value-type="string">
            <text:p>Não há escritório de projetos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 office:value-type="string" calcext:value-type="string">
            <text:p>O SE se envolve muito, mas as demais áreas se envolvem muito pouco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 office:value-type="string" calcext:value-type="string">
            <text:p>Utilizam o portal e o e-mail <text:s/>para se comunicar e dar transparência aos usuários finais. Eles não mensuram a efetividade dessa comunicação. Em relação a transparência, a existência dessa prática no MTE é intermediária.</text:p>
          </table:table-cell>
          <table:table-cell table:style-name="ce12" table:content-validation-name="val2" table:number-columns-repeated="2"/>
          <table:table-cell table:style-name="ce7" table:number-columns-repeated="2"/>
          <table:table-cell table:number-columns-repeated="983"/>
        </table:table-row>
        <table:table-row table:style-name="ro12">
          <table:table-cell table:style-name="ce6" office:value-type="string" calcext:value-type="string">
            <text:p>MT</text:p>
          </table:table-cell>
          <table:table-cell table:style-name="ce7" office:value-type="string" calcext:value-type="string">
            <text:p>Ministério dos Transportes</text:p>
          </table:table-cell>
          <table:table-cell table:style-name="ce7" table:content-validation-name="val1" office:value-type="string" calcext:value-type="string">
            <text:p>setorial</text:p>
          </table:table-cell>
          <table:table-cell table:style-name="ce7" office:value-type="string" calcext:value-type="string">
            <text:p>Milena Rocha Leite</text:p>
          </table:table-cell>
          <table:table-cell table:style-name="ce7" office:value-type="string" calcext:value-type="string">
            <text:p>Coordenadora-Geral de Tecnologia da Informação</text:p>
          </table:table-cell>
          <table:table-cell table:style-name="ce7" office:value-type="string" calcext:value-type="string">
            <text:p>Uender Amaral</text:p>
          </table:table-cell>
          <table:table-cell table:style-name="ce7" office:value-type="string" calcext:value-type="string">
            <text:p>Ana Carolina Alve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A alta administração é um pouco reativa. A TI não tem “poder” para tomar decisões estratégicas.</text:p>
          </table:table-cell>
          <table:table-cell table:number-columns-repeated="2" table:style-name="ce12" table:content-validation-name="val2" office:value-type="float" office:value="4" calcext:value-type="float">
            <text:p>4</text:p>
          </table:table-cell>
          <table:table-cell table:style-name="ce7" office:value-type="string" calcext:value-type="string">
            <text:p>Há PEI, PETIC e PDTI.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13" office:value-type="string" calcext:value-type="string">
            <text:p>Há CETI. As reuniões são trimestrais e extraordinárias pelo menos uma vez por mês. Há o patrocínio da alta adm. Há prestação de contas.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7"/>
          <table:table-cell table:number-columns-repeated="2" table:style-name="ce12" table:content-validation-name="val2" office:value-type="float" office:value="4" calcext:value-type="float">
            <text:p>4</text:p>
          </table:table-cell>
          <table:table-cell table:style-name="ce7"/>
          <table:table-cell table:number-columns-repeated="2" table:style-name="ce12" table:content-validation-name="val2" office:value-type="float" office:value="4" calcext:value-type="float">
            <text:p>4</text:p>
          </table:table-cell>
          <table:table-cell table:style-name="ce7" office:value-type="string" calcext:value-type="string">
            <text:p>Um comitê com as vinculadas e outro com as áreas finalísticas.</text:p>
          </table:table-cell>
          <table:table-cell table:number-columns-repeated="2" table:style-name="ce12" table:content-validation-name="val2" office:value-type="float" office:value="4" calcext:value-type="float">
            <text:p>4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7" office:value-type="string" calcext:value-type="string">
            <text:p>O SE atual apoia fortemente a TI.</text:p>
          </table:table-cell>
          <table:table-cell table:number-columns-repeated="2" table:style-name="ce12" table:content-validation-name="val2" office:value-type="float" office:value="4" calcext:value-type="float">
            <text:p>4</text:p>
          </table:table-cell>
          <table:table-cell table:style-name="ce7" office:value-type="string" calcext:value-type="string">
            <text:p>Um dos meios de transparência e comunicação é o comitê e workshops.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7" office:value-type="string" calcext:value-type="string">
            <text:p>Uso de Ferramenta (<text:span text:style-name="T9">Utilização de ferramentas apoia muito em praticamente todas as práticas. Utilizam o GepWeb para acompanhamento dos contratos e para o PDTI.)</text:span></text:p>
            <text:p><text:span text:style-name="T9">(Ainda não há a integração da ferramenta de abertura de demandas com o Gepweb, isso é o motivo da existência ser 3)</text:span></text:p>
          </table:table-cell>
          <table:table-cell table:style-name="ce18" office:value-type="string" calcext:value-type="string">
            <text:p>O órgão sugeriu uma outra nova prática também:</text:p>
            <text:p>Capacitação do quadro de pessoal da área de TI: 4 – 4.</text:p>
            <text:p>(No órgão há muito investimento e apoio para os servidores realizarem capacitações. Há inclusive uma portaria que dispõe sobre competências)</text:p>
          </table:table-cell>
          <table:table-cell table:number-columns-repeated="983"/>
        </table:table-row>
        <table:table-row table:style-name="ro13">
          <table:table-cell table:style-name="ce6" office:value-type="string" calcext:value-type="string">
            <text:p>MP</text:p>
          </table:table-cell>
          <table:table-cell table:style-name="ce7" office:value-type="string" calcext:value-type="string">
            <text:p>Ministério Planejamento, Orçamento e Gestão</text:p>
          </table:table-cell>
          <table:table-cell table:style-name="ce7" table:content-validation-name="val1" office:value-type="string" calcext:value-type="string">
            <text:p>setorial</text:p>
          </table:table-cell>
          <table:table-cell table:style-name="ce7" office:value-type="string" calcext:value-type="string">
            <text:p>Eduardo Cesar Soares Gomes</text:p>
          </table:table-cell>
          <table:table-cell table:style-name="ce7" office:value-type="string" calcext:value-type="string">
            <text:p>Diretor de Tecnologia da Informação</text:p>
          </table:table-cell>
          <table:table-cell table:style-name="ce7"/>
          <table:table-cell table:style-name="ce7" office:value-type="string" calcext:value-type="string">
            <text:p>Daniela Baldez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7"/>
          <table:table-cell table:number-columns-repeated="2" table:style-name="ce12" table:content-validation-name="val2" office:value-type="float" office:value="4" calcext:value-type="float">
            <text:p>4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/>
          <table:table-cell table:style-name="ce12" table:content-validation-name="val2" table:number-columns-repeated="2"/>
          <table:table-cell table:style-name="ce7"/>
          <table:table-cell table:style-name="ce20" office:value-type="string" calcext:value-type="string">
            <text:p>- Explicitar na descrição da prática <text:s/>“avaliação de uso da TI” <text:s/>a gestão de contratos;</text:p>
          </table:table-cell>
          <table:table-cell table:style-name="ce23" table:number-columns-repeated="983"/>
        </table:table-row>
        <table:table-row table:style-name="ro14">
          <table:table-cell table:style-name="ce6" office:value-type="string" calcext:value-type="string">
            <text:p>MI</text:p>
          </table:table-cell>
          <table:table-cell table:style-name="ce7" office:value-type="string" calcext:value-type="string">
            <text:p>Ministério da Integração Nacional</text:p>
          </table:table-cell>
          <table:table-cell table:style-name="ce7" table:content-validation-name="val1" office:value-type="string" calcext:value-type="string">
            <text:p>setorial</text:p>
          </table:table-cell>
          <table:table-cell table:style-name="ce7" office:value-type="string" calcext:value-type="string">
            <text:p>Flávio Ferreira dos Santos</text:p>
          </table:table-cell>
          <table:table-cell table:style-name="ce7" office:value-type="string" calcext:value-type="string">
            <text:p>Coordenador-Geral de Tecnologia da Informação</text:p>
          </table:table-cell>
          <table:table-cell table:style-name="ce7"/>
          <table:table-cell table:style-name="ce7" office:value-type="string" calcext:value-type="string">
            <text:p>Daniela Baldez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O MI já possui algumas <text:s/>políticas relacionadas à riscos: de SIC, POSIC, etc. Faltam ainda alguns instrumentos relacionados à riscos a serem implementados.</text:p>
          </table:table-cell>
          <table:table-cell table:number-columns-repeated="2" table:style-name="ce12" table:content-validation-name="val2" office:value-type="float" office:value="4" calcext:value-type="float">
            <text:p>4</text:p>
          </table:table-cell>
          <table:table-cell table:style-name="ce7" office:value-type="string" calcext:value-type="string">
            <text:p>TI e Negócio estão bem alinhados no MI. O Secretário se envolve nas decisões de TI, no Comitê. Existe sinergia. As áreas de negócio são interessados pelos assuntos da TI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7" office:value-type="string" calcext:value-type="string">
            <text:p>O MI possui uma função de controle interno (assessoria), <text:s/>ligada ao gabinete do Ministro, mas <text:s/>que não faz auditoria <text:s/>na área de TI por falta de pessoas com especialidade para isso. Ainda assim, essa área <text:s/>busca apoiar a Ti em alguns aspectos.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7"/>
          <table:table-cell table:number-columns-repeated="2" table:style-name="ce12" table:content-validation-name="val2" office:value-type="float" office:value="4" calcext:value-type="float">
            <text:p>4</text:p>
          </table:table-cell>
          <table:table-cell table:style-name="ce7" office:value-type="string" calcext:value-type="string">
            <text:p>MI possui comitê deliberativo, presidido pelo secretário executivo e <text:s/>com participação de membro de cada área finalística. A CGTI faz papel de secretariado</text:p>
          </table:table-cell>
          <table:table-cell table:number-columns-repeated="2" table:style-name="ce12" table:content-validation-name="val2" office:value-type="float" office:value="3" calcext:value-type="float">
            <text:p>3</text:p>
          </table:table-cell>
          <table:table-cell table:style-name="ce7" office:value-type="string" calcext:value-type="string">
            <text:p>É enviada periodicamente uma matriz GUT para as áreas de negócio fazerem a revisão de prioridades. <text:s/>Em casos de conflitos de prioridades, o Secretário decide.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 office:value-type="string" calcext:value-type="string">
            <text:p>O MI faz a avaliação de uso da TI de forma preventiva mas não possui processo definido e padronizado. Acontece mais em nível de preocupação da gestão.</text:p>
          </table:table-cell>
          <table:table-cell table:number-columns-repeated="2" table:style-name="ce12" table:content-validation-name="val2" office:value-type="float" office:value="4" calcext:value-type="float">
            <text:p>4</text:p>
          </table:table-cell>
          <table:table-cell table:style-name="ce7" office:value-type="string" calcext:value-type="string">
            <text:p>A TI tem reunião mensal com o Ministro. Gestão é um dos eixos que o Ministro realiza constantes reuniões e a CGTI participa dessa reunião do eixo de gestão. O Ministro acompanha de perto as ações de TI que atendem às ações de negócio.</text:p>
          </table:table-cell>
          <table:table-cell table:number-columns-repeated="2" table:style-name="ce12" table:content-validation-name="val2" office:value-type="float" office:value="3" calcext:value-type="float">
            <text:p>3</text:p>
          </table:table-cell>
          <table:table-cell table:style-name="ce7" office:value-type="string" calcext:value-type="string">
            <text:p>Há reuniões constantes onde a  TI do MI pode  prestar contas e comunicar resultados.</text:p>
            <text:p>Transparência é um dos pilares para a governança Para não ser mais importante que a própria governança, considerou escala 3.</text:p>
          </table:table-cell>
          <table:table-cell table:style-name="ce12" table:content-validation-name="val2" table:number-columns-repeated="2"/>
          <table:table-cell table:style-name="ce7" table:number-columns-repeated="2"/>
          <table:table-cell table:style-name="ce23" table:number-columns-repeated="983"/>
        </table:table-row>
        <table:table-row table:style-name="ro15">
          <table:table-cell table:style-name="ce6" office:value-type="string" calcext:value-type="string">
            <text:p>MEC</text:p>
          </table:table-cell>
          <table:table-cell table:style-name="ce7" office:value-type="string" calcext:value-type="string">
            <text:p>Ministério da Educação</text:p>
          </table:table-cell>
          <table:table-cell table:style-name="ce7" table:content-validation-name="val1" office:value-type="string" calcext:value-type="string">
            <text:p>setorial</text:p>
          </table:table-cell>
          <table:table-cell table:style-name="ce7" office:value-type="string" calcext:value-type="string">
            <text:p>Merched Cheheb de Oliveira (não participou)</text:p>
          </table:table-cell>
          <table:table-cell table:style-name="ce7" office:value-type="string" calcext:value-type="string">
            <text:p>Diretor de Tecnologia da Informação</text:p>
          </table:table-cell>
          <table:table-cell table:style-name="ce7" office:value-type="string" calcext:value-type="string">
            <text:p>Abílio (Assessor DTI), Denise (Coordenadora Governança de TI)</text:p>
          </table:table-cell>
          <table:table-cell table:style-name="ce7" office:value-type="string" calcext:value-type="string">
            <text:p>Daniela Baldez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O PDTI do ano prevê a criação de uma coordenação de segurança de TI no MEC</text:p>
            <text:p><text:span text:style-name="T1">Faz governança de riscos avançada sobre os processos críticos (sistemas estruturantes do MEC), mas para outros processos ainda é necessário evoluir.</text:span></text:p>
            <text:p><text:span text:style-name="T2"/></text:p>
            <text:p><text:span text:style-name="T1">Estão estruturando área de segurança de TI.</text:span></text:p>
          </table:table-cell>
          <table:table-cell table:number-columns-repeated="2" table:style-name="ce12" table:content-validation-name="val2" office:value-type="float" office:value="4" calcext:value-type="float">
            <text:p>4</text:p>
          </table:table-cell>
          <table:table-cell table:style-name="ce9" office:value-type="string" calcext:value-type="string">
            <text:p>Característica do comitê :</text:p>
            <text:p><text:span text:style-name="T2"/></text:p>
            <text:p><text:span text:style-name="T3">-  as áreas de negocio não participam do comitê, somente alta administração.</text:span></text:p>
            <text:p><text:span text:style-name="T3">-  Participam representantes das subsecretarias do MEC e dirigentes de TI das Autarquias.</text:span></text:p>
            <text:p><text:span text:style-name="T2"/></text:p>
            <text:p><text:span text:style-name="T3">-O Secretário executivo é que preside.</text:span></text:p>
            <text:p><text:span text:style-name="T2"/></text:p>
            <text:p><text:span text:style-name="T3"> Julgam que o comitê não tem o formato adequado por falta de participação das áreas de negócio.</text:span></text:p>
          </table:table-cell>
          <table:table-cell table:number-columns-repeated="2" table:style-name="ce12" table:content-validation-name="val2" office:value-type="float" office:value="4" calcext:value-type="float">
            <text:p>4</text:p>
          </table:table-cell>
          <table:table-cell table:style-name="ce7" office:value-type="string" calcext:value-type="string">
            <text:p>Prestam contas para área de negócio via sistema de monitoramento de projetos. Ou seja, possuem ferramenta automatizada para realizar o monitoramento.</text:p>
          </table:table-cell>
          <table:table-cell table:number-columns-repeated="2" table:style-name="ce12" table:content-validation-name="val2" office:value-type="float" office:value="4" calcext:value-type="float">
            <text:p>4</text:p>
          </table:table-cell>
          <table:table-cell table:style-name="ce7" office:value-type="string" calcext:value-type="string">
            <text:p>Informado que 30% do tempo <text:s/>de trabalho é para atender acórdãos (alocação muito alta nessa atividade).</text:p>
          </table:table-cell>
          <table:table-cell table:number-columns-repeated="2" table:style-name="ce12" table:content-validation-name="val2" office:value-type="float" office:value="3" calcext:value-type="float">
            <text:p>3</text:p>
          </table:table-cell>
          <table:table-cell table:style-name="ce9" office:value-type="string" calcext:value-type="string">
            <text:p>No MEC, as decisões são tomadas pelo secretário a quem compete o assunto de negócio que a TI está atendendo, tendo formalmente  ou não atribuídas as responsabilidades.</text:p>
            <text:p><text:span text:style-name="T2"/></text:p>
            <text:p><text:span text:style-name="T3">- Em caso de priorização ou divergências, o Secretário Executivo é que decide.</text:span>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9" office:value-type="string" calcext:value-type="string">
            <text:p>Característica do comitê :</text:p>
            <text:p><text:span text:style-name="T2"/></text:p>
            <text:p><text:span text:style-name="T3">-  as áreas de negócio não participam do comitê, somente a alta administração.</text:span></text:p>
            <text:p><text:span text:style-name="T3">-  Participam representantes das subsecretarias do MEC e dirigentes de TI das Autarquias.</text:span></text:p>
            <text:p><text:span text:style-name="T2"/></text:p>
            <text:p><text:span text:style-name="T3">Existem os desvios apresentados acima mas está em pauta as alterações dessa estrutura.</text:span>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7" office:value-type="string" calcext:value-type="string">
            <text:p>Publicaram o processo de gestão de portfólio. Mas consideram que estão um passo atrás do que seria ideal (ainda é reativo)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7" office:value-type="string" calcext:value-type="string">
            <text:p>A cultura é “ surgiu a demanda, tem que atender” e acaba fazendo com o que tem, nem sempre com previsão.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7" office:value-type="string" calcext:value-type="string">
            <text:p>A presença do secretario executivo no comitê de Ti reforça o envolvimento.</text:p>
          </table:table-cell>
          <table:table-cell table:number-columns-repeated="2" table:style-name="ce12" table:content-validation-name="val2" office:value-type="float" office:value="4" calcext:value-type="float">
            <text:p>4</text:p>
          </table:table-cell>
          <table:table-cell table:style-name="ce7" office:value-type="string" calcext:value-type="string">
            <text:p>Não vê problemas em comunicação e transparência no MEC. Prestam contas e comunicam as ações de TI..</text:p>
          </table:table-cell>
          <table:table-cell table:style-name="ce12" table:content-validation-name="val2" office:value-type="string" calcext:value-type="string">
            <text:p>4 – Continuidade e 4 – Segurança</text:p>
          </table:table-cell>
          <table:table-cell table:style-name="ce12" table:content-validation-name="val2" office:value-type="string" calcext:value-type="string">
            <text:p>2 – Continuidade e 3 Segurança</text:p>
          </table:table-cell>
          <table:table-cell table:style-name="ce13" office:value-type="string" calcext:value-type="string">
            <text:p>Sugestão de novas práticas : Gestão de Continuidade (4 e 2)e Segurança da Informação (4 e 3)</text:p>
            <text:p>Sugestão:</text:p>
          </table:table-cell>
          <table:table-cell table:style-name="ce13"/>
          <table:table-cell table:style-name="ce23" table:number-columns-repeated="983"/>
        </table:table-row>
        <table:table-row table:style-name="ro13">
          <table:table-cell table:style-name="ce6" office:value-type="string" calcext:value-type="string">
            <text:p>MDS</text:p>
          </table:table-cell>
          <table:table-cell table:style-name="ce7" office:value-type="string" calcext:value-type="string">
            <text:p>Ministério do Desenvolvimento Social e Combate à fome</text:p>
          </table:table-cell>
          <table:table-cell table:style-name="ce7" table:content-validation-name="val1" office:value-type="string" calcext:value-type="string">
            <text:p>setorial</text:p>
          </table:table-cell>
          <table:table-cell table:style-name="ce7" office:value-type="string" calcext:value-type="string">
            <text:p>Marco Tulio de Vasconcelos</text:p>
          </table:table-cell>
          <table:table-cell table:style-name="ce7" office:value-type="string" calcext:value-type="string">
            <text:p>Diretor de Tecnologia da Informação</text:p>
          </table:table-cell>
          <table:table-cell table:style-name="ce7"/>
          <table:table-cell table:style-name="ce7" office:value-type="string" calcext:value-type="string">
            <text:p>Fábio Barros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 office:value-type="string" calcext:value-type="string">
            <text:p>Não há PEI.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 office:value-type="string" calcext:value-type="string">
            <text:p>Há no regimento interno, porém não é claramente compreendida.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 office:value-type="string" calcext:value-type="string">
            <text:p>“Senti a falta da segurança [de TIC] como prática de governança”</text:p>
          </table:table-cell>
          <table:table-cell table:style-name="ce7"/>
          <table:table-cell table:style-name="ce23" table:number-columns-repeated="983"/>
        </table:table-row>
        <table:table-row table:style-name="ro16">
          <table:table-cell table:style-name="ce6" office:value-type="string" calcext:value-type="string">
            <text:p>MCID</text:p>
          </table:table-cell>
          <table:table-cell table:style-name="ce7" office:value-type="string" calcext:value-type="string">
            <text:p>Ministério das Cidades</text:p>
          </table:table-cell>
          <table:table-cell table:style-name="ce7" table:content-validation-name="val1" office:value-type="string" calcext:value-type="string">
            <text:p>setorial</text:p>
          </table:table-cell>
          <table:table-cell table:style-name="ce7" office:value-type="string" calcext:value-type="string">
            <text:p>Sidney Liszt Costa Rodrigues</text:p>
          </table:table-cell>
          <table:table-cell table:style-name="ce7" office:value-type="string" calcext:value-type="string">
            <text:p>Coordenador-Geral de Modernização e Informática</text:p>
          </table:table-cell>
          <table:table-cell table:style-name="ce7" office:value-type="string" calcext:value-type="string">
            <text:p>Jaqueline Alvarenga, Arthur, Uilton</text:p>
          </table:table-cell>
          <table:table-cell table:style-name="ce7" office:value-type="string" calcext:value-type="string">
            <text:p>Daniela Baldez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Tratamento de Riscos somente em contratações e Infraestrutura. A TI não conseguiu sensibilizar <text:s/>a alta administração nesse assunto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7" office:value-type="string" calcext:value-type="string">
            <text:p>Em momento anterior, a Ti enfrentou problemas em se alinhar pois o negócio não passava para TI as necessidades. Atualmente o escritório de projetos organizacional tem favorecido esse alinhamento entre as partes da organização.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/>
          <table:table-cell table:number-columns-repeated="2" table:style-name="ce12" table:content-validation-name="val2" office:value-type="float" office:value="3" calcext:value-type="float">
            <text:p>3</text:p>
          </table:table-cell>
          <table:table-cell table:style-name="ce7" office:value-type="string" calcext:value-type="string">
            <text:p>“Não precisa estar 100% aderente a tudo”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13" office:value-type="string" calcext:value-type="string">
            <text:p>Tem a participação da alta mas por meio de seus representantes.  Falta consciência dessas partes que  eles devem decidir assuntos de Ti neste fórum e não a TI decidir e eles somente aprovar. As áreas de negócio também participam.</text:p>
            <text:p><text:span text:style-name="T2"/></text:p>
            <text:p><text:span text:style-name="T1">Reuniões normalmente mensais. O que falta é as pessoas certas serem indicadas para o comitê.</text:span>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12" table:content-validation-name="val2" office:value-type="float" office:value="1" calcext:value-type="float">
            <text:p>1</text:p>
          </table:table-cell>
          <table:table-cell table:style-name="ce7" office:value-type="string" calcext:value-type="string">
            <text:p>Mcidades não possui <text:s/>orçamento para TI. Dependem do orçamento das áreas de negócio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12" table:content-validation-name="val2" office:value-type="float" office:value="1" calcext:value-type="float">
            <text:p>1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13" office:value-type="string" calcext:value-type="string">
            <text:p>Após o planejamento estratégico do órgão ter sido realizado, o envolvimento aumentou. Entretanto, a alta administração não se envolve em liderar a governança de TI, mas esperam da Ti informação de resultados sobre a Governança.</text:p>
            <text:p><text:span text:style-name="T2"/></text:p>
            <text:p><text:span text:style-name="T1">Foi necessário alguém externoà organização (consultoria) para demonstrar a importância do tema.</text:span>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12" table:content-validation-name="val2" office:value-type="float" office:value="1" calcext:value-type="float">
            <text:p>1</text:p>
          </table:table-cell>
          <table:table-cell table:style-name="ce7" office:value-type="string" calcext:value-type="string">
            <text:p>Somente presta contas de forma reativa e esporadicamente.</text:p>
          </table:table-cell>
          <table:table-cell table:style-name="ce12" table:content-validation-name="val2" table:number-columns-repeated="2"/>
          <table:table-cell table:style-name="ce7" office:value-type="string" calcext:value-type="string">
            <text:p>Sugestão: Inserir no escopo do projeto a melhoria contínua para os condicionantes</text:p>
          </table:table-cell>
          <table:table-cell table:style-name="ce7"/>
          <table:table-cell table:style-name="ce23" table:number-columns-repeated="67"/>
          <table:table-cell table:number-columns-repeated="916"/>
        </table:table-row>
        <table:table-row table:style-name="ro12">
          <table:table-cell table:style-name="ce6" office:value-type="string" calcext:value-type="string">
            <text:p>MC</text:p>
          </table:table-cell>
          <table:table-cell table:style-name="ce7" office:value-type="string" calcext:value-type="string">
            <text:p>Ministério das Comunicações</text:p>
          </table:table-cell>
          <table:table-cell table:style-name="ce7" table:content-validation-name="val1" office:value-type="string" calcext:value-type="string">
            <text:p>setorial</text:p>
          </table:table-cell>
          <table:table-cell table:style-name="ce7" office:value-type="string" calcext:value-type="string">
            <text:p>Luis Felipe Salin Monteiro</text:p>
          </table:table-cell>
          <table:table-cell table:style-name="ce7" office:value-type="string" calcext:value-type="string">
            <text:p>Coordenador-Geral de Tecnologia da Informação</text:p>
          </table:table-cell>
          <table:table-cell table:style-name="ce7" office:value-type="string" calcext:value-type="string">
            <text:p>também participaram outros integrantes da CGTI</text:p>
          </table:table-cell>
          <table:table-cell table:style-name="ce7" office:value-type="string" calcext:value-type="string">
            <text:p>Daniel Trindade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Existe uma norma geral, abrangente e mais genérica.</text:p>
            <text:p>Existe também reuniões mensais com a SPOA no que tange o gerenciamento de riscos, mas nada muito padronizado.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9" office:value-type="string" calcext:value-type="string">
            <text:p>O entrevistado fala que existe um PEI de gaveta (2 anos atrás)</text:p>
            <text:p>Apesar disto, todas as ações de TI estão alinhadas ao plano estratégico. Existe também o monitoramento destas ações </text:p>
            <text:p>Os critérios de priorização de portfólio/projetos remetem-se ao alinhamento com ao planos estratégicos da organização. </text:p>
            <text:p/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As metas são monitoradas bimestralmente pelo comitê de TI. Mas ainda precisa avançar.</text:p>
            <text:p>O entrevistado observa que o nível deste monitoramento deve ser mais macro (metas).</text:p>
          </table:table-cell>
          <table:table-cell table:style-name="ce15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3" office:value-type="string" calcext:value-type="string">
            <text:p>Conformidade é muito relevante, mas não é o mais relevante.</text:p>
            <text:p>Existe um assessor de controle interno, porém não existe um processo institucionalizado de análise conformidade, ou seja, apenas a função.</text:p>
            <text:p>Existe auditoria em alguns poucos processos críticos do órgão, mas também é realizada sob demanda.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3" office:value-type="string" calcext:value-type="string">
            <text:p>Não está formalizado, mas a prática existe e se encontra em um estado avançado.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7"/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9" office:value-type="string" calcext:value-type="string">
            <text:p>Existe portfólio de TI, bem como a priorização e avaliação dos projetos nele contidos.</text:p>
            <text:p/>
          </table:table-cell>
          <table:table-cell table:style-name="ce7" office:value-type="float" office:value="4" calcext:value-type="float">
            <text:p>4</text:p>
          </table:table-cell>
          <table:table-cell table:style-name="ce15" office:value-type="float" office:value="3" calcext:value-type="float">
            <text:p>3</text:p>
          </table:table-cell>
          <table:table-cell table:style-name="ce9" office:value-type="string" calcext:value-type="string">
            <text:p>Consegue limitar a demanda, colocando linha de corte.</text:p>
            <text:p>Exite também o monitoramento de quantos e como os servidores são alocados para as atividades.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9" office:value-type="string" calcext:value-type="string">
            <text:p>Possui o comitê de TI, de caráter deliberativo, normalmente formado pelos diretores do órgão. (O secretario executivo também se envolve)</text:p>
            <text:p><text:span text:style-name="T2"/></text:p>
            <text:p><text:span text:style-name="T3">Entretanto, não é muito institucionalizado.</text:span>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3" office:value-type="string" calcext:value-type="string">
            <text:p>Frequentemente são realizadas/divulgadas pesquisas com as definições do comitê de TI, bem com a <text:s/>revisão do PDTI.</text:p>
          </table:table-cell>
          <table:table-cell table:style-name="ce12" table:content-validation-name="val2" table:number-columns-repeated="2"/>
          <table:table-cell table:style-name="ce18" office:value-type="string" calcext:value-type="string">
            <text:p>Gestão orçamentária descentralizada (em nível de governança)</text:p>
          </table:table-cell>
          <table:table-cell table:style-name="ce18" office:value-type="string" calcext:value-type="string">
            <text:p>O entrevistado se referiu à execução da TI fora da TI em seu órgão, ou seja, no Ministério das Comunicações, existem áreas finalísticas, que são se TI, com orçamento maior do que a própria área de TI.</text:p>
          </table:table-cell>
          <table:table-cell table:style-name="ce23" table:number-columns-repeated="983"/>
        </table:table-row>
        <table:table-row table:style-name="ro17">
          <table:table-cell table:style-name="ce6" office:value-type="string" calcext:value-type="string">
            <text:p>IFB</text:p>
          </table:table-cell>
          <table:table-cell table:style-name="ce7" office:value-type="string" calcext:value-type="string">
            <text:p>Instituto Federal de Brasília</text:p>
          </table:table-cell>
          <table:table-cell table:style-name="ce7" table:content-validation-name="val1" office:value-type="string" calcext:value-type="string">
            <text:p>seccional</text:p>
          </table:table-cell>
          <table:table-cell table:style-name="ce7" office:value-type="string" calcext:value-type="string">
            <text:p>Anderson da Silva Costa</text:p>
          </table:table-cell>
          <table:table-cell table:style-name="ce7" office:value-type="string" calcext:value-type="string">
            <text:p>Diretor do Núcleo de Tecnologia da Informação e Comunicação</text:p>
          </table:table-cell>
          <table:table-cell table:style-name="ce7" office:value-type="string" calcext:value-type="string">
            <text:p>Também participaram, a convite do Diretor NTIC, os senhores Éverson e Daniel - ATIs IFB</text:p>
          </table:table-cell>
          <table:table-cell table:style-name="ce7" office:value-type="string" calcext:value-type="string">
            <text:p>Daniela Baldez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7"/>
          <table:table-cell table:number-columns-repeated="2" table:style-name="ce12" table:content-validation-name="val2" office:value-type="float" office:value="4" calcext:value-type="float">
            <text:p>4</text:p>
          </table:table-cell>
          <table:table-cell table:style-name="ce9" office:value-type="string" calcext:value-type="string">
            <text:p>O IFB Possui PDI e PDTIC e todas as ações do PDTIC são alinhas com o PDI do instituto.  A alta gestão possui sinergia com a TI.</text:p>
            <text:p><text:span text:style-name="T2"/></text:p>
            <text:p><text:span text:style-name="T3">A TI está ligada diretamente à reitoria (alta administração). As expectativas Ti e negócio são muito bem alinhados.</text:span></text:p>
            <text:p><text:span text:style-name="T2"/></text:p>
            <text:p><text:span text:style-name="T3">Existia uma coordenação de TI em cada campus. Houve uma reestruturação e atualmente existe somente o núcleo de TI. A unificação trouxe sinergia e algumas facilidades para gestão.</text:span>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1" calcext:value-type="float">
            <text:p>1</text:p>
          </table:table-cell>
          <table:table-cell table:style-name="ce7" office:value-type="string" calcext:value-type="string">
            <text:p>Existem <text:s/>práticas de monitoramento de algumas ações de TI, entretanto são poucas e são ações em nível de gestão.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 office:value-type="string" calcext:value-type="string">
            <text:p>Existe conformidade em aquisições (fortemente) e outros processos, entretanto, em outras áreas, como segurança, ainda não.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 office:value-type="string" calcext:value-type="string">
            <text:p>Existem direitos especificados, como o do comitê, mas nem sempre funciona conforme especificado. Decisões ficam no âmbito da alta gestão e do diretor de TI. Nem sempre são são levadas ao comitê para decidir, conforme especificado.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 office:value-type="string" calcext:value-type="string">
            <text:p>Os integrantes do comitê de TI são as mesmas pessoas do Colégio de Dirigentes do órgão. <text:s/>Uma pauta de TI é colocada na reunião do colégio. o NTIC tem assento no colégio de dirigentes.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 office:value-type="string" calcext:value-type="string">
            <text:p>Acredita que a TI considera essa prática muito relevante, entretanto, a alta administração talvez somente considerasse relevante, por TI não ser o mais importante para o instituto.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 office:value-type="string" calcext:value-type="string">
            <text:p>O aumento na quantidade de campi recentemente, <text:s/>fomentou uma melhor avaliação de uso da TI para suportar a expansão. Principalmente por parte do NTIC.</text:p>
          </table:table-cell>
          <table:table-cell table:number-columns-repeated="2" table:style-name="ce12" table:content-validation-name="val2" office:value-type="float" office:value="4" calcext:value-type="float">
            <text:p>4</text:p>
          </table:table-cell>
          <table:table-cell table:style-name="ce7" office:value-type="string" calcext:value-type="string">
            <text:p>O Reitor está alinhado com a TI. O acesso da TI é muito bom à alta administração. As demandas de TI passadas à reitoria normalmente são aceitas.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 office:value-type="string" calcext:value-type="string">
            <text:p>Existe dificuldade da TI em divulgar suas ações com as áreas de negócio. <text:s/>O IF tem canal de comunicação organizacional mas a TI não costuma divulgar suas ações para a comunidade organizacional.</text:p>
          </table:table-cell>
          <table:table-cell table:style-name="ce12" table:content-validation-name="val2" table:number-columns-repeated="2"/>
          <table:table-cell table:style-name="ce7"/>
          <table:table-cell table:style-name="ce13"/>
          <table:table-cell table:number-columns-repeated="983"/>
        </table:table-row>
        <table:table-row table:style-name="ro16">
          <table:table-cell table:style-name="ce6" office:value-type="string" calcext:value-type="string">
            <text:p>DPRF</text:p>
          </table:table-cell>
          <table:table-cell table:style-name="ce7" office:value-type="string" calcext:value-type="string">
            <text:p>Departamento de Policia Rodoviária Federal</text:p>
          </table:table-cell>
          <table:table-cell table:style-name="ce7" table:content-validation-name="val1" office:value-type="string" calcext:value-type="string">
            <text:p>correlato</text:p>
          </table:table-cell>
          <table:table-cell table:style-name="ce7" office:value-type="string" calcext:value-type="string">
            <text:p>Eduardo Muniz</text:p>
          </table:table-cell>
          <table:table-cell table:style-name="ce7" office:value-type="string" calcext:value-type="string">
            <text:p>Coordenador-Geral de Planejamento e Modernização - Substituto</text:p>
          </table:table-cell>
          <table:table-cell table:style-name="ce7" office:value-type="string" calcext:value-type="string">
            <text:p>Hary e Marcio Antunes</text:p>
          </table:table-cell>
          <table:table-cell table:style-name="ce7" office:value-type="string" calcext:value-type="string">
            <text:p>Daniela Baldez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string" calcext:value-type="string">
            <text:p>Os riscos mais tratados são os de segurança. O DPRF possui politica de segurança da informação e uma área para segurança orgânica e TI é contemplada.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13" office:value-type="string" calcext:value-type="string">
            <text:p>O alinhamento com a alta administração é forte. A TI  é uma das 7 áreas que participam de reuniões semanais com a Diretoria. As áreas de negócio estão se alinhando um pouco mais, entretanto, ainda há dificuldades com essa parte. </text:p>
            <text:p><text:span text:style-name="T2"/></text:p>
            <text:p><text:span text:style-name="T1">Possuem “gestores negociais” de soluções de TI.</text:span>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7" office:value-type="string" calcext:value-type="string">
            <text:p>Possui plano diretor com forte monitoramento dos projetos. Os acordos de nível de serviço estão iniciando. Oferecem TI como serviço, de forma institucionalizada e formalizada. Mas o monitoramento fica em âmbito dos projetos.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 office:value-type="string" calcext:value-type="string">
            <text:p>Falta processo interno de TI para monitorar a área de TI. Cumpre a legislação mas as <text:s/>práticas não são avaliadas continuamente quanto à conformidade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7"/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3" calcext:value-type="float">
            <text:p>3</text:p>
          </table:table-cell>
          <table:table-cell table:style-name="ce7" office:value-type="string" calcext:value-type="string">
            <text:p>Entrende que o Comitê pode fazer uso da estrutura de um Conselho ou outro fórum adequado que já exista no órgão. Ou seja, não é necessário criar novo fórum.</text:p>
          </table:table-cell>
          <table:table-cell table:number-columns-repeated="2" table:style-name="ce12" table:content-validation-name="val2" office:value-type="float" office:value="4" calcext:value-type="float">
            <text:p>4</text:p>
          </table:table-cell>
          <table:table-cell table:style-name="ce7" office:value-type="string" calcext:value-type="string">
            <text:p>O Controle orçamentário, portfólio de projetos e contratações no DPRF são fortes e focado. Possui portfólio de projetos e serviços. Contratações são focadas no PDTI. <text:s/>Existem critérios de seleção de projetos.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/>
          <table:table-cell table:number-columns-repeated="2" table:style-name="ce12" table:content-validation-name="val2" office:value-type="float" office:value="4" calcext:value-type="float">
            <text:p>4</text:p>
          </table:table-cell>
          <table:table-cell table:style-name="ce7" office:value-type="string" calcext:value-type="string">
            <text:p>Existe envolvimento alto da alta administração com a TI</text:p>
          </table:table-cell>
          <table:table-cell table:number-columns-repeated="2" table:style-name="ce12" table:content-validation-name="val2" office:value-type="float" office:value="4" calcext:value-type="float">
            <text:p>4</text:p>
          </table:table-cell>
          <table:table-cell table:style-name="ce7" office:value-type="string" calcext:value-type="string">
            <text:p>DPRF possui a cultura de foco em transparência, pelo menos interna. Todos os planos <text:s/>e projetos, parte orçamentária, etc...são amplamente divulgados internamente...O que foi feito, o que se pretende fazer e o que está sendo feito, tudo isso de forma proativa...Inclusive a TI fomenta a divulgação.</text:p>
          </table:table-cell>
          <table:table-cell table:style-name="ce12" table:content-validation-name="val2" office:value-type="float" office:value="4" calcext:value-type="float">
            <text:p>4</text:p>
          </table:table-cell>
          <table:table-cell table:style-name="ce12" table:content-validation-name="val2" office:value-type="float" office:value="2" calcext:value-type="float">
            <text:p>2</text:p>
          </table:table-cell>
          <table:table-cell table:style-name="ce7" office:value-type="string" calcext:value-type="string">
            <text:p>Nova prática : Gerenciamento de mudanças dos serviços de TI : Faz muita diferença o acompanhamento das mudanças. O negócio solicita mudanças e em algumas vezes sem necessidade de mudança.</text:p>
          </table:table-cell>
          <table:table-cell table:style-name="ce7"/>
          <table:table-cell table:number-columns-repeated="983"/>
        </table:table-row>
        <table:table-row table:style-name="ro3" table:number-rows-repeated="104855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rmularioRemoto_eIPPS" table:style-name="ta2">
        <office:forms form:automatic-focus="false" form:apply-design-mode="false"/>
        <table:shapes>
          <draw:custom-shape draw:z-index="4" draw:name="shape_0" draw:style-name="gr1" draw:text-style-name="P1" drawooo:display="printer" svg:width="3.213cm" svg:height="2.163cm" svg:x="107.235cm" svg:y="1.9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3" table:default-cell-style-name="Default"/>
        <table:table-column table:style-name="co14" table:default-cell-style-name="ce29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2" table:default-cell-style-name="Default"/>
        <table:table-column table:style-name="co9" table:default-cell-style-name="Default"/>
        <table:table-column table:style-name="co18" table:default-cell-style-name="Default"/>
        <table:table-column table:style-name="co12" table:number-columns-repeated="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2" table:number-columns-repeated="2" table:default-cell-style-name="Default"/>
        <table:table-column table:style-name="co21" table:default-cell-style-name="Default"/>
        <table:table-column table:style-name="co12" table:number-columns-repeated="2" table:default-cell-style-name="Default"/>
        <table:table-column table:style-name="co22" table:default-cell-style-name="Default"/>
        <table:table-column table:style-name="co12" table:number-columns-repeated="979" table:default-cell-style-name="Default"/>
        <table:table-row table:style-name="ro18">
          <table:table-cell table:style-name="ce1" office:value-type="string" calcext:value-type="string" table:number-columns-spanned="16" table:number-rows-spanned="1">
            <text:p>&lt;documento de caráter reservado, não sendo permitida a divulgação das informações aqui contidas&gt;</text:p>
            <draw:custom-shape table:end-cell-address="FormularioRemoto_eIPPS.I17" table:end-x="2.005cm" table:end-y="0.528cm" draw:z-index="0" draw:name="shapetype_202" draw:style-name="gr2" draw:text-style-name="P1" drawooo:display="printer" svg:width="30.097cm" svg:height="13.868cm" svg:x="0.075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rmularioRemoto_eIPPS.I17" table:end-x="2.005cm" table:end-y="0.528cm" draw:z-index="1" draw:name="shapetype_202" draw:style-name="gr2" draw:text-style-name="P1" drawooo:display="printer" svg:width="30.097cm" svg:height="13.868cm" svg:x="0.075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rmularioRemoto_eIPPS.I17" table:end-x="2.005cm" table:end-y="0.528cm" draw:z-index="2" draw:name="shapetype_202" draw:style-name="gr2" draw:text-style-name="P1" drawooo:display="printer" svg:width="30.097cm" svg:height="13.868cm" svg:x="0.075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FormularioRemoto_eIPPS.I17" table:end-x="2.005cm" table:end-y="0.528cm" draw:z-index="3" draw:name="shapetype_202" draw:style-name="gr2" draw:text-style-name="P1" drawooo:display="printer" svg:width="30.097cm" svg:height="13.868cm" svg:x="0.075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15" table:style-name="ce1"/>
          <table:table-cell table:style-name="ce3" table:number-columns-repeated="7"/>
          <table:table-cell table:style-name="ce2"/>
          <table:table-cell table:style-name="ce3" table:number-columns-repeated="15"/>
          <table:table-cell table:style-name="ce21" table:number-columns-repeated="985"/>
        </table:table-row>
        <table:table-row table:style-name="ro2">
          <table:table-cell table:style-name="ce2" office:value-type="string" calcext:value-type="string" table:number-columns-spanned="16" table:number-rows-spanned="1">
            <text:p>Modelo de Governança de TI do SISP - Fase: Levantamento de Dados - Atividade: Consolidação dos dados</text:p>
          </table:table-cell>
          <table:covered-table-cell table:number-columns-repeated="15" table:style-name="ce2"/>
          <table:table-cell table:style-name="ce3" table:number-columns-repeated="7"/>
          <table:table-cell table:style-name="ce2"/>
          <table:table-cell table:style-name="ce3" table:number-columns-repeated="15"/>
          <table:table-cell table:number-columns-repeated="985"/>
        </table:table-row>
        <table:table-row table:style-name="ro2">
          <table:table-cell table:style-name="ce2" office:value-type="string" calcext:value-type="string" table:number-columns-spanned="16" table:number-rows-spanned="1">
            <text:p>EIPPS – PRÁTICAS</text:p>
          </table:table-cell>
          <table:covered-table-cell table:number-columns-repeated="15" table:style-name="ce2"/>
          <table:table-cell table:style-name="ce3" table:number-columns-repeated="7"/>
          <table:table-cell table:style-name="ce2"/>
          <table:table-cell table:style-name="ce3" table:number-columns-repeated="15"/>
          <table:table-cell table:number-columns-repeated="985"/>
        </table:table-row>
        <table:table-row table:style-name="ro3">
          <table:table-cell table:style-name="ce3" table:number-columns-repeated="8"/>
          <table:table-cell table:style-name="ce10"/>
          <table:table-cell table:style-name="ce3" table:number-columns-repeated="14"/>
          <table:table-cell table:style-name="ce2"/>
          <table:table-cell table:style-name="ce3" table:number-columns-repeated="15"/>
          <table:table-cell table:number-columns-repeated="985"/>
        </table:table-row>
        <table:table-row table:style-name="ro19">
          <table:table-cell table:style-name="ce4" office:value-type="string" calcext:value-type="string" table:number-columns-spanned="2" table:number-rows-spanned="1">
            <text:p>Identificação do Órgão</text:p>
          </table:table-cell>
          <table:covered-table-cell table:style-name="ce27"/>
          <table:table-cell table:style-name="ce4" office:value-type="string" calcext:value-type="string" table:number-columns-spanned="3" table:number-rows-spanned="1">
            <text:p>Identificação do Respondente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P01 – Riscos de TI</text:p>
          </table:table-cell>
          <table:covered-table-cell table:number-columns-repeated="2" table:style-name="ce4"/>
          <table:table-cell table:style-name="ce11" office:value-type="string" calcext:value-type="string" table:number-columns-spanned="3" table:number-rows-spanned="1">
            <text:p>P02 - Alinhamento Estratégico</text:p>
          </table:table-cell>
          <table:covered-table-cell table:number-columns-repeated="2" table:style-name="ce11"/>
          <table:table-cell table:style-name="ce4" office:value-type="string" calcext:value-type="string" table:number-columns-spanned="3" table:number-rows-spanned="1">
            <text:p>P03 - Monitoramento do desempenho da TI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P04 - Conformidade do ambiente de TI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P05 - Especificação dos direitos decisórios sobre a TI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P06 - Comitê de TI</text:p>
          </table:table-cell>
          <table:covered-table-cell table:number-columns-repeated="2" table:style-name="ce4"/>
          <table:table-cell table:style-name="ce34" office:value-type="string" calcext:value-type="string" table:number-columns-spanned="3" table:number-rows-spanned="1">
            <text:p>P07 – Portfólio de TI</text:p>
          </table:table-cell>
          <table:covered-table-cell table:number-columns-repeated="2" table:style-name="ce34"/>
          <table:table-cell table:style-name="ce4" office:value-type="string" calcext:value-type="string" table:number-columns-spanned="3" table:number-rows-spanned="1">
            <text:p>P08 – Avaliação do uso da TI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P09 - Envolvimento da alta administração com iniciativas de TI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P10 – Sistema de comunicação e transparência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office:annotation draw:style-name="gr6" draw:text-style-name="P2" svg:width="10.551cm" svg:height="2.56cm" svg:x="107.256cm" svg:y="1.917cm" draw:caption-point-x="-6.039cm" draw:caption-point-y="0.035cm">
              <dc:creator>FB</dc:creator>
              <dc:date>2015-01-13T00:00:00</dc:date>
              <text:p text:style-name="P2">Foram identificadas outras práticas diferentes das apresentadas no quadro anterior? </text:p>
            </office:annotation>
            <text:p>Novas Práticas</text:p>
          </table:table-cell>
          <table:covered-table-cell table:number-columns-repeated="2" table:style-name="ce4"/>
          <table:table-cell table:style-name="ce4" office:value-type="string" calcext:value-type="string" table:number-columns-spanned="1" table:number-rows-spanned="2">
            <office:annotation draw:style-name="gr7" draw:text-style-name="P2" svg:width="4.468cm" svg:height="2.19cm" svg:x="114.655cm" svg:y="1.917cm" draw:caption-point-x="-5.177cm" draw:caption-point-y="0.035cm">
              <dc:creator>FB</dc:creator>
              <dc:date>2015-01-13T00:00:00</dc:date>
              <text:p text:style-name="P2">Foram identificadas outras práticas diferentes das apresentadas no quadro anterior? </text:p>
            </office:annotation>
            <text:p>Comentários Gerais</text:p>
          </table:table-cell>
          <table:table-cell table:style-name="ce35" office:value-type="string" calcext:value-type="string" table:number-columns-spanned="3" table:number-rows-spanned="1">
            <text:p>7. Compartilhamento SISP</text:p>
          </table:table-cell>
          <table:covered-table-cell table:style-name="ce35"/>
          <table:covered-table-cell table:style-name="ce35">
            <office:annotation draw:style-name="gr7" draw:text-style-name="P2" svg:width="2.903cm" svg:height="2.19cm" svg:x="116.934cm" svg:y="1.917cm" draw:caption-point-x="-0.429cm" draw:caption-point-y="0.035cm">
              <dc:creator>FB</dc:creator>
              <dc:date>2015-01-13T00:00:00</dc:date>
              <text:p text:style-name="P2">Comentários gerais acerca das práticas apresentadas (opcional)</text:p>
            </office:annotation>
          </table:covered-table-cell>
          <table:table-cell table:style-name="ce35" office:value-type="string" calcext:value-type="string" table:number-columns-spanned="3" table:number-rows-spanned="1">
            <text:p>8. Resultado MgovTI</text:p>
          </table:table-cell>
          <table:covered-table-cell table:number-columns-repeated="2" table:style-name="ce35"/>
          <table:table-cell table:style-name="ce21" table:number-columns-repeated="979"/>
        </table:table-row>
        <table:table-row table:style-name="ro3">
          <table:table-cell table:style-name="ce5" office:value-type="string" calcext:value-type="string">
            <text:p>Sigla</text:p>
          </table:table-cell>
          <table:table-cell table:style-name="ce5" office:value-type="string" calcext:value-type="string">
            <text:p>Tipo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Cargo</text:p>
          </table:table-cell>
          <table:table-cell table:style-name="ce5" office:value-type="string" calcext:value-type="string">
            <text:p>Outros participante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5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5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5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5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5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5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5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5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5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5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5" office:value-type="string" calcext:value-type="string">
            <text:p>Comentários</text:p>
          </table:table-cell>
          <table:covered-table-cell table:style-name="ce4"/>
          <table:table-cell table:style-name="ce36" office:value-type="string" calcext:value-type="string">
            <text:p>Relevância</text:p>
          </table:table-cell>
          <table:table-cell table:style-name="ce36" office:value-type="string" calcext:value-type="string">
            <text:p>Existência</text:p>
          </table:table-cell>
          <table:table-cell table:style-name="ce36" office:value-type="string" calcext:value-type="string">
            <text:p>Comentários</text:p>
          </table:table-cell>
          <table:table-cell table:style-name="ce36" office:value-type="string" calcext:value-type="string">
            <text:p>Guia</text:p>
          </table:table-cell>
          <table:table-cell table:style-name="ce36" office:value-type="string" calcext:value-type="string">
            <text:p>Política</text:p>
          </table:table-cell>
          <table:table-cell table:style-name="ce36" office:value-type="string" calcext:value-type="string">
            <text:p>Comentários</text:p>
          </table:table-cell>
          <table:table-cell table:style-name="ce22" table:number-columns-repeated="979"/>
        </table:table-row>
        <table:table-row table:style-name="ro20">
          <table:table-cell table:style-name="ce24" office:value-type="string" calcext:value-type="string">
            <text:p>ANP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24" office:value-type="string" calcext:value-type="string">
            <text:p>Sergio Fontoura de Oliveira</text:p>
          </table:table-cell>
          <table:table-cell table:style-name="ce30" office:value-type="string" calcext:value-type="string">
            <text:p>Superintendente de TI - STI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3" office:value-type="string" calcext:value-type="string">
            <text:p>Gestão de Serviços, Problemas e Incidentes baseados na metodologia ITIL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style-name="ce38" table:number-columns-repeated="979"/>
        </table:table-row>
        <table:table-row table:style-name="ro21">
          <table:table-cell table:style-name="ce24" office:value-type="string" calcext:value-type="string">
            <text:p>ESAF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AVELINO BATISTA LEITE NETO</text:p>
          </table:table-cell>
          <table:table-cell table:style-name="ce30" office:value-type="string" calcext:value-type="string">
            <text:p>DIRETOR DA DITEC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22">
          <table:table-cell table:style-name="ce24" office:value-type="string" calcext:value-type="string">
            <text:p>MS</text:p>
          </table:table-cell>
          <table:table-cell table:style-name="ce24" table:content-validation-name="val3" office:value-type="string" calcext:value-type="string">
            <text:p>setorial</text:p>
          </table:table-cell>
          <table:table-cell table:style-name="ce30" office:value-type="string" calcext:value-type="string">
            <text:p>Daniel Dias</text:p>
          </table:table-cell>
          <table:table-cell table:style-name="ce33" office:value-type="string" calcext:value-type="string">
            <text:p>Agente Administrativo</text:p>
            <text:p/>
            <text:p>Chefe da Divisão de TI do Instituto Nacional de Cardiologia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3">
          <table:table-cell table:style-name="ce24" office:value-type="string" calcext:value-type="string">
            <text:p>IN</text:p>
          </table:table-cell>
          <table:table-cell table:style-name="ce24" table:content-validation-name="val3" office:value-type="string" calcext:value-type="string">
            <text:p>correlato</text:p>
          </table:table-cell>
          <table:table-cell table:style-name="ce30" office:value-type="string" calcext:value-type="string">
            <text:p>Marcus Vinicius Vilela</text:p>
          </table:table-cell>
          <table:table-cell table:style-name="ce30" office:value-type="string" calcext:value-type="string">
            <text:p>Coordenador de Tecnologia da</text:p>
          </table:table-cell>
          <table:table-cell table:style-name="ce30"/>
          <table:table-cell table:number-columns-repeated="2"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number-columns-repeated="2"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1" calcext:value-type="float">
            <text:p>1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1" calcext:value-type="float">
            <text:p>1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number-columns-repeated="2"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number-columns-repeated="979"/>
        </table:table-row>
        <table:table-row table:style-name="ro3">
          <table:table-cell table:style-name="ce24" office:value-type="string" calcext:value-type="string">
            <text:p>UFRGS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Jussara Issa Musse</text:p>
          </table:table-cell>
          <table:table-cell table:style-name="ce30" office:value-type="string" calcext:value-type="string">
            <text:p>Diretora Centro de Processamento de Dados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2" calcext:value-type="float">
            <text:p>2</text:p>
          </table:table-cell>
          <table:table-cell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style-name="ce30" table:content-validation-name="val2" table:number-columns-repeated="2"/>
          <table:table-cell table:style-name="ce30" office:value-type="string" calcext:value-type="string">
            <text:p>x</text:p>
          </table:table-cell>
          <table:table-cell table:style-name="ce30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number-columns-repeated="979"/>
        </table:table-row>
        <table:table-row table:style-name="ro21">
          <table:table-cell table:style-name="ce24" office:value-type="string" calcext:value-type="string">
            <text:p>LNCC</text:p>
          </table:table-cell>
          <table:table-cell table:style-name="ce24" table:content-validation-name="val3" office:value-type="string" calcext:value-type="string">
            <text:p>correlato</text:p>
          </table:table-cell>
          <table:table-cell table:style-name="ce30" office:value-type="string" calcext:value-type="string">
            <text:p>Rogério Albuquerque de Almeida</text:p>
          </table:table-cell>
          <table:table-cell table:style-name="ce30" office:value-type="string" calcext:value-type="string">
            <text:p>Chefe do Serviço de Sistemas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number-columns-repeated="979"/>
        </table:table-row>
        <table:table-row table:style-name="ro23">
          <table:table-cell table:style-name="ce24" office:value-type="string" calcext:value-type="string">
            <text:p>UFPE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José Gilson de Almeida Teixeira Filho</text:p>
          </table:table-cell>
          <table:table-cell table:style-name="ce33" office:value-type="string" calcext:value-type="string">
            <text:p>Diretor de Governança, Processos e TI </text:p>
            <text:p>PROCIT - Pró-reitoria de Comunicação, Informação e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table:number-columns-repeated="2"/>
          <table:table-cell table:style-name="ce30"/>
          <table:table-cell table:style-name="ce30" office:value-type="string" calcext:value-type="string">
            <text:p>Caso o guia seja normativo, que seja instituído um plano de implantação gradual e customizado às necessidades de cada órgão.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/>
          <table:table-cell table:style-name="ce37" office:value-type="string" calcext:value-type="string">
            <text:p>Caso o guia seja normativo, que seja instituído um plano de implantação gradual e customizado às necessidades de cada órgão.</text:p>
          </table:table-cell>
          <table:table-cell table:number-columns-repeated="979"/>
        </table:table-row>
        <table:table-row table:style-name="ro24">
          <table:table-cell table:style-name="ce24" office:value-type="string" calcext:value-type="string">
            <text:p>INPE</text:p>
          </table:table-cell>
          <table:table-cell table:style-name="ce24" table:content-validation-name="val3" office:value-type="string" calcext:value-type="string">
            <text:p>correlato</text:p>
          </table:table-cell>
          <table:table-cell table:style-name="ce30" office:value-type="string" calcext:value-type="string">
            <text:p>Antonio Esio Marcondes Salgado</text:p>
          </table:table-cell>
          <table:table-cell table:style-name="ce30" office:value-type="string" calcext:value-type="string">
            <text:p>Coordenador de Tecnologia da Informação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table:number-columns-repeated="2"/>
          <table:table-cell table:style-name="ce33" office:value-type="string" calcext:value-type="string">
            <text:p>As práticas apresentadas envolvem ações e procedimentos no âmbito da organização. Neste contexto, as questões de Governança de TI podem ser conduzidas internamente, alinhadas com as orientações da SLTI (SISP) e SEFTI.</text:p>
            <text:p>Porém há um problema grave que é a condução de processos licitatórios de bens e serviços de TI nos quais é obrigatório o parecer jurídico da respectiva assessoria do órgão .</text:p>
            <text:p>Via de regra a assessoria jurídica é prestada pela AGU, e não há uma conformidade nos pareceres da AGU com relação aos processos licitatórios, pois muitas vezes o "advogado da união" responsável por analisar determinado processo licitatório desconhece as orientações da SLTI (SISP), desconhece o Guia Prático de Contratação de Ti e desconhece outros documentos relevantes, gerando parecer desfavorável a processos que foram aprovados integralmente em outros órgãos.</text:p>
            <text:p>Há divergência inclusive na interpretação de "serviços de TI", onde alguns "advogados da união" dão parecer opinando por tratar este serviço como "serviço de engenharia", obrigando o órgão a incluir documentos que o mercado não considera quando deste tipo de contratação.</text:p>
            <text:p>Enfim, as práticas para melhoria da Governança de TI devem também ser compartilhadas com a assessoria jurídica, para que tenhamos apoio adequado na condução dos processos, alinhados às orientações da SISP.</text:p>
            <text:p>Neste sentido, é importante que estas práticas contemplem de forma mais incisiva orientações que possam ser observadas por estes assessores.</text:p>
            <text:p>Grato.</text:p>
          </table:table-cell>
          <table:table-cell table:style-name="ce30"/>
          <table:table-cell table:number-columns-repeated="2" table:style-name="ce37" office:value-type="float" office:value="4" calcext:value-type="float">
            <text:p>4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21">
          <table:table-cell table:style-name="ce25" office:value-type="string" calcext:value-type="string">
            <text:p>UFMG</text:p>
          </table:table-cell>
          <table:table-cell table:style-name="ce25" table:content-validation-name="val3" office:value-type="string" calcext:value-type="string">
            <text:p>seccional</text:p>
          </table:table-cell>
          <table:table-cell table:style-name="ce31" office:value-type="string" calcext:value-type="string">
            <text:p>Prof. Diógenes Cecilio da Silva Jr.</text:p>
          </table:table-cell>
          <table:table-cell table:style-name="ce31" office:value-type="string" calcext:value-type="string">
            <text:p>Diretor de TI</text:p>
          </table:table-cell>
          <table:table-cell table:style-name="ce31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number-columns-repeated="2" table:style-name="ce37" office:value-type="float" office:value="3" calcext:value-type="float">
            <text:p>3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21">
          <table:table-cell table:style-name="ce24" office:value-type="string" calcext:value-type="string">
            <text:p>UFCG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Ianna Duarte Kobayashi de Souza</text:p>
          </table:table-cell>
          <table:table-cell table:style-name="ce30" office:value-type="string" calcext:value-type="string">
            <text:p>Gerente Interina do Serviço de Tecnologia da Informação - STI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21">
          <table:table-cell table:style-name="ce24" office:value-type="string" calcext:value-type="string">
            <text:p>SFB</text:p>
          </table:table-cell>
          <table:table-cell table:style-name="ce24" table:content-validation-name="val3" office:value-type="string" calcext:value-type="string">
            <text:p>correlato</text:p>
          </table:table-cell>
          <table:table-cell table:style-name="ce30" office:value-type="string" calcext:value-type="string">
            <text:p>Mosar Rodrigues Rabelo Junior</text:p>
          </table:table-cell>
          <table:table-cell table:style-name="ce30" office:value-type="string" calcext:value-type="string">
            <text:p>Gerente Executivo de Tecnologia da Informação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23">
          <table:table-cell office:value-type="string" calcext:value-type="string">
            <text:p>CAPES</text:p>
          </table:table-cell>
          <table:table-cell table:style-name="ce28" table:content-validation-name="val3" office:value-type="string" calcext:value-type="string">
            <text:p>seccional</text:p>
          </table:table-cell>
          <table:table-cell table:style-name="ce24" office:value-type="string" calcext:value-type="string">
            <text:p>Sérgio da Costa Côrtes</text:p>
          </table:table-cell>
          <table:table-cell table:style-name="ce33" office:value-type="string" calcext:value-type="string">
            <text:p>Diretor de Tecnologia da Informação</text:p>
            <text:p>Coordenação de Aperfeiçoamento de Pessoal de Nível Superior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3">
          <table:table-cell table:style-name="ce24" office:value-type="string" calcext:value-type="string">
            <text:p>UFABC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Ricardo Magnusson Mussini</text:p>
          </table:table-cell>
          <table:table-cell table:style-name="ce30" office:value-type="string" calcext:value-type="string">
            <text:p>Coordenador Geral do NTI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number-columns-repeated="2" table:style-name="ce37" office:value-type="float" office:value="2" calcext:value-type="float">
            <text:p>2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21">
          <table:table-cell table:style-name="ce24" office:value-type="string" calcext:value-type="string">
            <text:p>IFA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Fernando Antonio Corado Carneiro</text:p>
          </table:table-cell>
          <table:table-cell table:style-name="ce30" office:value-type="string" calcext:value-type="string">
            <text:p>Diretor de Ti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21">
          <table:table-cell table:style-name="ce24" office:value-type="string" calcext:value-type="string">
            <text:p>ITI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Alessandra Maria Costa e Lima</text:p>
          </table:table-cell>
          <table:table-cell table:style-name="ce30" office:value-type="string" calcext:value-type="string">
            <text:p>Analista em Tecnologia da Informação/Chefe de Serviço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2" calcext:value-type="float">
            <text:p>2</text:p>
          </table:table-cell>
          <table:table-cell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3">
          <table:table-cell table:style-name="ce24" office:value-type="string" calcext:value-type="string">
            <text:p>EMBRATUR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Mariza Garcia Avalone</text:p>
          </table:table-cell>
          <table:table-cell table:style-name="ce30" office:value-type="string" calcext:value-type="string">
            <text:p>Coordenadora de Suporte Tecnologico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number-columns-repeated="2"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21">
          <table:table-cell table:style-name="ce24" office:value-type="string" calcext:value-type="string">
            <text:p>ANA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Francilene Faria Araújo Mendes</text:p>
          </table:table-cell>
          <table:table-cell table:style-name="ce30" office:value-type="string" calcext:value-type="string">
            <text:p>Analista em Tecnologia da Informação - ATI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2" calcext:value-type="float">
            <text:p>2</text:p>
          </table:table-cell>
          <table:table-cell table:style-name="ce30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number-columns-repeated="979"/>
        </table:table-row>
        <table:table-row table:style-name="ro3">
          <table:table-cell table:style-name="ce24" office:value-type="string" calcext:value-type="string">
            <text:p>UFPelotas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Amanda Argou Cardozo</text:p>
          </table:table-cell>
          <table:table-cell table:style-name="ce30" office:value-type="string" calcext:value-type="string">
            <text:p>Coordenadora de Tecnologia da Informação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number-columns-repeated="979"/>
        </table:table-row>
        <table:table-row table:style-name="ro21">
          <table:table-cell table:style-name="ce25" office:value-type="string" calcext:value-type="string">
            <text:p>IFG</text:p>
          </table:table-cell>
          <table:table-cell table:style-name="ce25" table:content-validation-name="val3" office:value-type="string" calcext:value-type="string">
            <text:p>seccional</text:p>
          </table:table-cell>
          <table:table-cell table:style-name="ce31" office:value-type="string" calcext:value-type="string">
            <text:p>Rodrigo Rodrigues de Santana</text:p>
          </table:table-cell>
          <table:table-cell table:style-name="ce31" office:value-type="string" calcext:value-type="string">
            <text:p>Diretor de TI</text:p>
          </table:table-cell>
          <table:table-cell table:style-name="ce31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number-columns-repeated="2"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3">
          <table:table-cell table:style-name="ce24" office:value-type="string" calcext:value-type="string">
            <text:p>IF SERTÃO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Hermes Siqueira Cavalcante</text:p>
          </table:table-cell>
          <table:table-cell table:style-name="ce30" office:value-type="string" calcext:value-type="string">
            <text:p>Diretor de Gestão em TI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number-columns-repeated="2"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number-columns-repeated="979"/>
        </table:table-row>
        <table:table-row table:style-name="ro3">
          <table:table-cell table:style-name="ce24" office:value-type="string" calcext:value-type="string">
            <text:p>UFMA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NELIO ALVES GUILHON</text:p>
          </table:table-cell>
          <table:table-cell table:style-name="ce30" office:value-type="string" calcext:value-type="string">
            <text:p>DIRETOR TI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number-columns-repeated="2" table:style-name="ce37" office:value-type="float" office:value="2" calcext:value-type="float">
            <text:p>2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3">
          <table:table-cell table:style-name="ce24" office:value-type="string" calcext:value-type="string">
            <text:p>IFS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Toniclay Andrade Nogueira</text:p>
          </table:table-cell>
          <table:table-cell table:style-name="ce30" office:value-type="string" calcext:value-type="string">
            <text:p>Diretor de TI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21">
          <table:table-cell table:style-name="ce25" office:value-type="string" calcext:value-type="string">
            <text:p>BN</text:p>
          </table:table-cell>
          <table:table-cell table:style-name="ce25" table:content-validation-name="val3" office:value-type="string" calcext:value-type="string">
            <text:p>seccional</text:p>
          </table:table-cell>
          <table:table-cell table:style-name="ce31" office:value-type="string" calcext:value-type="string">
            <text:p>Oscar Manoel da Costa Gonçalves</text:p>
          </table:table-cell>
          <table:table-cell table:style-name="ce31" office:value-type="string" calcext:value-type="string">
            <text:p>Chefe Tecnologia da Informação e Comunicação</text:p>
          </table:table-cell>
          <table:table-cell table:style-name="ce31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21">
          <table:table-cell table:style-name="ce24" office:value-type="string" calcext:value-type="string">
            <text:p>IFSUL-RIO GRANDENSE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Renato Marques Dilli</text:p>
          </table:table-cell>
          <table:table-cell table:style-name="ce30" office:value-type="string" calcext:value-type="string">
            <text:p>Diretor de Tecnologia da Informação e Comunicação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25">
          <table:table-cell table:style-name="ce24" office:value-type="string" calcext:value-type="string">
            <text:p>IFCE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Carlos Mauricio J de M Dourado Júnior</text:p>
          </table:table-cell>
          <table:table-cell table:style-name="ce30" office:value-type="string" calcext:value-type="string">
            <text:p>Diretor de TI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number-columns-repeated="979"/>
        </table:table-row>
        <table:table-row table:style-name="ro21">
          <table:table-cell table:style-name="ce24" office:value-type="string" calcext:value-type="string">
            <text:p>UF-PAMPA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Jeferson Lemes</text:p>
          </table:table-cell>
          <table:table-cell table:style-name="ce30" office:value-type="string" calcext:value-type="string">
            <text:p>Coordenador Administrativo do Núcleo de Tecnologia da Informação e Comunicação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number-columns-repeated="979"/>
        </table:table-row>
        <table:table-row table:style-name="ro21">
          <table:table-cell table:style-name="ce24" office:value-type="string" calcext:value-type="string">
            <text:p>AGU</text:p>
          </table:table-cell>
          <table:table-cell table:style-name="ce24" table:content-validation-name="val3" office:value-type="string" calcext:value-type="string">
            <text:p>setorial</text:p>
          </table:table-cell>
          <table:table-cell table:style-name="ce30" office:value-type="string" calcext:value-type="string">
            <text:p>Marconi Gonçalves Brasileiro de Sant´Anna</text:p>
          </table:table-cell>
          <table:table-cell table:style-name="ce30" office:value-type="string" calcext:value-type="string">
            <text:p>Diretor do Departamento de Tecnologia da Informação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number-columns-repeated="2" table:style-name="ce37" office:value-type="float" office:value="3" calcext:value-type="float">
            <text:p>3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21">
          <table:table-cell table:style-name="ce24" office:value-type="string" calcext:value-type="string">
            <text:p>CVM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Marcelo Roberto Santos do Amaral,</text:p>
          </table:table-cell>
          <table:table-cell table:style-name="ce30" office:value-type="string" calcext:value-type="string">
            <text:p>Superintendente de Informática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3">
          <table:table-cell table:style-name="ce24" office:value-type="string" calcext:value-type="string">
            <text:p>IFRR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Jean Carlos Araújo Costa</text:p>
          </table:table-cell>
          <table:table-cell table:style-name="ce30" office:value-type="string" calcext:value-type="string">
            <text:p>Analista de Tecnologia da Informação</text:p>
          </table:table-cell>
          <table:table-cell table:style-name="ce30"/>
          <table:table-cell table:style-name="ce30" table:content-validation-name="val2" office:value-type="float" office:value="1" calcext:value-type="float">
            <text:p>1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1" calcext:value-type="float">
            <text:p>1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2" calcext:value-type="float">
            <text:p>2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1" calcext:value-type="float">
            <text:p>1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1" calcext:value-type="float">
            <text:p>1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1" calcext:value-type="float">
            <text:p>1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1" calcext:value-type="float">
            <text:p>1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2" calcext:value-type="float">
            <text:p>2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1" calcext:value-type="float">
            <text:p>1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1" calcext:value-type="float">
            <text:p>1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number-columns-repeated="979"/>
        </table:table-row>
        <table:table-row table:style-name="ro3">
          <table:table-cell table:style-name="ce24" office:value-type="string" calcext:value-type="string">
            <text:p>CGU</text:p>
          </table:table-cell>
          <table:table-cell table:style-name="ce24" table:content-validation-name="val3" office:value-type="string" calcext:value-type="string">
            <text:p>setorial</text:p>
          </table:table-cell>
          <table:table-cell table:style-name="ce30" office:value-type="string" calcext:value-type="string">
            <text:p>Tatiana Zolhof Panisset</text:p>
          </table:table-cell>
          <table:table-cell table:style-name="ce30" office:value-type="string" calcext:value-type="string">
            <text:p>Diretora de Sistemas e Informação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number-columns-repeated="2"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number-columns-repeated="979"/>
        </table:table-row>
        <table:table-row table:style-name="ro21">
          <table:table-cell table:style-name="ce24" office:value-type="string" calcext:value-type="string">
            <text:p>ICMBio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Carlos Roberto Lacerda Cunha</text:p>
          </table:table-cell>
          <table:table-cell table:style-name="ce30" office:value-type="string" calcext:value-type="string">
            <text:p>Coordenador de TI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21">
          <table:table-cell table:style-name="ce24" office:value-type="string" calcext:value-type="string">
            <text:p>MME</text:p>
          </table:table-cell>
          <table:table-cell table:style-name="ce24" table:content-validation-name="val3" office:value-type="string" calcext:value-type="string">
            <text:p>setorial</text:p>
          </table:table-cell>
          <table:table-cell table:style-name="ce30" office:value-type="string" calcext:value-type="string">
            <text:p>Hiram Costa Botelho</text:p>
          </table:table-cell>
          <table:table-cell table:style-name="ce30" office:value-type="string" calcext:value-type="string">
            <text:p>Coordenador-Geral de Tecnologia da Informação Interino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number-columns-repeated="979"/>
        </table:table-row>
        <table:table-row table:style-name="ro3">
          <table:table-cell table:style-name="ce24" office:value-type="string" calcext:value-type="string">
            <text:p>SEP</text:p>
          </table:table-cell>
          <table:table-cell table:style-name="ce24" table:content-validation-name="val3" office:value-type="string" calcext:value-type="string">
            <text:p>setorial</text:p>
          </table:table-cell>
          <table:table-cell table:style-name="ce30" office:value-type="string" calcext:value-type="string">
            <text:p>REYNALDO ABEN-ATHAR</text:p>
          </table:table-cell>
          <table:table-cell table:style-name="ce30" office:value-type="string" calcext:value-type="string">
            <text:p>ADMINISTRAÇÃO INTERNA,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3" office:value-type="string" calcext:value-type="string">
            <text:p>Não sei informar.</text:p>
          </table:table-cell>
          <table:table-cell table:style-name="ce30"/>
          <table:table-cell table:number-columns-repeated="2" table:style-name="ce37" office:value-type="float" office:value="3" calcext:value-type="float">
            <text:p>3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21">
          <table:table-cell table:style-name="ce24" office:value-type="string" calcext:value-type="string">
            <text:p>FCRB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Andréa Castelo Branco Magalhães</text:p>
          </table:table-cell>
          <table:table-cell table:style-name="ce30" office:value-type="string" calcext:value-type="string">
            <text:p>Chefe do Serviço de Informática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number-columns-repeated="2"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number-columns-repeated="979"/>
        </table:table-row>
        <table:table-row table:style-name="ro3">
          <table:table-cell table:style-name="ce24" office:value-type="string" calcext:value-type="string">
            <text:p>UFS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José Marcos Santos</text:p>
          </table:table-cell>
          <table:table-cell table:style-name="ce30" office:value-type="string" calcext:value-type="string">
            <text:p>Analista de Tecnologia da Informação/Diretor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13">
          <table:table-cell table:style-name="ce24" office:value-type="string" calcext:value-type="string">
            <text:p>MAPA</text:p>
          </table:table-cell>
          <table:table-cell table:style-name="ce24" table:content-validation-name="val3" office:value-type="string" calcext:value-type="string">
            <text:p>setorial</text:p>
          </table:table-cell>
          <table:table-cell table:style-name="ce30" office:value-type="string" calcext:value-type="string">
            <text:p>Luiz Carlos da Silva Ramos</text:p>
          </table:table-cell>
          <table:table-cell table:style-name="ce30" office:value-type="string" calcext:value-type="string">
            <text:p>Coordenador Geral de Tecnologia da Informação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table:number-columns-repeated="2"/>
          <table:table-cell table:style-name="ce30"/>
          <table:table-cell table:style-name="ce30" office:value-type="string" calcext:value-type="string">
            <text:p>As práticas apresentadas são aplicadas neste ministério. Para responder a este questionário o nº 04 foi considerado o de maior relevância, logo o item de maior valor.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3">
          <table:table-cell table:style-name="ce24" office:value-type="string" calcext:value-type="string">
            <text:p>IFPA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Mauricio Aldenor</text:p>
          </table:table-cell>
          <table:table-cell table:style-name="ce30" office:value-type="string" calcext:value-type="string">
            <text:p>Analista de TI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number-columns-repeated="2" table:style-name="ce37" office:value-type="float" office:value="3" calcext:value-type="float">
            <text:p>3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3">
          <table:table-cell table:style-name="ce24" office:value-type="string" calcext:value-type="string">
            <text:p>UFR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Márcio Bruno C. Marques</text:p>
          </table:table-cell>
          <table:table-cell table:style-name="ce30" office:value-type="string" calcext:value-type="string">
            <text:p>Analista de TI/Diretor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3">
          <table:table-cell table:style-name="ce24" office:value-type="string" calcext:value-type="string">
            <text:p>UNILAB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Ladislav Trupl</text:p>
          </table:table-cell>
          <table:table-cell table:style-name="ce30" office:value-type="string" calcext:value-type="string">
            <text:p>Diretor de TI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table:number-columns-repeated="2"/>
          <table:table-cell table:style-name="ce30" office:value-type="string" calcext:value-type="string">
            <text:p>Não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21">
          <table:table-cell table:style-name="ce24" office:value-type="string" calcext:value-type="string">
            <text:p>EPL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JONES BORRALHO GAMA</text:p>
          </table:table-cell>
          <table:table-cell table:style-name="ce30" office:value-type="string" calcext:value-type="string">
            <text:p>Coordenador do Núcleo de Desenvolvimento Tecnológico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3">
          <table:table-cell table:style-name="ce24" office:value-type="string" calcext:value-type="string">
            <text:p>CEFET – MG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Marcos Fernando dos Santos</text:p>
          </table:table-cell>
          <table:table-cell table:style-name="ce30" office:value-type="string" calcext:value-type="string">
            <text:p>Secretário de Governança da Informação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number-columns-repeated="979"/>
        </table:table-row>
        <table:table-row table:style-name="ro5">
          <table:table-cell table:style-name="ce24" office:value-type="string" calcext:value-type="string">
            <text:p>IFPE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BARROS JUNIOR</text:p>
          </table:table-cell>
          <table:table-cell table:style-name="ce30" office:value-type="string" calcext:value-type="string">
            <text:p>CHEFE DEPTO TIC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/>
          <table:table-cell table:style-name="ce30" office:value-type="string" calcext:value-type="string">
            <text:p>CREIO EXTREMAMENTE RELEVANTE A QUALQUER INSTITUIÇÃO, PUBLICA OU PRIVADA O USO DE METODOLOGIAS E MÉTODOS DE PLANEJAMENTO ESTRATÉGICO, GOVERNANÇA , PLANO DE CAPACITAÇÃO E METAS E GERÊNCIA DE PROJETOS SEJA PRA DESENVOLVIMENTO OU INFORA-ESTRUTURA. ME PONHO A DISPOSIÇÃO PARA COLABORAR.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3">
          <table:table-cell table:style-name="ce24" office:value-type="string" calcext:value-type="string">
            <text:p>UNIVASF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Jonildo Martins Cordeiro</text:p>
          </table:table-cell>
          <table:table-cell table:style-name="ce30" office:value-type="string" calcext:value-type="string">
            <text:p>Secretário de Tecnologia da Informação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2" calcext:value-type="float">
            <text:p>2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3">
          <table:table-cell table:style-name="ce24" office:value-type="string" calcext:value-type="string">
            <text:p>IFC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Vander Vigolo</text:p>
          </table:table-cell>
          <table:table-cell table:style-name="ce30" office:value-type="string" calcext:value-type="string">
            <text:p>Diretor de Tecnologia da Informação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12">
          <table:table-cell table:style-name="ce24" office:value-type="string" calcext:value-type="string">
            <text:p>UFSCar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Antonio Francisco do Prado,</text:p>
          </table:table-cell>
          <table:table-cell table:style-name="ce30" office:value-type="string" calcext:value-type="string">
            <text:p>Secretário Geral de Informática,</text:p>
          </table:table-cell>
          <table:table-cell table:style-name="ce33" office:value-type="string" calcext:value-type="string">
            <text:p>Soraia Elisabeth Cava, Diretora da Divisão de Sistemas Computacionais - DiSC/SIn/UFSCar;</text:p>
            <text:p>- Milton Borges Campos Filho, Diretor da Divisão de Infraestrutura de TI – DiITI/SIn/UFSCar.</text:p>
          </table:table-cell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23">
          <table:table-cell table:style-name="ce24" office:value-type="string" calcext:value-type="string">
            <text:p>IFPI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Eduilson Lívio Neves da Costa Carneiro</text:p>
          </table:table-cell>
          <table:table-cell table:style-name="ce30" office:value-type="string" calcext:value-type="string">
            <text:p>Diretor de Tecnologia da Informação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/>
          <table:table-cell table:style-name="ce30" table:content-validation-name="val2" office:value-type="float" office:value="1" calcext:value-type="float">
            <text:p>1</text:p>
          </table:table-cell>
          <table:table-cell table:style-name="ce30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3" office:value-type="string" calcext:value-type="string">
            <text:p>Gostaria de fazer comentários a respeito da última questão que trata sobre o resultado do modelo de governança de TI.</text:p>
            <text:p>Devido estarmos em fase inicial em grande parte das práticas acima mencionadas, achamos que seria necessário um período de adaptação com o modelo publicado como um guia de caráter orientativo, e após um período a implantação de uma política com caráter normativo. Isso facilitaria a implantação gradual e com o apoio da alta administração, por tratar-se de norma.</text:p>
          </table:table-cell>
          <table:table-cell table:number-columns-repeated="979"/>
        </table:table-row>
        <table:table-row table:style-name="ro3">
          <table:table-cell table:style-name="ce26"/>
          <table:table-cell table:style-name="ce26" table:content-validation-name="val3"/>
          <table:table-cell table:style-name="ce32"/>
          <table:table-cell table:style-name="ce32" office:value-type="string" calcext:value-type="string">
            <text:p>Diretor de TI</text:p>
          </table:table-cell>
          <table:table-cell table:style-name="ce32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number-columns-repeated="979"/>
        </table:table-row>
        <table:table-row table:style-name="ro23">
          <table:table-cell table:style-name="ce24" office:value-type="string" calcext:value-type="string">
            <text:p>UFERSA-RN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Kleber Jacinto</text:p>
          </table:table-cell>
          <table:table-cell table:style-name="ce33" office:value-type="string" calcext:value-type="string">
            <text:p>Analista de TI</text:p>
            <text:p>Superintendência de tecnologia da Informação e Comunicação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3">
          <table:table-cell office:value-type="string" calcext:value-type="string">
            <text:p>UFES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office:value-type="string" calcext:value-type="string">
            <text:p>Hans Schneebeli</text:p>
          </table:table-cell>
          <table:table-cell table:style-name="ce30" office:value-type="string" calcext:value-type="string">
            <text:p>Diretor do Nucleo de Tecnologia da Informação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number-columns-repeated="2" table:style-name="ce37" office:value-type="float" office:value="1" calcext:value-type="float">
            <text:p>1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 office:value-type="string" calcext:value-type="string">
            <text:p>Precisa-se de treinamento e corpo tecnico adequadamente dimensionado. Atualmente, consegue-se minimamente atender as exigencias para o funcionamento do orgao. A carga de trabalho extra decorrente da implantacao destas politicas acarretara prejuizos ao andamento das atividades do orgao.</text:p>
          </table:table-cell>
          <table:table-cell table:number-columns-repeated="979"/>
        </table:table-row>
        <table:table-row table:style-name="ro3">
          <table:table-cell table:style-name="ce24" office:value-type="string" calcext:value-type="string">
            <text:p>IFES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Joubert Alexandrino de Souza</text:p>
          </table:table-cell>
          <table:table-cell table:style-name="ce30" office:value-type="string" calcext:value-type="string">
            <text:p>Diretor de TI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number-columns-repeated="2"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3">
          <table:table-cell table:style-name="ce24" office:value-type="string" calcext:value-type="string">
            <text:p>PREVIC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James Taylor Faria Chaves</text:p>
          </table:table-cell>
          <table:table-cell table:style-name="ce30" office:value-type="string" calcext:value-type="string">
            <text:p>Coordenador-Geral de Tecnologia da Informação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number-columns-repeated="979"/>
        </table:table-row>
        <table:table-row table:style-name="ro21">
          <table:table-cell table:style-name="ce24" office:value-type="string" calcext:value-type="string">
            <text:p>UNIRIO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Paulo Roberto Pereira dos Santos</text:p>
          </table:table-cell>
          <table:table-cell table:style-name="ce30" office:value-type="string" calcext:value-type="string">
            <text:p>Diretor de Tecnologia da Informação e Comunicação - DTIC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/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number-columns-repeated="2" table:style-name="ce37" office:value-type="float" office:value="2" calcext:value-type="float">
            <text:p>2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21">
          <table:table-cell table:style-name="ce24" office:value-type="string" calcext:value-type="string">
            <text:p>CNEN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Elizabeth Rodrigues Cunha</text:p>
          </table:table-cell>
          <table:table-cell table:style-name="ce30" office:value-type="string" calcext:value-type="string">
            <text:p>Coordenadora Geral de Tecnologia da Informação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/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number-columns-repeated="2" table:style-name="ce37" office:value-type="float" office:value="4" calcext:value-type="float">
            <text:p>4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3">
          <table:table-cell table:style-name="ce25" office:value-type="string" calcext:value-type="string">
            <text:p>IFG</text:p>
          </table:table-cell>
          <table:table-cell table:style-name="ce25" table:content-validation-name="val3" office:value-type="string" calcext:value-type="string">
            <text:p>seccional</text:p>
          </table:table-cell>
          <table:table-cell table:style-name="ce31" office:value-type="string" calcext:value-type="string">
            <text:p>Douglas Rolins de Santana</text:p>
          </table:table-cell>
          <table:table-cell table:style-name="ce31" office:value-type="string" calcext:value-type="string">
            <text:p>Diretor de Tecnologia da Infomação</text:p>
          </table:table-cell>
          <table:table-cell table:style-name="ce31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3">
          <table:table-cell table:style-name="ce25" office:value-type="string" calcext:value-type="string">
            <text:p>UFMT</text:p>
          </table:table-cell>
          <table:table-cell table:style-name="ce25" table:content-validation-name="val3" office:value-type="string" calcext:value-type="string">
            <text:p>seccional</text:p>
          </table:table-cell>
          <table:table-cell table:style-name="ce31" office:value-type="string" calcext:value-type="string">
            <text:p>Alexandre M. dos Anjos</text:p>
          </table:table-cell>
          <table:table-cell table:style-name="ce31" office:value-type="string" calcext:value-type="string">
            <text:p>Secretário de TI</text:p>
          </table:table-cell>
          <table:table-cell table:style-name="ce31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number-columns-repeated="2" table:style-name="ce37" office:value-type="float" office:value="4" calcext:value-type="float">
            <text:p>4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3">
          <table:table-cell table:style-name="ce24" office:value-type="string" calcext:value-type="string">
            <text:p>IFRS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Edgar J Stello Jr,</text:p>
          </table:table-cell>
          <table:table-cell table:style-name="ce30" office:value-type="string" calcext:value-type="string">
            <text:p>Analista/Coordenador de TI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21">
          <table:table-cell table:style-name="ce24" office:value-type="string" calcext:value-type="string">
            <text:p>IFPR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Fernando Cesar Kloss</text:p>
          </table:table-cell>
          <table:table-cell table:style-name="ce30" office:value-type="string" calcext:value-type="string">
            <text:p>Diretor de Tecnologia da Informação e Comunicação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number-columns-repeated="2" table:style-name="ce37" office:value-type="float" office:value="2" calcext:value-type="float">
            <text:p>2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26">
          <table:table-cell table:style-name="ce24" office:value-type="string" calcext:value-type="string">
            <text:p>UFC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Joaquim Bento</text:p>
          </table:table-cell>
          <table:table-cell table:style-name="ce30" office:value-type="string" calcext:value-type="string">
            <text:p>Diretor Executivo da STI</text:p>
          </table:table-cell>
          <table:table-cell table:style-name="ce33" office:value-type="string" calcext:value-type="string">
            <text:p>José Ramos (Diretor Adjunto da STI)</text:p>
            <text:p>Márcio Correia (Assessor  de Governança da STI)</text:p>
            <text:p>Beatriz Duarte (Analista de TI da STI)</text:p>
          </table:table-cell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/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3">
          <table:table-cell table:style-name="ce24" office:value-type="string" calcext:value-type="string">
            <text:p>FURG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Samuel Santos Troina</text:p>
          </table:table-cell>
          <table:table-cell table:style-name="ce30" office:value-type="string" calcext:value-type="string">
            <text:p>Diretor do Núcleo de Tecnologia da Informação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number-columns-repeated="2" table:style-name="ce37" office:value-type="float" office:value="2" calcext:value-type="float">
            <text:p>2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21">
          <table:table-cell table:style-name="ce24" office:value-type="string" calcext:value-type="string">
            <text:p>MDIC</text:p>
          </table:table-cell>
          <table:table-cell table:style-name="ce24" table:content-validation-name="val3" office:value-type="string" calcext:value-type="string">
            <text:p>setorial</text:p>
          </table:table-cell>
          <table:table-cell table:style-name="ce30" office:value-type="string" calcext:value-type="string">
            <text:p>Jorge Fernandes Nadler</text:p>
          </table:table-cell>
          <table:table-cell table:style-name="ce30" office:value-type="string" calcext:value-type="string">
            <text:p>Coordenador Geral de Modernização e Informática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number-columns-repeated="2" table:style-name="ce37" office:value-type="float" office:value="3" calcext:value-type="float">
            <text:p>3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27">
          <table:table-cell table:style-name="ce24" office:value-type="string" calcext:value-type="string">
            <text:p>IFTM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Clidenor Ferreira de Araújo Filho</text:p>
          </table:table-cell>
          <table:table-cell table:style-name="ce30" office:value-type="string" calcext:value-type="string">
            <text:p>Diretor de Tecnologia da informação e Comunicação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table:number-columns-repeated="2"/>
          <table:table-cell table:style-name="ce30" office:value-type="string" calcext:value-type="string">
            <text:p>Temos buscado o aprimoramento de nossas práticas de governança, sejam elas corporativas ou de TI. No entanto, considero que apesar dos esforços de toda a equipe ainda estamos em um estágio inicial de implantação da governança de TI, sobretudo, pela falta de pessoal dedicado a esta questão em exclusivo.</text:p>
          </table:table-cell>
          <table:table-cell table:style-name="ce30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28">
          <table:table-cell table:style-name="ce24" office:value-type="string" calcext:value-type="string">
            <text:p>UFSC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Edison Tadeu Lopes Melo</text:p>
          </table:table-cell>
          <table:table-cell table:style-name="ce30" office:value-type="string" calcext:value-type="string">
            <text:p>Analisa de Tecnologia da Informação / Superintendente de Governança Eletrônica e Tecnologia da Informação e Comunicação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table:number-columns-repeated="2"/>
          <table:table-cell table:style-name="ce30"/>
          <table:table-cell/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/>
          <table:table-cell table:style-name="ce30" office:value-type="string" calcext:value-type="string">
            <text:p>- As práticas são relevantes e acreditamos que poderiam avançar de forma mais consistente e ágil com apoio efetivo do SISP.</text:p>
          </table:table-cell>
          <table:table-cell table:number-columns-repeated="979"/>
        </table:table-row>
        <table:table-row table:style-name="ro21">
          <table:table-cell table:style-name="ce24" office:value-type="string" calcext:value-type="string">
            <text:p>IPEA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EDVALDO NOLETO PERNA FILHO</text:p>
          </table:table-cell>
          <table:table-cell table:style-name="ce30" office:value-type="string" calcext:value-type="string">
            <text:p>COORDENADOR GERAL DE TIC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number-columns-repeated="979"/>
        </table:table-row>
        <table:table-row table:style-name="ro21">
          <table:table-cell table:style-name="ce24" office:value-type="string" calcext:value-type="string">
            <text:p>MDA</text:p>
          </table:table-cell>
          <table:table-cell table:style-name="ce24" table:content-validation-name="val3" office:value-type="string" calcext:value-type="string">
            <text:p>setorial</text:p>
          </table:table-cell>
          <table:table-cell table:style-name="ce30" office:value-type="string" calcext:value-type="string">
            <text:p>Bruno Mesquita Santana</text:p>
          </table:table-cell>
          <table:table-cell table:style-name="ce30" office:value-type="string" calcext:value-type="string">
            <text:p>Coordenador-geral de Modernização e Informática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number-columns-repeated="979"/>
        </table:table-row>
        <table:table-row table:style-name="ro21">
          <table:table-cell table:style-name="ce24" office:value-type="string" calcext:value-type="string">
            <text:p>Ancine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Ricardo Nascimento Nobre</text:p>
          </table:table-cell>
          <table:table-cell table:style-name="ce30" office:value-type="string" calcext:value-type="string">
            <text:p>Analista Administrativo/Coordenador de Governança e Projetos de TI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number-columns-repeated="2" table:style-name="ce37" office:value-type="float" office:value="2" calcext:value-type="float">
            <text:p>2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21">
          <table:table-cell table:style-name="ce24" office:value-type="string" calcext:value-type="string">
            <text:p>UFF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HENRIQUE OSWALDO UZEDA PEREIRA DE SOUZA</text:p>
          </table:table-cell>
          <table:table-cell table:style-name="ce30" office:value-type="string" calcext:value-type="string">
            <text:p>ANALISTA DE TI; SUPERINTENDÊNCIA DE TECNOLOGIA DA INFORMAÇÃO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number-columns-repeated="2" table:style-name="ce37" office:value-type="float" office:value="3" calcext:value-type="float">
            <text:p>3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21">
          <table:table-cell table:style-name="ce24" office:value-type="string" calcext:value-type="string">
            <text:p>ON</text:p>
          </table:table-cell>
          <table:table-cell table:style-name="ce24" table:content-validation-name="val3" office:value-type="string" calcext:value-type="string">
            <text:p>correlato</text:p>
          </table:table-cell>
          <table:table-cell table:style-name="ce30" office:value-type="string" calcext:value-type="string">
            <text:p>Bruno Bazzanella</text:p>
          </table:table-cell>
          <table:table-cell table:style-name="ce30" office:value-type="string" calcext:value-type="string">
            <text:p>Chefe da Divisão de Tecnologia da Informação(DTIN)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2" calcext:value-type="float">
            <text:p>2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1" calcext:value-type="float">
            <text:p>1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number-columns-repeated="979"/>
        </table:table-row>
        <table:table-row table:style-name="ro3">
          <table:table-cell table:style-name="ce25" office:value-type="string" calcext:value-type="string">
            <text:p>BACEN</text:p>
          </table:table-cell>
          <table:table-cell table:style-name="ce25" table:content-validation-name="val3" office:value-type="string" calcext:value-type="string">
            <text:p>seccional</text:p>
          </table:table-cell>
          <table:table-cell table:style-name="ce31" office:value-type="string" calcext:value-type="string">
            <text:p>Flávia Silveira Correia Perea</text:p>
          </table:table-cell>
          <table:table-cell table:style-name="ce31" office:value-type="string" calcext:value-type="string">
            <text:p>Analista - Chefe de Subunidade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/>
          <table:table-cell table:style-name="ce37" office:value-type="string" calcext:value-type="string">
            <text:p>X</text:p>
          </table:table-cell>
          <table:table-cell table:style-name="ce37" table:number-columns-repeated="2"/>
          <table:table-cell table:number-columns-repeated="979"/>
        </table:table-row>
        <table:table-row table:style-name="ro3">
          <table:table-cell table:style-name="ce24" office:value-type="string" calcext:value-type="string">
            <text:p>UFV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Michelini Lopes da Mota</text:p>
          </table:table-cell>
          <table:table-cell table:style-name="ce30" office:value-type="string" calcext:value-type="string">
            <text:p>Diretora de TI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3" calcext:value-type="float">
            <text:p>3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3">
          <table:table-cell table:style-name="ce24" office:value-type="string" calcext:value-type="string">
            <text:p>UFPA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Eloi Favero</text:p>
          </table:table-cell>
          <table:table-cell table:style-name="ce30" office:value-type="string" calcext:value-type="string">
            <text:p>Diretor de TI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number-columns-repeated="2"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21">
          <table:table-cell table:style-name="ce24" office:value-type="string" calcext:value-type="string">
            <text:p>IBAMA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Rosana de Souza Ribeiro Freitas</text:p>
          </table:table-cell>
          <table:table-cell table:style-name="ce30" office:value-type="string" calcext:value-type="string">
            <text:p>Analista Ambiental/Chefe do Centro Nacional de Telemática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number-columns-repeated="2" table:style-name="ce37" office:value-type="float" office:value="4" calcext:value-type="float">
            <text:p>4</text:p>
          </table:table-cell>
          <table:table-cell table:style-name="ce37"/>
          <table:table-cell table:number-columns-repeated="2"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21">
          <table:table-cell table:style-name="ce24" office:value-type="string" calcext:value-type="string">
            <text:p>SUDAM</text:p>
          </table:table-cell>
          <table:table-cell table:style-name="ce24" table:content-validation-name="val3" office:value-type="string" calcext:value-type="string">
            <text:p>seccional</text:p>
          </table:table-cell>
          <table:table-cell table:style-name="ce30" office:value-type="string" calcext:value-type="string">
            <text:p>Doris Sueli dos Santos Antunes</text:p>
          </table:table-cell>
          <table:table-cell table:style-name="ce30" office:value-type="string" calcext:value-type="string">
            <text:p>Coordenadora de TI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2" calcext:value-type="float">
            <text:p>2</text:p>
          </table:table-cell>
          <table:table-cell table:style-name="ce30"/>
          <table:table-cell table:number-columns-repeated="2" table:style-name="ce30" table:content-validation-name="val2" office:value-type="float" office:value="4" calcext:value-type="float">
            <text:p>4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office:value-type="float" office:value="4" calcext:value-type="float">
            <text:p>4</text:p>
          </table:table-cell>
          <table:table-cell table:style-name="ce30" table:content-validation-name="val2" office:value-type="float" office:value="3" calcext:value-type="float">
            <text:p>3</text:p>
          </table:table-cell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2"/>
          <table:table-cell table:style-name="ce37" office:value-type="string" calcext:value-type="string">
            <text:p>x</text:p>
          </table:table-cell>
          <table:table-cell table:style-name="ce37"/>
          <table:table-cell table:number-columns-repeated="979"/>
        </table:table-row>
        <table:table-row table:style-name="ro3" table:number-rows-repeated="3">
          <table:table-cell table:style-name="ce24" table:number-columns-repeated="2"/>
          <table:table-cell table:style-name="ce30" table:number-columns-repeated="3"/>
          <table:table-cell table:style-name="ce30" table:content-validation-name="val2" table:number-columns-repeated="2"/>
          <table:table-cell table:style-name="ce30"/>
          <table:table-cell table:style-name="ce30" table:content-validation-name="val2" table:number-columns-repeated="2"/>
          <table:table-cell table:style-name="ce30"/>
          <table:table-cell table:style-name="ce30" table:content-validation-name="val2" table:number-columns-repeated="2"/>
          <table:table-cell table:style-name="ce30"/>
          <table:table-cell table:style-name="ce30" table:content-validation-name="val2" table:number-columns-repeated="2"/>
          <table:table-cell table:style-name="ce30"/>
          <table:table-cell table:style-name="ce30" table:content-validation-name="val2" table:number-columns-repeated="2"/>
          <table:table-cell table:style-name="ce30"/>
          <table:table-cell table:style-name="ce30" table:content-validation-name="val2" table:number-columns-repeated="2"/>
          <table:table-cell table:style-name="ce30"/>
          <table:table-cell table:style-name="ce30" table:content-validation-name="val2" table:number-columns-repeated="2"/>
          <table:table-cell table:style-name="ce30"/>
          <table:table-cell table:style-name="ce30" table:content-validation-name="val2" table:number-columns-repeated="2"/>
          <table:table-cell table:style-name="ce30"/>
          <table:table-cell table:style-name="ce30" table:content-validation-name="val2" table:number-columns-repeated="2"/>
          <table:table-cell table:style-name="ce30"/>
          <table:table-cell table:style-name="ce30" table:content-validation-name="val2" table:number-columns-repeated="2"/>
          <table:table-cell table:style-name="ce30"/>
          <table:table-cell table:style-name="ce30" table:content-validation-name="val2" table:number-columns-repeated="2"/>
          <table:table-cell table:style-name="ce30" table:number-columns-repeated="2"/>
          <table:table-cell table:style-name="ce37" table:number-columns-repeated="6"/>
          <table:table-cell table:number-columns-repeated="979"/>
        </table:table-row>
        <table:table-row table:style-name="ro3">
          <table:table-cell table:number-columns-repeated="44"/>
          <table:table-cell office:value-type="string" calcext:value-type="string">
            <text:p>UFSCar</text:p>
          </table:table-cell>
          <table:table-cell table:number-columns-repeated="979"/>
        </table:table-row>
        <table:table-row table:style-name="ro3" table:number-rows-repeated="104849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EntrevistasPresenciais_Condicio" table:style-name="ta3">
        <table:shapes>
          <draw:custom-shape draw:z-index="4" draw:name="shape_0" draw:style-name="gr1" draw:text-style-name="P1" drawooo:display="printer" svg:width="2.624cm" svg:height="1.813cm" svg:x="133.173cm" svg:y="1.91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table:shapes>
        <table:table-column table:style-name="co18" table:default-cell-style-name="Default"/>
        <table:table-column table:style-name="co8" table:default-cell-style-name="Default"/>
        <table:table-column table:style-name="co9" table:default-cell-style-name="Default"/>
        <table:table-column table:style-name="co23" table:default-cell-style-name="Default"/>
        <table:table-column table:style-name="co8" table:default-cell-style-name="Default"/>
        <table:table-column table:style-name="co9" table:default-cell-style-name="Default"/>
        <table:table-column table:style-name="co24" table:default-cell-style-name="Default"/>
        <table:table-column table:style-name="co8" table:default-cell-style-name="Default"/>
        <table:table-column table:style-name="co9" table:default-cell-style-name="Default"/>
        <table:table-column table:style-name="co24" table:default-cell-style-name="Default"/>
        <table:table-column table:style-name="co8" table:default-cell-style-name="Default"/>
        <table:table-column table:style-name="co9" table:default-cell-style-name="Default"/>
        <table:table-column table:style-name="co2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26" table:default-cell-style-name="Default"/>
        <table:table-column table:style-name="co8" table:number-columns-repeated="2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8" table:default-cell-style-name="Default"/>
        <table:table-column table:style-name="co9" table:default-cell-style-name="Default"/>
        <table:table-column table:style-name="co29" table:default-cell-style-name="Default"/>
        <table:table-column table:style-name="co8" table:default-cell-style-name="Default"/>
        <table:table-column table:style-name="co9" table:default-cell-style-name="Default"/>
        <table:table-column table:style-name="co2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1" table:default-cell-style-name="Default"/>
        <table:table-column table:style-name="co8" table:default-cell-style-name="Default"/>
        <table:table-column table:style-name="co9" table:default-cell-style-name="Default"/>
        <table:table-column table:style-name="co25" table:default-cell-style-name="Default"/>
        <table:table-column table:style-name="co8" table:default-cell-style-name="Default"/>
        <table:table-column table:style-name="co9" table:default-cell-style-name="Default"/>
        <table:table-column table:style-name="co32" table:default-cell-style-name="Default"/>
        <table:table-column table:style-name="co8" table:default-cell-style-name="Default"/>
        <table:table-column table:style-name="co9" table:default-cell-style-name="Default"/>
        <table:table-column table:style-name="co33" table:default-cell-style-name="Default"/>
        <table:table-column table:style-name="co8" table:default-cell-style-name="Default"/>
        <table:table-column table:style-name="co9" table:default-cell-style-name="Default"/>
        <table:table-column table:style-name="co34" table:default-cell-style-name="Default"/>
        <table:table-column table:style-name="co8" table:default-cell-style-name="Default"/>
        <table:table-column table:style-name="co9" table:default-cell-style-name="Default"/>
        <table:table-column table:style-name="co25" table:default-cell-style-name="Default"/>
        <table:table-column table:style-name="co8" table:default-cell-style-name="Default"/>
        <table:table-column table:style-name="co9" table:default-cell-style-name="Default"/>
        <table:table-column table:style-name="co26" table:default-cell-style-name="Default"/>
        <table:table-column table:style-name="co8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default-cell-style-name="Default"/>
        <table:table-column table:style-name="co9" table:default-cell-style-name="Default"/>
        <table:table-column table:style-name="co24" table:default-cell-style-name="Default"/>
        <table:table-column table:style-name="co8" table:default-cell-style-name="Default"/>
        <table:table-column table:style-name="co9" table:default-cell-style-name="Default"/>
        <table:table-column table:style-name="co2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3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8" table:default-cell-style-name="Default"/>
        <table:table-column table:style-name="co8" table:default-cell-style-name="Default"/>
        <table:table-column table:style-name="co9" table:default-cell-style-name="Default"/>
        <table:table-column table:style-name="co39" table:default-cell-style-name="Default"/>
        <table:table-column table:style-name="co8" table:number-columns-repeated="2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8" table:default-cell-style-name="Default"/>
        <table:table-column table:style-name="co9" table:default-cell-style-name="Default"/>
        <table:table-column table:style-name="co42" table:default-cell-style-name="Default"/>
        <table:table-column table:style-name="co8" table:default-cell-style-name="Default"/>
        <table:table-column table:style-name="co9" table:default-cell-style-name="Default"/>
        <table:table-column table:style-name="co39" table:default-cell-style-name="Default"/>
        <table:table-column table:style-name="co8" table:default-cell-style-name="Default"/>
        <table:table-column table:style-name="co9" table:default-cell-style-name="Default"/>
        <table:table-column table:style-name="co43" table:default-cell-style-name="Default"/>
        <table:table-column table:style-name="co8" table:default-cell-style-name="Default"/>
        <table:table-column table:style-name="co9" table:default-cell-style-name="Default"/>
        <table:table-column table:style-name="co2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4" table:default-cell-style-name="Default"/>
        <table:table-column table:style-name="co8" table:number-columns-repeated="2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8" table:default-cell-style-name="Default"/>
        <table:table-column table:style-name="co9" table:default-cell-style-name="Default"/>
        <table:table-column table:style-name="co41" table:default-cell-style-name="Default"/>
        <table:table-column table:style-name="co8" table:default-cell-style-name="Default"/>
        <table:table-column table:style-name="co9" table:default-cell-style-name="Default"/>
        <table:table-column table:style-name="co47" table:default-cell-style-name="Default"/>
        <table:table-column table:style-name="co8" table:default-cell-style-name="Default"/>
        <table:table-column table:style-name="co9" table:default-cell-style-name="Default"/>
        <table:table-column table:style-name="co3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8" table:default-cell-style-name="Default"/>
        <table:table-column table:style-name="co8" table:default-cell-style-name="Default"/>
        <table:table-column table:style-name="co9" table:default-cell-style-name="Default"/>
        <table:table-column table:style-name="co3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49" table:default-cell-style-name="Default"/>
        <table:table-column table:style-name="co8" table:number-columns-repeated="2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8" table:default-cell-style-name="Default"/>
        <table:table-column table:style-name="co9" table:default-cell-style-name="Default"/>
        <table:table-column table:style-name="co45" table:default-cell-style-name="Default"/>
        <table:table-column table:style-name="co8" table:default-cell-style-name="Default"/>
        <table:table-column table:style-name="co9" table:default-cell-style-name="Default"/>
        <table:table-column table:style-name="co42" table:default-cell-style-name="Default"/>
        <table:table-column table:style-name="co8" table:default-cell-style-name="Default"/>
        <table:table-column table:style-name="co9" table:default-cell-style-name="Default"/>
        <table:table-column table:style-name="co38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5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3" table:default-cell-style-name="Default"/>
        <table:table-column table:style-name="co8" table:default-cell-style-name="Default"/>
        <table:table-column table:style-name="co9" table:default-cell-style-name="Default"/>
        <table:table-column table:style-name="co54" table:default-cell-style-name="Default"/>
        <table:table-column table:style-name="co8" table:default-cell-style-name="Default"/>
        <table:table-column table:style-name="co9" table:default-cell-style-name="Default"/>
        <table:table-column table:style-name="co55" table:default-cell-style-name="Default"/>
        <table:table-column table:style-name="co8" table:number-columns-repeated="2" table:default-cell-style-name="Default"/>
        <table:table-column table:style-name="co37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48" table:default-cell-style-name="Default"/>
        <table:table-column table:style-name="co8" table:default-cell-style-name="Default"/>
        <table:table-column table:style-name="co9" table:default-cell-style-name="Default"/>
        <table:table-column table:style-name="co56" table:default-cell-style-name="Default"/>
        <table:table-column table:style-name="co8" table:default-cell-style-name="Default"/>
        <table:table-column table:style-name="co9" table:default-cell-style-name="Default"/>
        <table:table-column table:style-name="co5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8" table:default-cell-style-name="Default"/>
        <table:table-column table:style-name="co8" table:default-cell-style-name="Default"/>
        <table:table-column table:style-name="co9" table:default-cell-style-name="Default"/>
        <table:table-column table:style-name="co59" table:default-cell-style-name="Default"/>
        <table:table-column table:style-name="co8" table:number-columns-repeated="2" table:default-cell-style-name="Default"/>
        <table:table-column table:style-name="co60" table:default-cell-style-name="Default"/>
        <table:table-column table:style-name="co44" table:default-cell-style-name="Default"/>
        <table:table-column table:style-name="co8" table:default-cell-style-name="Default"/>
        <table:table-column table:style-name="co9" table:default-cell-style-name="Default"/>
        <table:table-column table:style-name="co61" table:default-cell-style-name="Default"/>
        <table:table-column table:style-name="co8" table:default-cell-style-name="Default"/>
        <table:table-column table:style-name="co9" table:default-cell-style-name="Default"/>
        <table:table-column table:style-name="co2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3" table:default-cell-style-name="Default"/>
        <table:table-column table:style-name="co8" table:number-columns-repeated="2" table:default-cell-style-name="Default"/>
        <table:table-column table:style-name="co42" table:default-cell-style-name="Default"/>
        <table:table-column table:style-name="co51" table:default-cell-style-name="Default"/>
        <table:table-column table:style-name="co8" table:default-cell-style-name="Default"/>
        <table:table-column table:style-name="co9" table:default-cell-style-name="Default"/>
        <table:table-column table:style-name="co24" table:default-cell-style-name="Default"/>
        <table:table-column table:style-name="co8" table:default-cell-style-name="Default"/>
        <table:table-column table:style-name="co9" table:default-cell-style-name="Default"/>
        <table:table-column table:style-name="co2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42" table:default-cell-style-name="Default"/>
        <table:table-column table:style-name="co8" table:default-cell-style-name="Default"/>
        <table:table-column table:style-name="co9" table:default-cell-style-name="Default"/>
        <table:table-column table:style-name="co64" table:default-cell-style-name="Default"/>
        <table:table-column table:style-name="co8" table:default-cell-style-name="Default"/>
        <table:table-column table:style-name="co9" table:default-cell-style-name="Default"/>
        <table:table-column table:style-name="co41" table:default-cell-style-name="Default"/>
        <table:table-column table:style-name="co8" table:number-columns-repeated="2" table:default-cell-style-name="Default"/>
        <table:table-column table:style-name="co45" table:default-cell-style-name="Default"/>
        <table:table-column table:style-name="co12" table:default-cell-style-name="Default"/>
        <table:table-column table:style-name="co8" table:default-cell-style-name="Default"/>
        <table:table-column table:style-name="co65" table:default-cell-style-name="Default"/>
        <table:table-column table:style-name="co5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41" table:default-cell-style-name="Default"/>
        <table:table-column table:style-name="co8" table:number-columns-repeated="2" table:default-cell-style-name="Default"/>
        <table:table-column table:style-name="co61" table:default-cell-style-name="Default"/>
        <table:table-column table:style-name="co24" table:default-cell-style-name="Default"/>
        <table:table-column table:style-name="co8" table:default-cell-style-name="Default"/>
        <table:table-column table:style-name="co9" table:default-cell-style-name="Default"/>
        <table:table-column table:style-name="co38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56" table:default-cell-style-name="Default"/>
        <table:table-column table:style-name="co38" table:default-cell-style-name="Default"/>
        <table:table-column table:style-name="co68" table:number-columns-repeated="92" table:default-cell-style-name="Default"/>
        <table:table-column table:style-name="co69" table:number-columns-repeated="2" table:default-cell-style-name="Default"/>
        <table:table-column table:style-name="co70" table:number-columns-repeated="6" table:default-cell-style-name="Default"/>
        <table:table-column table:style-name="co71" table:number-columns-repeated="6" table:default-cell-style-name="Default"/>
        <table:table-column table:style-name="co12" table:number-columns-repeated="681" table:default-cell-style-name="Default"/>
        <table:table-row table:style-name="ro18">
          <table:table-cell table:style-name="ce1" office:value-type="string" calcext:value-type="string" table:number-columns-spanned="15" table:number-rows-spanned="1">
            <text:p>&lt;documento de caráter reservado, não sendo permitida a divulgação das informações aqui contidas&gt;</text:p>
            <draw:custom-shape table:end-cell-address="EntrevistasPresenciais_Condicio.J14" table:end-x="1.291cm" table:end-y="1.798cm" draw:z-index="0" draw:name="shapetype_202" draw:style-name="gr2" draw:text-style-name="P1" drawooo:display="printer" svg:width="27.926cm" svg:height="26.605cm" svg:x="0.075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EntrevistasPresenciais_Condicio.J14" table:end-x="1.291cm" table:end-y="1.798cm" draw:z-index="1" draw:name="shapetype_202" draw:style-name="gr2" draw:text-style-name="P1" drawooo:display="printer" svg:width="27.926cm" svg:height="26.605cm" svg:x="0.075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EntrevistasPresenciais_Condicio.J14" table:end-x="1.291cm" table:end-y="1.798cm" draw:z-index="2" draw:name="shapetype_202" draw:style-name="gr2" draw:text-style-name="P1" drawooo:display="printer" svg:width="27.926cm" svg:height="26.605cm" svg:x="0.075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table:end-cell-address="EntrevistasPresenciais_Condicio.J14" table:end-x="1.291cm" table:end-y="1.798cm" draw:z-index="3" draw:name="shapetype_202" draw:style-name="gr2" draw:text-style-name="P1" drawooo:display="printer" svg:width="27.926cm" svg:height="26.605cm" svg:x="0.075cm" svg:y="0cm">
              <text:p/>
              <draw:enhanced-geometry draw:mirror-horizontal="false" draw:mirror-vertical="fals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covered-table-cell table:number-columns-repeated="14" table:style-name="ce1"/>
          <table:table-cell table:style-name="ce3" table:number-columns-repeated="4"/>
          <table:table-cell table:style-name="ce2"/>
          <table:table-cell table:style-name="ce3" table:number-columns-repeated="15"/>
          <table:table-cell table:style-name="ce21" table:number-columns-repeated="989"/>
        </table:table-row>
        <table:table-row table:style-name="ro2">
          <table:table-cell table:style-name="ce2" office:value-type="string" calcext:value-type="string" table:number-columns-spanned="15" table:number-rows-spanned="1">
            <text:p>Modelo de Governança de TI do SISP - Fase: Levantamento de Dados - Atividade: Consolidação dos dados</text:p>
          </table:table-cell>
          <table:covered-table-cell table:number-columns-repeated="14" table:style-name="ce2"/>
          <table:table-cell table:style-name="ce3" table:number-columns-repeated="4"/>
          <table:table-cell table:style-name="ce2"/>
          <table:table-cell table:style-name="ce3" table:number-columns-repeated="15"/>
          <table:table-cell table:number-columns-repeated="989"/>
        </table:table-row>
        <table:table-row table:style-name="ro2">
          <table:table-cell table:style-name="ce2" office:value-type="string" calcext:value-type="string" table:number-columns-spanned="15" table:number-rows-spanned="1">
            <text:p>ENTREVISTAS PRESENCIAIS – CONDICIONANTES</text:p>
          </table:table-cell>
          <table:covered-table-cell table:number-columns-repeated="14" table:style-name="ce2"/>
          <table:table-cell table:style-name="ce3" table:number-columns-repeated="4"/>
          <table:table-cell table:style-name="ce2"/>
          <table:table-cell table:style-name="ce3" table:number-columns-repeated="15"/>
          <table:table-cell table:number-columns-repeated="989"/>
        </table:table-row>
        <table:table-row table:style-name="ro3">
          <table:table-cell table:style-name="ce2"/>
          <table:table-cell table:style-name="ce3" table:number-columns-repeated="3"/>
          <table:table-cell table:style-name="ce10"/>
          <table:table-cell table:style-name="ce3" table:number-columns-repeated="14"/>
          <table:table-cell table:style-name="ce2"/>
          <table:table-cell table:style-name="ce3" table:number-columns-repeated="15"/>
          <table:table-cell table:number-columns-repeated="989"/>
        </table:table-row>
        <table:table-row table:style-name="ro2">
          <table:table-cell table:style-name="ce4" office:value-type="string" calcext:value-type="string" table:number-columns-spanned="1" table:number-rows-spanned="2">
            <text:p>Identificação do Órgão</text:p>
          </table:table-cell>
          <table:table-cell table:style-name="ce4" office:value-type="string" calcext:value-type="string" table:number-columns-spanned="25" table:number-rows-spanned="1">
            <text:p>P01 – Riscos de TI</text:p>
          </table:table-cell>
          <table:covered-table-cell table:number-columns-repeated="24" table:style-name="ce4"/>
          <table:table-cell table:style-name="ce11" office:value-type="string" calcext:value-type="string" table:number-columns-spanned="34" table:number-rows-spanned="1">
            <text:p>P02 - Alinhamento Estratégico</text:p>
          </table:table-cell>
          <table:covered-table-cell table:number-columns-repeated="7" table:style-name="ce11"/>
          <table:covered-table-cell table:style-name="ce11">
            <office:annotation draw:style-name="gr8" draw:text-style-name="P2" svg:width="10.107cm" svg:height="1.762cm" svg:x="127.935cm" svg:y="1.917cm" draw:caption-point-x="-4.299cm" draw:caption-point-y="0.035cm">
              <dc:creator>FB</dc:creator>
              <dc:date>2015-01-13T00:00:00</dc:date>
              <text:p text:style-name="P2">Foram identificadas outras práticas diferentes das apresentadas no quadro anterior? </text:p>
            </office:annotation>
          </table:covered-table-cell>
          <table:covered-table-cell table:number-columns-repeated="2" table:style-name="ce11"/>
          <table:covered-table-cell table:style-name="ce11">
            <office:annotation draw:style-name="gr9" draw:text-style-name="P2" svg:width="9.953cm" svg:height="2.608cm" svg:x="137.227cm" svg:y="1.917cm" draw:caption-point-x="-4.351cm" draw:caption-point-y="0.035cm">
              <dc:creator>FB</dc:creator>
              <dc:date>2015-01-13T00:00:00</dc:date>
              <text:p text:style-name="P2">Foram identificadas outras práticas diferentes das apresentadas no quadro anterior? </text:p>
            </office:annotation>
          </table:covered-table-cell>
          <table:covered-table-cell table:number-columns-repeated="2" table:style-name="ce11"/>
          <table:covered-table-cell table:style-name="ce11">
            <office:annotation draw:style-name="gr10" draw:text-style-name="P2" svg:width="2.651cm" svg:height="2.211cm" svg:x="143.528cm" svg:y="1.917cm" draw:caption-point-x="-0.376cm" draw:caption-point-y="0.035cm">
              <dc:creator>FB</dc:creator>
              <dc:date>2015-01-13T00:00:00</dc:date>
              <text:p text:style-name="P2">Comentários gerais acerca das práticas apresentadas (opcional)</text:p>
            </office:annotation>
          </table:covered-table-cell>
          <table:covered-table-cell table:number-columns-repeated="19" table:style-name="ce11"/>
          <table:table-cell table:style-name="ce4" office:value-type="string" calcext:value-type="string" table:number-columns-spanned="22" table:number-rows-spanned="1">
            <text:p>P03 - Monitoramento do desempenho da TI</text:p>
          </table:table-cell>
          <table:covered-table-cell table:number-columns-repeated="21" table:style-name="ce4"/>
          <table:table-cell table:style-name="ce4" office:value-type="string" calcext:value-type="string" table:number-columns-spanned="19" table:number-rows-spanned="1">
            <text:p>P04 - Conformidade do ambiente de TI</text:p>
          </table:table-cell>
          <table:covered-table-cell table:number-columns-repeated="18" table:style-name="ce4"/>
          <table:table-cell table:style-name="ce4" office:value-type="string" calcext:value-type="string" table:number-columns-spanned="28" table:number-rows-spanned="1">
            <text:p>P05 - Especificação dos direitos decisórios sobre a TI</text:p>
          </table:table-cell>
          <table:covered-table-cell table:number-columns-repeated="27" table:style-name="ce4"/>
          <table:table-cell table:style-name="ce4" office:value-type="string" calcext:value-type="string" table:number-columns-spanned="28" table:number-rows-spanned="1">
            <text:p>P06 - Comitê de TI</text:p>
          </table:table-cell>
          <table:covered-table-cell table:number-columns-repeated="27" table:style-name="ce4"/>
          <table:table-cell table:style-name="ce17" office:value-type="string" calcext:value-type="string" table:number-columns-spanned="19" table:number-rows-spanned="1">
            <text:p>P07 – Portfólio de TI</text:p>
          </table:table-cell>
          <table:covered-table-cell table:number-columns-repeated="18" table:style-name="ce17"/>
          <table:table-cell table:style-name="ce4" office:value-type="string" calcext:value-type="string" table:number-columns-spanned="19" table:number-rows-spanned="1">
            <text:p>P08 – Avaliação do uso da TI</text:p>
          </table:table-cell>
          <table:covered-table-cell table:number-columns-repeated="18" table:style-name="ce4"/>
          <table:table-cell table:style-name="ce4" office:value-type="string" calcext:value-type="string" table:number-columns-spanned="22" table:number-rows-spanned="1">
            <text:p>P09 - Envolvimento da alta administração com iniciativas de TI</text:p>
          </table:table-cell>
          <table:covered-table-cell table:number-columns-repeated="21" table:style-name="ce4"/>
          <table:table-cell table:style-name="ce4" office:value-type="string" calcext:value-type="string" table:number-columns-spanned="13" table:number-rows-spanned="1">
            <text:p>P10 – Sistema de comunicação e transparência</text:p>
          </table:table-cell>
          <table:covered-table-cell table:number-columns-repeated="12" table:style-name="ce4"/>
          <table:table-cell table:style-name="ce35" office:value-type="string" calcext:value-type="string" table:number-columns-spanned="3" table:number-rows-spanned="2">
            <text:p>7. Compartilhamento SISP</text:p>
          </table:table-cell>
          <table:covered-table-cell table:number-columns-repeated="2" table:style-name="ce35"/>
          <table:table-cell table:style-name="ce35" office:value-type="string" calcext:value-type="string" table:number-columns-spanned="3" table:number-rows-spanned="2">
            <text:p>8. Resultado MgovTI</text:p>
          </table:table-cell>
          <table:covered-table-cell table:number-columns-repeated="2" table:style-name="ce35"/>
          <table:table-cell table:style-name="ce46" office:value-type="string" calcext:value-type="string" table:number-columns-spanned="1" table:number-rows-spanned="3">
            <text:p>OUTRAS INFORMAÇÕES NÃO PREVISTAS</text:p>
          </table:table-cell>
          <table:table-cell table:style-name="ce21" table:number-columns-repeated="787"/>
        </table:table-row>
        <table:table-row table:style-name="ro2">
          <table:covered-table-cell table:style-name="ce4"/>
          <table:table-cell table:style-name="ce4" office:value-type="string" calcext:value-type="string" table:number-columns-spanned="3" table:number-rows-spanned="1">
            <text:p>C01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02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03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04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0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06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07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Novo Condicionante</text:p>
          </table:table-cell>
          <table:covered-table-cell table:number-columns-repeated="2" table:style-name="ce4"/>
          <table:table-cell table:style-name="ce4" office:value-type="string" calcext:value-type="string" table:number-columns-spanned="1" table:number-rows-spanned="2">
            <text:p>Comentários Gerais</text:p>
          </table:table-cell>
          <table:table-cell table:style-name="ce11" office:value-type="string" calcext:value-type="string" table:number-columns-spanned="3" table:number-rows-spanned="1">
            <text:p>C08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1">
            <text:p>C09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1">
            <text:p>C10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1">
            <text:p>C11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1">
            <text:p>C12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1">
            <text:p>C13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1">
            <text:p>C14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1">
            <text:p>C15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1">
            <text:p>C16</text:p>
          </table:table-cell>
          <table:covered-table-cell table:number-columns-repeated="2" table:style-name="ce11"/>
          <table:table-cell table:style-name="ce11" office:value-type="string" calcext:value-type="string" table:number-columns-spanned="3" table:number-rows-spanned="1">
            <text:p>C17</text:p>
          </table:table-cell>
          <table:covered-table-cell table:number-columns-repeated="2" table:style-name="ce11"/>
          <table:table-cell table:style-name="ce4" office:value-type="string" calcext:value-type="string" table:number-columns-spanned="3" table:number-rows-spanned="1">
            <text:p>Novo Condicionante</text:p>
          </table:table-cell>
          <table:covered-table-cell table:number-columns-repeated="2" table:style-name="ce4"/>
          <table:table-cell table:style-name="ce4" office:value-type="string" calcext:value-type="string" table:number-columns-spanned="1" table:number-rows-spanned="2">
            <text:p>Comentários Gerais</text:p>
          </table:table-cell>
          <table:table-cell table:style-name="ce4" office:value-type="string" calcext:value-type="string" table:number-columns-spanned="3" table:number-rows-spanned="1">
            <text:p>C18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19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20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21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22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23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Novo Condicionante</text:p>
          </table:table-cell>
          <table:covered-table-cell table:number-columns-repeated="2" table:style-name="ce4"/>
          <table:table-cell table:style-name="ce4" office:value-type="string" calcext:value-type="string" table:number-columns-spanned="1" table:number-rows-spanned="2">
            <text:p>Comentários Gerais</text:p>
          </table:table-cell>
          <table:table-cell table:style-name="ce4" office:value-type="string" calcext:value-type="string" table:number-columns-spanned="3" table:number-rows-spanned="1">
            <text:p>C24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2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26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27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28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Novo Condicionante</text:p>
          </table:table-cell>
          <table:covered-table-cell table:number-columns-repeated="2" table:style-name="ce4"/>
          <table:table-cell table:style-name="ce4" office:value-type="string" calcext:value-type="string" table:number-columns-spanned="1" table:number-rows-spanned="2">
            <text:p>Comentários Gerais</text:p>
          </table:table-cell>
          <table:table-cell table:style-name="ce4" office:value-type="string" calcext:value-type="string" table:number-columns-spanned="3" table:number-rows-spanned="1">
            <text:p>C29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30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31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32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33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34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3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36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Novo Condicionante</text:p>
          </table:table-cell>
          <table:covered-table-cell table:number-columns-repeated="2" table:style-name="ce4"/>
          <table:table-cell table:style-name="ce4" office:value-type="string" calcext:value-type="string" table:number-columns-spanned="1" table:number-rows-spanned="2">
            <text:p>Comentários Gerais</text:p>
          </table:table-cell>
          <table:table-cell table:style-name="ce4" office:value-type="string" calcext:value-type="string" table:number-columns-spanned="3" table:number-rows-spanned="1">
            <text:p>C37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38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39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40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41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42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43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44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Novo Condicionante</text:p>
          </table:table-cell>
          <table:covered-table-cell table:number-columns-repeated="2" table:style-name="ce4"/>
          <table:table-cell table:style-name="ce4" office:value-type="string" calcext:value-type="string" table:number-columns-spanned="1" table:number-rows-spanned="2">
            <text:p>Comentários Gerais</text:p>
          </table:table-cell>
          <table:table-cell table:style-name="ce17" office:value-type="string" calcext:value-type="string" table:number-columns-spanned="3" table:number-rows-spanned="1">
            <text:p>C45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1">
            <text:p>C46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1">
            <text:p>C47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1">
            <text:p>C48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1">
            <text:p>C49</text:p>
          </table:table-cell>
          <table:covered-table-cell table:number-columns-repeated="2" table:style-name="ce17"/>
          <table:table-cell table:style-name="ce4" office:value-type="string" calcext:value-type="string" table:number-columns-spanned="3" table:number-rows-spanned="1">
            <text:p>Novo Condicionante</text:p>
          </table:table-cell>
          <table:covered-table-cell table:number-columns-repeated="2" table:style-name="ce4"/>
          <table:table-cell table:style-name="ce4" office:value-type="string" calcext:value-type="string" table:number-columns-spanned="1" table:number-rows-spanned="2">
            <text:p>Comentários Gerais</text:p>
          </table:table-cell>
          <table:table-cell table:style-name="ce17" office:value-type="string" calcext:value-type="string" table:number-columns-spanned="3" table:number-rows-spanned="1">
            <text:p>C50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1">
            <text:p>C51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1">
            <text:p>C52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1">
            <text:p>C53</text:p>
          </table:table-cell>
          <table:covered-table-cell table:number-columns-repeated="2" table:style-name="ce17"/>
          <table:table-cell table:style-name="ce17" office:value-type="string" calcext:value-type="string" table:number-columns-spanned="3" table:number-rows-spanned="1">
            <text:p>C54</text:p>
          </table:table-cell>
          <table:covered-table-cell table:number-columns-repeated="2" table:style-name="ce17"/>
          <table:table-cell table:style-name="ce4" office:value-type="string" calcext:value-type="string" table:number-columns-spanned="3" table:number-rows-spanned="1">
            <text:p>Novo Condicionante</text:p>
          </table:table-cell>
          <table:covered-table-cell table:number-columns-repeated="2" table:style-name="ce4"/>
          <table:table-cell table:style-name="ce4" office:value-type="string" calcext:value-type="string" table:number-columns-spanned="1" table:number-rows-spanned="2">
            <text:p>Comentários Gerais</text:p>
          </table:table-cell>
          <table:table-cell table:style-name="ce4" office:value-type="string" calcext:value-type="string" table:number-columns-spanned="3" table:number-rows-spanned="1">
            <text:p>C55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56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57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58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59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60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Novo Condicionante</text:p>
          </table:table-cell>
          <table:covered-table-cell table:number-columns-repeated="2" table:style-name="ce4"/>
          <table:table-cell table:style-name="ce4" office:value-type="string" calcext:value-type="string" table:number-columns-spanned="1" table:number-rows-spanned="2">
            <text:p>Comentários Gerais</text:p>
          </table:table-cell>
          <table:table-cell table:style-name="ce4" office:value-type="string" calcext:value-type="string" table:number-columns-spanned="3" table:number-rows-spanned="1">
            <text:p>C61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62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C63</text:p>
          </table:table-cell>
          <table:covered-table-cell table:number-columns-repeated="2" table:style-name="ce4"/>
          <table:table-cell table:style-name="ce4" office:value-type="string" calcext:value-type="string" table:number-columns-spanned="3" table:number-rows-spanned="1">
            <text:p>Novo Condicionante</text:p>
          </table:table-cell>
          <table:covered-table-cell table:number-columns-repeated="2" table:style-name="ce4"/>
          <table:table-cell table:style-name="ce4" office:value-type="string" calcext:value-type="string" table:number-columns-spanned="1" table:number-rows-spanned="2">
            <text:p>Comentários Gerais</text:p>
          </table:table-cell>
          <table:covered-table-cell table:number-columns-repeated="6" table:style-name="ce35"/>
          <table:covered-table-cell table:style-name="ce46"/>
          <table:table-cell table:number-columns-repeated="787"/>
        </table:table-row>
        <table:table-row table:style-name="ro3">
          <table:table-cell table:style-name="ce5" office:value-type="string" calcext:value-type="string">
            <text:p>Sigla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covered-table-cell table:style-name="ce4"/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covered-table-cell table:style-name="ce4"/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covered-table-cell table:style-name="ce4"/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covered-table-cell table:style-name="ce4"/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covered-table-cell table:style-name="ce4"/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covered-table-cell table:style-name="ce4"/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covered-table-cell table:style-name="ce4"/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covered-table-cell table:style-name="ce4"/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covered-table-cell table:style-name="ce4"/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table-cell table:style-name="ce5" office:value-type="string" calcext:value-type="string">
            <text:p>Relevância</text:p>
          </table:table-cell>
          <table:table-cell table:style-name="ce5" office:value-type="string" calcext:value-type="string">
            <text:p>Existência</text:p>
          </table:table-cell>
          <table:table-cell table:style-name="ce4" office:value-type="string" calcext:value-type="string">
            <text:p>Comentários</text:p>
          </table:table-cell>
          <table:covered-table-cell table:style-name="ce4"/>
          <table:table-cell table:style-name="ce36" office:value-type="string" calcext:value-type="string">
            <text:p>Relevância</text:p>
          </table:table-cell>
          <table:table-cell table:style-name="ce36" office:value-type="string" calcext:value-type="string">
            <text:p>Existência</text:p>
          </table:table-cell>
          <table:table-cell table:style-name="ce35" office:value-type="string" calcext:value-type="string">
            <text:p>Comentários</text:p>
          </table:table-cell>
          <table:table-cell table:style-name="ce36" office:value-type="string" calcext:value-type="string">
            <text:p>Guia</text:p>
          </table:table-cell>
          <table:table-cell table:style-name="ce36" office:value-type="string" calcext:value-type="string">
            <text:p>Política</text:p>
          </table:table-cell>
          <table:table-cell table:style-name="ce35" office:value-type="string" calcext:value-type="string">
            <text:p>Comentários</text:p>
          </table:table-cell>
          <table:covered-table-cell table:style-name="ce46"/>
          <table:table-cell table:style-name="ce29"/>
          <table:table-cell table:style-name="ce22" table:number-columns-repeated="786"/>
        </table:table-row>
        <table:table-row table:style-name="ro29">
          <table:table-cell table:style-name="ce7" office:value-type="string" calcext:value-type="string">
            <text:p>ANEEL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Ficaram entre 2 e 3 em relação a existência de cultura organizacional em gestão de riscos de TI na Aneel. Há preocupação em relação a isso, mas não há práticas. Há uma equipe SPG pensando em riscos de negócio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s práticas existentes são em relação a Redundância, Aneel sem papel, mas não há um plano macro que abrange todos os assuntos.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Porém, na ANEEL não há dependência total da TI por pelas áreas da organização (apenas algumas áreas)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Há ausência de pessoal para que se possa ter uma estrutura melhor. Isso é muito relevante</text:p>
            <text:p>Quantitativo de pessoal</text:p>
          </table:table-cell>
          <table:table-cell table:style-name="ce18"/>
          <table:table-cell table:number-columns-repeated="2" table:style-name="ce18" office:value-type="float" office:value="4" calcext:value-type="float">
            <text:p>4</text:p>
          </table:table-cell>
          <table:table-cell table:style-name="ce4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Na elaboração do PDTI, não houve muito a participação das áreas de negócio. Não houve a obrigatoriedade de participalção e por isso eles acabaram não participando tanto.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Eles usaram o guia do PDTI e percebem a SLTI como um “aliado”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É relevante mas não impossibilita a governança de TI.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 motivação é de baixo para cima.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Falta produtividade da alta adm.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Eles sentem falta nas áreas de “analistas de negócios”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table:number-columns-repeated="3"/>
          <table:table-cell table:style-name="ce18" office:value-type="string" calcext:value-type="string">
            <text:p>A alta administração precisaria ser sensibilizada sobre os assuntos de TI como a governança de TI.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A cultura está difundida e institucionalizada.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Tinha escritório de projetos dentro da SGI, mas não era formal. A documentação de gerenciamento de projetos é feito por terceiros para sistemas e infra.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style-name="ce18"/>
          <table:table-cell table:number-columns-repeated="2" table:style-name="ce18" office:value-type="float" office:value="3" calcext:value-type="float">
            <text:p>3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Não há essa estrutura na Aneel</text:p>
          </table:table-cell>
          <table:table-cell table:style-name="ce18" table:number-columns-repeated="4"/>
          <table:table-cell table:number-columns-repeated="2" table:style-name="ce18" office:value-type="float" office:value="3" calcext:value-type="float">
            <text:p>3</text:p>
          </table:table-cell>
          <table:table-cell table:style-name="ce18"/>
          <table:table-cell table:number-columns-repeated="2" table:style-name="ce18" office:value-type="float" office:value="4" calcext:value-type="float">
            <text:p>4</text:p>
          </table:table-cell>
          <table:table-cell table:style-name="ce13" office:value-type="string" calcext:value-type="string">
            <text:p>Na Aneel, há grande envolvimento dessa estrutura</text:p>
            <text:p>(a área existe e é muito utilizada pela TI).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Não há diretrizes definidas.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TCU e a CGU poderiam conversar mais e realizar ações conjuntas: uma maior integração entre eles desoneraria o gestor de TI.</text:p>
          </table:table-cell>
          <table:table-cell table:style-name="ce18" table:number-columns-repeated="4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Isso evitaria rediscutir os mesmos assuntos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Não sei informar</text:p>
          </table:table-cell>
          <table:table-cell table:style-name="ce18" office:value-type="string" calcext:value-type="string">
            <text:p>Há dois diretores novos na Aneel. Com isso, os entrevistados não sabem qual seria o conhecimento deles em relação à governança de TI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Interfere na continuidade das ações, mas conseguem contornar, pois a continuidade dos projetos fica a cargo das superintendências.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Contrataram empresa</text:p>
          </table:table-cell>
          <table:table-cell table:style-name="ce18" table:number-columns-repeated="4"/>
          <table:table-cell table:number-columns-repeated="2" table:style-name="ce18" office:value-type="float" office:value="4" calcext:value-type="float">
            <text:p>4</text:p>
          </table:table-cell>
          <table:table-cell table:style-name="ce18"/>
          <table:table-cell table:number-columns-repeated="2" table:style-name="ce18" office:value-type="float" office:value="4" calcext:value-type="float">
            <text:p>4</text:p>
          </table:table-cell>
          <table:table-cell table:style-name="ce18"/>
          <table:table-cell table:number-columns-repeated="2" table:style-name="ce18" office:value-type="float" office:value="4" calcext:value-type="float">
            <text:p>4</text:p>
          </table:table-cell>
          <table:table-cell table:style-name="ce18"/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No modelo atual, há mais comprometimento das pessoas.</text:p>
          </table:table-cell>
          <table:table-cell table:number-columns-repeated="2" table:style-name="ce18" office:value-type="float" office:value="4" calcext:value-type="float">
            <text:p>4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 office:value-type="string" calcext:value-type="string">
            <text:p>Sentem faltam de um comitê estratégico para determinados projetos. Acham mais efetivo a existência de dois comitês com dedicação exclusiva do(s) participante(s). Mas não foi aprovado pela diretoria. Hoje o comitê é deliberativo.</text:p>
            <text:p><text:span text:style-name="T9"/></text:p>
            <text:p><text:span text:style-name="T1">Também entendem que se já houver o fórum, com as pessoas adequadas, não é necessário criar um comitê. Pode ser utilizada a estrutura já constituída.</text:span>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Eles veem a SLTI como aliada, patrocinadora.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 peridiocidade das reuniões do comitê de TI é trimestral. São fixadas 4 reuniões por ano, mas pode haver reuniões extraordinárias. Como o conselho possui reuniões mensais, quando necessário, a TI utiliza esse fórum.</text:p>
          </table:table-cell>
          <table:table-cell table:style-name="ce18" table:number-columns-repeated="4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Não houve treinamento sobre gestão de portfólio para os servidores da Aneel.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Ferramentas - <text:s/>Classificação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Não há um estudo a fim de verificar o que dará maior retorno à organização.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number-columns-repeated="2" table:style-name="ce18" office:value-type="float" office:value="3" calcext:value-type="float">
            <text:p>3</text:p>
          </table:table-cell>
          <table:table-cell table:style-name="ce18"/>
          <table:table-cell table:number-columns-repeated="2" table:style-name="ce18" office:value-type="float" office:value="3" calcext:value-type="float">
            <text:p>3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5"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Não sei informar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/>
          <table:table-cell table:number-columns-repeated="2" table:style-name="ce18" office:value-type="float" office:value="3" calcext:value-type="float">
            <text:p>3</text:p>
          </table:table-cell>
          <table:table-cell table:style-name="ce18"/>
          <table:table-cell table:number-columns-repeated="2" table:style-name="ce18" office:value-type="float" office:value="4" calcext:value-type="float">
            <text:p>4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 table:number-columns-repeated="3"/>
          <table:table-cell table:style-name="ce18" office:value-type="string" calcext:value-type="string">
            <text:p>Ressaltaram a sensibilização da alta adm.</text:p>
          </table:table-cell>
          <table:table-cell table:style-name="ce18"/>
          <table:table-cell table:number-columns-repeated="2"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Não há formalização dos canais de comunicação.</text:p>
          </table:table-cell>
          <table:table-cell table:number-columns-repeated="2" table:style-name="ce18" office:value-type="float" office:value="3" calcext:value-type="float">
            <text:p>3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4" calcext:value-type="float">
            <text:p>4</text:p>
          </table:table-cell>
          <table:table-cell table:style-name="ce18" table:number-columns-repeated="5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Entende que o mais relevante seria a política. A Aneel depende da TI, mas não consegue dar a devida importância para isso. A política é necessária para ter o patrocínio.</text:p>
          </table:table-cell>
          <table:table-cell table:style-name="ce18"/>
          <table:table-cell table:style-name="ce44" table:number-columns-repeated="787"/>
        </table:table-row>
        <table:table-row table:style-name="ro29">
          <table:table-cell table:style-name="ce39" office:value-type="string" calcext:value-type="string">
            <text:p>DPF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 office:value-type="string" calcext:value-type="string">
            <text:p>Realizada apenas em tempo de contratação (IN04).</text:p>
            <text:p>É uma cultura nova, recomendada pelos órgãos de controle.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Não houve capacitação em riscos, porém existe preocupação com o tema.</text:p>
            <text:p>Basicamente a equipe corre atrás desta competência por conta própria.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9" office:value-type="string" calcext:value-type="string">
            <text:p>Só existe a cobrança por parte da alta administração, não existe um patrocínio para o condicionante (orçamento, capacitação).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Existe uma política de gestão de riscos formalizada, porém faltam recursos humanos para implementá-la.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Existe uma política formalizada de Gestão de Continuidade, sendo que ela é repetível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Existe uma política de continuidade e o pessoal tem preocupação com isso. Faz parte da cultura.</text:p>
          </table:table-cell>
          <table:table-cell table:style-name="ce13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 table:number-columns-repeated="5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Existem o PEI, PETI e PDTI, porém ainda devem ser melhorados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9" office:value-type="string" calcext:value-type="string">
            <text:p>Existe participação ativa do comitê de TI.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 office:value-type="string" calcext:value-type="string">
            <text:p>A DPF está olhando as referências do SISP para elaborar e melhorar as referências/guias da DPF.</text:p>
            <text:p>Devido ao acórdão do TCU de 2008, foram publicados materiais, guais e políticas de governança, começando, portanto, antes das referências propostas pela SLTI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9" office:value-type="string" calcext:value-type="string">
            <text:p>Considera importante não estar vinculado à uma aréa (como administração e planejamento), pois essa área tenderia a ter seus projetos priorizados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number-columns-repeated="2" table:style-name="ce40" office:value-type="float" office:value="4" calcext:value-type="float">
            <text:p>4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Não existe o compartilhamento adequado, somente por parte da TI para com o negócio.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9" office:value-type="string" calcext:value-type="string">
            <text:p>A única coisa que falta é viabilizar os investimentos pleiteados pela TI.</text:p>
          </table:table-cell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Existe a preocupação com o tema, porém o monitoramento ainda é feito de forma incipiente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Existe um gerenciamento avançado em nível de contratos com fornecedores. Não existe um ANS com o público interno (cliente). Vai ser feito um primeiro ensaio, mas não foi feito nada até o momento, ou seja, existe uma preocupação com o tema.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3" office:value-type="string" calcext:value-type="string">
            <text:p>Existe uma MGP formalizada e largamente utilizada. </text:p>
            <text:p>Existe também uma preocupação com a adoção de metodologias ágeis.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9" office:value-type="string" calcext:value-type="string">
            <text:p> <text:span text:style-name="T1">O acompanhamento do PDTI é de responsabilidade do PMO e é realizado utilizando o GEPNET, ou seja, em nível de projetos.</text:span></text:p>
            <text:p><text:span text:style-name="T1"/></text:p>
            <text:p><text:span text:style-name="T1">A EGTI é observada para elaboração dos planos.</text:span>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Existem 6 indicadores formalizados e são medidos anualmente, mas somente no âmbito do atendimento ao cliente.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 office:value-type="string" calcext:value-type="string">
            <text:p>Não existe dentro da TI da DPF.</text:p>
            <text:p>É realizado pela CGU</text:p>
          </table:table-cell>
          <table:table-cell table:style-name="ce40" table:number-columns-repeated="2"/>
          <table:table-cell table:style-name="ce13"/>
          <table:table-cell table:style-name="ce18" office:value-type="string" calcext:value-type="string">
            <text:p>Todos os processos de gestão de serviços e de infraestrutura de TI estão baseados no ITIL e são padronizados, fomentados e institucionalizados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9" office:value-type="string" calcext:value-type="string">
            <text:p>Existe uma pessoa responsável e com a competência necessária para a análise de conformidade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Existe apenas uma função (exercida por uma pessoa com conhecimento), não uma estrutura organizacional formalizada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 office:value-type="string" calcext:value-type="string">
            <text:p>Tentam seguir políticas externas, internamente são poucas.</text:p>
            <text:p>Existem algumas políticas de governança e segurança da informação na DPF.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 office:value-type="string" calcext:value-type="string">
            <text:p>Mais o TCU que a CGU.</text:p>
            <text:p>TCU é mais orientador que a CGU (apenas punitiva) colocando metas e direcionamento para potencializar a TI na DPF.</text:p>
          </table:table-cell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9" office:value-type="string" calcext:value-type="string">
            <text:p>Todas as decisões envolvendo TI são tomadas por comitê deliberativo, muito atuante e com representante das diversas áreas da PDF.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 office:value-type="string" calcext:value-type="string">
            <text:p>Orçamento (custeio) de TI é definido e normalmente recebido.</text:p>
            <text:p>No que tange investimento, não fica a cargo da TI e sim no nível acima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 office:value-type="string" calcext:value-type="string">
            <text:p>Está muito a nível do CGTI.</text:p>
            <text:p>A Alta Administração ainda não tem maiores conhecimentos sobre o tema.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N/A</text:p>
          </table:table-cell>
          <table:table-cell table:style-name="ce13" office:value-type="string" calcext:value-type="string">
            <text:p>Existem planos estratégicos e eles estão publicados.</text:p>
            <text:p>É difícil, no DPF, um novo governante mudar a direção da TI devido à este direcionamento estratégico já traçado e formalizado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Existe a preocupação, mas ainda em fase bem inicial.</text:p>
          </table:table-cell>
          <table:table-cell table:style-name="ce40" table:number-columns-repeated="2"/>
          <table:table-cell table:style-name="ce13" table:number-columns-repeated="2"/>
          <table:table-cell table:number-columns-repeated="2" table:style-name="ce40" office:value-type="float" office:value="4" calcext:value-type="float">
            <text:p>4</text:p>
          </table:table-cell>
          <table:table-cell table:style-name="ce19" office:value-type="string" calcext:value-type="string">
            <text:p>Comitê deliberativo, muito atuante e com representante das diversas áreas do DPF.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3"/>
          <table:table-cell table:number-columns-repeated="2" table:style-name="ce40" office:value-type="float" office:value="4" calcext:value-type="float">
            <text:p>4</text:p>
          </table:table-cell>
          <table:table-cell table:style-name="ce19" office:value-type="string" calcext:value-type="string">
            <text:p>Os membros do comitê são instituídos através de portaria <text:s/>específica, que designa o titular da área e o seu substituto.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3"/>
          <table:table-cell table:number-columns-repeated="2" table:style-name="ce40" office:value-type="float" office:value="4" calcext:value-type="float">
            <text:p>4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9" office:value-type="string" calcext:value-type="string">
            <text:p>O comitê de TI é mais executivo, não muito estratégico.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number-columns-repeated="2" table:style-name="ce40" office:value-type="float" office:value="4" calcext:value-type="float">
            <text:p>4</text:p>
          </table:table-cell>
          <table:table-cell table:style-name="ce19" office:value-type="string" calcext:value-type="string">
            <text:p>As reuniões ordinárias do comitê de TI possuem frequência mensal.</text:p>
          </table:table-cell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Existe a preocupação na DPF, mas está em nível bem inicial e <text:span text:style-name="T13">Ad Hoc</text:span><text:span text:style-name="T14">.</text:span>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Existe um PMO corporativo e o de TI, este é mais maduro que aquele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9" office:value-type="string" calcext:value-type="string">
            <text:p>Ainda não existe uma preocupação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Existe a preocupação, mas a mensuração é bem intuitiva e sob demanda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 office:value-type="string" calcext:value-type="string">
            <text:p>O controle existe apenas no que tange custeio. Com relação a investimento, não tem previsibilidade.</text:p>
            <text:p>É feita uma lista de projetos e, se der, priorizam-se os projetos e aí que é feito o pleito pelo orçamento.</text:p>
            <text:p>(há previsibilidade do que será gasto, não do que se vai receber)</text:p>
          </table:table-cell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9" office:value-type="string" calcext:value-type="string">
            <text:p>Existe política e processo institucionalizado, além de contar com uma estrutura organizacional definida. Apesar disto, precisa avançar mais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 office:value-type="string" calcext:value-type="string">
            <text:p>A gestão dos serviços de TI na DPF é baseado no ITIL.</text:p>
            <text:p>No que tange a gestão de demandas, o processo ainda é intuitivo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Existe apenas a preocupação no PDF</text:p>
          </table:table-cell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9" office:value-type="string" calcext:value-type="string">
            <text:p>Falta uma base consolidada em gestão de TI, mas, em termos gerais, todos são administradores e com vasta <text:s/>experiência prática e teóric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9" office:value-type="string" calcext:value-type="string">
            <text:p>No que tange a estratégia de TI, ainda é incipiente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Existe a preocupação, mas as práticas ainda estão em estágio bem inicial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3" office:value-type="string" calcext:value-type="string">
            <text:p>Seguem os planos estratégicos já definidos.</text:p>
            <text:p>É difícil de mudar os direcionamentos existentes.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Existe a preocupação. Eventualmente, elabora-se um relatório de resultados, mas sem frequência e sob demanda.</text:p>
          </table:table-cell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Busca informações e boas práticas de outros órgãos, mas não passa muita informação. Pouco participativo.</text:p>
          </table:table-cell>
          <table:table-cell table:style-name="ce40"/>
          <table:table-cell table:style-name="ce40" office:value-type="string" calcext:value-type="string">
            <text:p>x</text:p>
          </table:table-cell>
          <table:table-cell table:style-name="ce18" office:value-type="string" calcext:value-type="string">
            <text:p>É muito bom um Guia Orientativo, mas para ter efetividade, por experiência na APF, deve ser feito um normativo.</text:p>
          </table:table-cell>
          <table:table-cell table:style-name="ce13" office:value-type="string" calcext:value-type="string">
            <text:p>A DPF possui práticas institucionalizadas em COBIT, ITIL e ISO desde 2006, devido a auditoria do TCU.</text:p>
            <text:p>Acórdão do TCU de 2008 alavancou muito a governança de TI da DPF</text:p>
          </table:table-cell>
          <table:table-cell table:style-name="ce48" table:number-columns-repeated="787"/>
        </table:table-row>
        <table:table-row table:style-name="ro29">
          <table:table-cell table:style-name="ce12" office:value-type="string" calcext:value-type="string">
            <text:p>CADE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9" office:value-type="string" calcext:value-type="string">
            <text:p>Está a cargo do próprio CGTI e um de servidor específico do órgão que está fazendo mestrado neste tema.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string" calcext:value-type="string">
            <text:p>Existe apenas o plano de riscos no PDTI.</text:p>
            <text:p><text:span text:style-name="T9"/></text:p>
            <text:p><text:span text:style-name="T1">O CADE não tem POSIC, utiliza a POSIC do MJ.</text:span>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9" office:value-type="string" calcext:value-type="string">
            <text:p>Existem áreas no CADE que são completamente dependentes de TI, inclusive com um orçamento muito maior, como é o caso do Laboratório Forense, que investiga formação de cartéis, dentre outros.</text:p>
          </table:table-cell>
          <table:table-cell table:style-name="ce13" table:number-columns-repeated="4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9" office:value-type="string" calcext:value-type="string">
            <text:p>Existe um PEI publicado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number-columns-repeated="2"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 office:value-type="string" calcext:value-type="string">
            <text:p>Foi publicado recentemente um Catálogo de Serviços de TI contendo informações de ANS's e ANO's. Para esta primeira publicação (piloto), foi mais uma prática de TI do que participativa.</text:p>
            <text:p><text:span text:style-name="T9"/></text:p>
            <text:p><text:span text:style-name="T1">No próximo ano será de experimento, calibragem e avaliação. </text:span></text:p>
            <text:p><text:span text:style-name="T9"/></text:p>
            <text:p><text:span text:style-name="T1">Nas próximas revisões, a intenção é que as áreas de negócio participem em conjunto destes SLA's. </text:span></text:p>
            <text:p><text:span text:style-name="T9"/></text:p>
            <text:p><text:span text:style-name="T1">É utilizada a ferramenta GLPI.</text:span></text:p>
            <text:p><text:span text:style-name="T9"/></text:p>
            <text:p><text:span text:style-name="T1">Está prevista também uma central de serviço única para o ano que vem.</text:span>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 office:value-type="string" calcext:value-type="string">
            <text:p>Não existe o PETI.</text:p>
            <text:p><text:span text:style-name="T9"/></text:p>
            <text:p><text:span text:style-name="T1">O PDTI existe, está publicado e em vigor. Ele contém o PETI. </text:span></text:p>
            <text:p><text:span text:style-name="T9"/></text:p>
            <text:p><text:span text:style-name="T1">Entende que o PETI deve ser para o MJ e entidades vinculadas. Não há necessidade de PETI específico para o CADE devido ao tamanho.</text:span>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9" office:value-type="string" calcext:value-type="string">
            <text:p>O entrevistado crê que esta estrutura se enquadra mais em órgãos mais complexos e de grande porte.</text:p>
          </table:table-cell>
          <table:table-cell table:style-name="ce40" table:number-columns-repeated="2"/>
          <table:table-cell table:style-name="ce13" table:number-columns-repeated="2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A cobrança é feita pontualmente para com os servidores, principalmente no que tange contratações e a IN04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 office:value-type="string" calcext:value-type="string">
            <text:p>Existe uma área de auditoria interna, a qual audita a TI anualmente. </text:p>
            <text:p><text:span text:style-name="T9"/></text:p>
            <text:p><text:span text:style-name="T1">Possui também representante no comitê de TI</text:span>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 office:value-type="string" calcext:value-type="string">
            <text:p>Existe o regimento do comitê.</text:p>
            <text:p><text:span text:style-name="T9"/></text:p>
            <text:p><text:span text:style-name="T1">Princípios e Diretrizes (P&amp;D) no PDTI bem definidos</text:span>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/A</text:p>
          </table:table-cell>
          <table:table-cell table:style-name="ce18" office:value-type="string" calcext:value-type="string">
            <text:p>Atuação dos órgãos governantes superiores (OGS), como SLTI, CNJ, CNMP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9" office:value-type="string" calcext:value-type="string">
            <text:p>Dependendo da situação, como para dispositivos em que haja interação com o usuário, uma participação da área finalística pode ser importante, mas não no que tange infraestrutura pesada (servidores, storage, etc).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Esta prática está sendo passada neste ano pela TI à Alta Administração.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 office:value-type="string" calcext:value-type="string">
            <text:p>O CADE possui mandato de 4 anos para presidente, por isso sofre menos.</text:p>
            <text:p><text:span text:style-name="T9"/></text:p>
            <text:p><text:span text:style-name="T1">Alta administração também é formada por servidores de carreira</text:span>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3"/>
          <table:table-cell table:number-columns-repeated="2"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Posicionamento hierárquico da TI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9" office:value-type="string" calcext:value-type="string">
            <text:p>Existe uma estrutura colegiada formalizada e atuante no CADE.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number-columns-repeated="2" table:style-name="ce40" office:value-type="float" office:value="4" calcext:value-type="float">
            <text:p>4</text:p>
          </table:table-cell>
          <table:table-cell table:style-name="ce13"/>
          <table:table-cell table:number-columns-repeated="2" table:style-name="ce40" office:value-type="float" office:value="4" calcext:value-type="float">
            <text:p>4</text:p>
          </table:table-cell>
          <table:table-cell table:style-name="ce13"/>
          <table:table-cell table:number-columns-repeated="2" table:style-name="ce40" office:value-type="float" office:value="4" calcext:value-type="float">
            <text:p>4</text:p>
          </table:table-cell>
          <table:table-cell table:style-name="ce19" office:value-type="string" calcext:value-type="string">
            <text:p>Comitê de TI deliberativo, muito atuante e formado pelos dirigentes das áreas de negócio.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13" office:value-type="string" calcext:value-type="string">
            <text:p>Reuniões são realizadas de forma quadrimestral.</text:p>
            <text:p><text:span text:style-name="T9"/></text:p>
            <text:p><text:span text:style-name="T1">Não houve reuniões extraordinárias.</text:span>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Representatividade das áreas de negócio no Comitê de TI (cobertura com participação de todas as áreas<text:span text:style-name="T12">)</text:span>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 office:value-type="string" calcext:value-type="string">
            <text:p>Utiliza MGP-SISP, apesar de constar uma MGP própria no PDTI.</text:p>
            <text:p><text:span text:style-name="T9"/></text:p>
            <text:p><text:span text:style-name="T1">Existe uma estrutura organizacional, que deveria ser o PMO corporativo (Asplan), mas ela não atua de maneira efetiva.</text:span>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 office:value-type="string" calcext:value-type="string">
            <text:p>Possui esta cultura devido à conformidade com o processo de contratação com a IN04.</text:p>
            <text:p><text:span text:style-name="T9"/></text:p>
            <text:p><text:span text:style-name="T1">Porém, de forma geral, estas práticas são feitas isoladas, sob demanda</text:span>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13" office:value-type="string" calcext:value-type="string">
            <text:p>Existe esta preocupação e o órgão quer avançar nesta questão no próximo ano, através de relatórios de gestão, por exemplo.</text:p>
            <text:p><text:span text:style-name="T9"/></text:p>
            <text:p><text:span text:style-name="T1">O entrevistado acha que deve ser criado um modelo deste relatório para SISP, o qual os órgãos possam preenchê-lo e enviá-los, de maneira pró-ativa, aos órgãos de controle</text:span>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9" office:value-type="string" calcext:value-type="string">
            <text:p>CGTI tem que atuar exaustivamente atrás da verba prometida</text:p>
          </table:table-cell>
          <table:table-cell table:style-name="ce40" table:number-columns-repeated="2"/>
          <table:table-cell table:style-name="ce13" table:number-columns-repeated="2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Existe uma preocupação e o órgão já iniciou algumas, como catálogo de serviços de TI e a central única de atendimento (Service Desk)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O órgão utiliza o GEPNET juntamente com e planilhas, mas a gestão ainda é incipiente.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19" office:value-type="string" calcext:value-type="string">
            <text:p>Foram mapeadas apenas as competências que constam para a execução do PDTI. Não existe nada instituído pelo órgão.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string" calcext:value-type="string">
            <text:p>Formulário de Pesquisa de Satisfação do uso da TI (como o Gespública)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19" office:value-type="string" calcext:value-type="string">
            <text:p>A Alta Administração possui um bom perfil de gestor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9" office:value-type="string" calcext:value-type="string">
            <text:p>O comitê de TI deve ser atuante e efetivo; não basta apenas existir formalmente.</text:p>
          </table:table-cell>
          <table:table-cell table:style-name="ce40" table:number-columns-repeated="2"/>
          <table:table-cell table:style-name="ce13" table:number-columns-repeated="2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9" office:value-type="string" calcext:value-type="string">
            <text:p>Existe apenas uma preocupação com o tema.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A possibilidade de compartilhamento é um ponto forte do sistema (oportunidade) que deveria ser mais e melhor explorado, para se buscar mais cooperação e menos competição. Afinal, o propósito de todos os órgãos é a prestação de serviço público.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19" office:value-type="string" calcext:value-type="string">
            <text:p>Os dois modelos são muito importantes: os guias ajudam muito na implementação (por exemplo, Guia PDTI e Comitê de TI); e a norma dá força.</text:p>
          </table:table-cell>
          <table:table-cell table:style-name="ce18" office:value-type="string" calcext:value-type="string">
            <text:p>Formulário de satisfação: Existe esta preocupação registrado no PDTI do órgão.</text:p>
          </table:table-cell>
          <table:table-cell table:number-columns-repeated="787"/>
        </table:table-row>
        <table:table-row table:style-name="ro29">
          <table:table-cell table:style-name="ce39" office:value-type="string" calcext:value-type="string">
            <text:p>STN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Existe uma área de risco da organização, mas sem foco em TI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Algumas áreas como gestão de projetos, possui arranjos relacionados à riscos, mas ainda de forma inicial.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9" office:value-type="string" calcext:value-type="string">
            <text:p>O assunto foi incluído recentemente no planejamento estratégico, que vigorará para próximo ano.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3" office:value-type="string" calcext:value-type="string">
            <text:p>Possui para alguns serviços de Ti que são mapeados como mais críticos para negócio.</text:p>
            <text:p><text:span text:style-name="T9"/></text:p>
            <text:p><text:span text:style-name="T1">Não existe a prática de  analise contínua para mapear quais são os serviços,  além dos que já estão definidos pelo negócio,  que necessitam ser incluídos na gestão de continuidade.</text:span>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 table:number-columns-repeated="5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string" calcext:value-type="string">
            <text:p>Possui PEI, PATI (da STN) e PDTI <text:s/>e o MF está fazendo um plano para todas as secretarias.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19" office:value-type="string" calcext:value-type="string">
            <text:p>TI participa do Planejamento estratégico. A TI faz o planejamento de TI, onde as priorizações são indicadas pela área de TI e comitê somente aprova.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9" office:value-type="string" calcext:value-type="string">
            <text:p>Não utilizava os guias . Iniciou recentemente a <text:s/>utilizar 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9" office:value-type="string" calcext:value-type="string">
            <text:p>Está ligada a uma subsecretaria ....Acham que precisavam <text:s/>estar pelo menos um nível acima do atual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Existe prática de treinamentos constantes sobre negócio para TI mas nem tanto de TI para áreas de negócio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Sugestão condicionante : Participação e influência durante a elaboração do Planejamento Estratégico Institucional, com o intuito de colaborar proativamente na definição de objetivos estratégicos e metas factíveis.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A cultura que prevalece é de que ninguém quer ser avaliado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number-columns-repeated="2"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Definem poucos indicadores..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9" office:value-type="string" calcext:value-type="string">
            <text:p>Na STN, existe uma área, C GGOV dentro da COSIS: que trata somente alguns assuntos, como : métricas, projetos.</text:p>
          </table:table-cell>
          <table:table-cell table:style-name="ce40" table:number-columns-repeated="2"/>
          <table:table-cell table:style-name="ce18" table:number-columns-repeated="2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 office:value-type="string" calcext:value-type="string">
            <text:p>Considera que essas diretrizes,em alguns casos,  até engessam a implementação das ações.</text:p>
            <text:p>Ou seja, pode exercer influência negativa.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45" office:value-type="string" calcext:value-type="string">
            <text:p>Na visão da Administração Pública Federal, os condicionantes C26, C26 e C28 são muito relevantes, mas para um órgão que já possui uma certa maturidade, dependendo de como essas condicionantes são impostas, elas podem prejudicar.<text:span text:style-name="T1">, tendo o órgão que se adequar no que consideram um “nivelamento por baixo”</text:span>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9" office:value-type="string" calcext:value-type="string">
            <text:p>A STN não é muito afetada pelo condicionante. O corpo gestor normalmente são servidores e não há muita rotatividade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number-columns-repeated="2" table:style-name="ce40" office:value-type="float" office:value="4" calcext:value-type="float">
            <text:p>4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9" office:value-type="string" calcext:value-type="string">
            <text:p>Não há uma periodicidade bem definida. As reuniões são marcadas quando as pessoas podem. Difícil conciliar.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9" office:value-type="string" calcext:value-type="string">
            <text:p>O comitê existente na STN é deliberativo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N/A</text:p>
          </table:table-cell>
          <table:table-cell table:style-name="ce19" office:value-type="string" calcext:value-type="string">
            <text:p>Na estrutura da STN todos os comitês são as mesmas pessoas. A Segregação não traria ganho.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Poucas reuniões são realizadas.</text:p>
          </table:table-cell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Reconhecem a importância mas precisam melhorar.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9" office:value-type="string" calcext:value-type="string">
            <text:p>Na organização, existe a cultura que de dinheiro não é o problema <text:s/>para executar as ações. Talvez por isso a viabilidade não é realizada de forma cultural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9" office:value-type="string" calcext:value-type="string">
            <text:p>A alta administração garante dentro do orçamento do órgão, uma <text:s/>parte para TI mas não monitora.</text:p>
          </table:table-cell>
          <table:table-cell table:style-name="ce40" table:number-columns-repeated="2"/>
          <table:table-cell table:style-name="ce18" table:number-columns-repeated="2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Existe práticas iniciais na organização e a TI começou a realizar também, de forma inicial.</text:p>
          </table:table-cell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Não acha que é algo que influencia tanto ....nao tem influênci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9" office:value-type="string" calcext:value-type="string">
            <text:p>Existe o anseio por isso, mas não existe formalizado na organização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string" calcext:value-type="string">
            <text:p>X</text:p>
          </table:table-cell>
          <table:table-cell table:style-name="ce40"/>
          <table:table-cell table:style-name="ce13" office:value-type="string" calcext:value-type="string">
            <text:p>O caráter normativo poderia fazer com que a organização retrocedesse em iniciativas já existentes, se viesse de forma a padronizar os órgãos. Poderia nivelar por baixo o que já está em evolução. Por esse motivo, prefere a opção orientativo. </text:p>
            <text:p>Porém, essa percepção está relacionada à maturidade já mais elevada da STN. Entendem que quando não há cultura no órgão, a norma ajuda mais.</text:p>
            <text:p/>
            <text:p>Mesmo não sendo essa a opção escolhida, pondera que a norma ajuda a  sensibilizar a alta administração sobre a importância de alguns temas. Para normatizar, é importante normatizar o “quê”. O “como” ficaria para um guia.</text:p>
          </table:table-cell>
          <table:table-cell table:style-name="ce19"/>
          <table:table-cell table:style-name="ce48" table:number-columns-repeated="787"/>
        </table:table-row>
        <table:table-row table:style-name="ro29">
          <table:table-cell table:style-name="ce39" office:value-type="string" calcext:value-type="string">
            <text:p>SISP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string" calcext:value-type="string">
            <text:p>Incluir como condicionante da <text:s/>governança dos riscos de TI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Fernando :Ao ler o condicionante, o respondente questionou sobre quais seriam as partes mencionadas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9" office:value-type="string" calcext:value-type="string">
            <text:p>Respondente acha que a forma como atualmente os órgãos de controle atuam não é a melhor forma. É relevante mas não muito.</text:p>
          </table:table-cell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number-columns-repeated="2" table:style-name="ce40" office:value-type="string" calcext:value-type="string">
            <text:p>X</text:p>
          </table:table-cell>
          <table:table-cell table:style-name="ce13"/>
          <table:table-cell table:style-name="ce7" office:value-type="string" calcext:value-type="string">
            <text:p>Com relação à escala proposta, acha que existe uma tendência de respostas serem  em sua grande maioria “4 – Muito Relevante”. Pensar sobre isso.</text:p>
            <text:p>Pesquisar no dicionário se  “CONDICIONANTE” é “masculino” ou “feminino”.</text:p>
          </table:table-cell>
          <table:table-cell table:style-name="ce48" table:number-columns-repeated="787"/>
        </table:table-row>
        <table:table-row table:style-name="ro29">
          <table:table-cell table:style-name="ce39" office:value-type="string" calcext:value-type="string">
            <text:p>SGPR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não possuir quadro próprio ( alta rotatividade) influencia na insuficiência de cultura. relacionada à riscos .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string" calcext:value-type="string">
            <text:p>DITEC possui termo de cooperação com a Imprensa Nacional para redundância (storages, sistemas, etc)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9" office:value-type="string" calcext:value-type="string">
            <text:p>Ex.: <text:s text:c="2"/>Citou o <text:s/>sistema SIDOF ( tramitação documentos oficiais) <text:s/>e o uso certificado digitais/ assinatura digital como exemplo da relevância.</text:p>
          </table:table-cell>
          <table:table-cell table:style-name="ce18" table:number-columns-repeated="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9" office:value-type="string" calcext:value-type="string">
            <text:p>Algumas Secretarias ainda não possuem PEI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4" office:value-type="string" calcext:value-type="string">
            <text:p>Possuem  “Gerentes de Contas” junto às áreas, recebendo demandas e prospectando novas demandas entre as 14 unidades (pontas). Com a alta administração a interação ocorre nas reuniões do comitê..</text:p>
            <text:p><text:span text:style-name="T9"/></text:p>
            <text:p><text:span text:style-name="T4">Das 14 secretarias:</text:span></text:p>
            <text:p><text:span text:style-name="T9"/></text:p>
            <text:p><text:span text:style-name="T4">a) Algumas (06) dependem totalmente dos serviços da DITEC.  </text:span></text:p>
            <text:p><text:span text:style-name="T9"/></text:p>
            <text:p><text:span text:style-name="T4">b) Algumas dependem muito atualmente mas que tendem a serem autônomas em algum tempo;</text:span></text:p>
            <text:p><text:span text:style-name="T9"/></text:p>
            <text:p><text:span text:style-name="T4">c) Outras são  totalmente independentes da DITEC, tendo área de TI própria.. Ex.: SDH</text:span>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4" office:value-type="string" calcext:value-type="string">
            <text:p>A ausência desse manuais não impedem os planos de serem realizados.</text:p>
            <text:p><text:span text:style-name="T9"/></text:p>
            <text:p><text:span text:style-name="T4"> A  evolução de maturidade da organização SGRP facilitou a aderência aos guias</text:span>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4" office:value-type="string" calcext:value-type="string">
            <text:p>Dado os serviços que a TI presta atualmente, não é  adequado a área estar vinculada à  uma área administrativa., que é o  modelo hierárquico muito utilizado no governo , inclusive da SGPR.</text:p>
            <text:p/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9" office:value-type="string" calcext:value-type="string">
            <text:p>As áreas <text:s/>de negócio que possuem pequenos núcleos de Ti normalmente não passam as demandas para a DITEC, demonstrando uma possível falta de confiança, segundo os respondentes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Consideram essas práticas incipientes na organização. Somente as equipes de desenvolvimento utilizam algumas dessas práticas.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8"/>
          <table:table-cell table:number-columns-repeated="2" table:style-name="ce40" office:value-type="float" office:value="4" calcext:value-type="float">
            <text:p>4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9" office:value-type="string" calcext:value-type="string">
            <text:p>Sentem a falta de uma equipe com essas características na SGPR.</text:p>
          </table:table-cell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number-columns-repeated="2" table:style-name="ce40" office:value-type="float" office:value="4" calcext:value-type="float">
            <text:p>4</text:p>
          </table:table-cell>
          <table:table-cell table:style-name="ce19" office:value-type="string" calcext:value-type="string">
            <text:p>A auditoria interna da SGPR possui uma equipe específica para auditorias de TI.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9" office:value-type="string" calcext:value-type="string">
            <text:p>CONSIDERAM INEGOCIVEL ESSE PODER DE DECISAO SAIR DA TI, TANTO INFRA QUANTO ARQUITETURA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9" office:value-type="string" calcext:value-type="string">
            <text:p>CONSIDERAM INEGOCIVEL ESSE PODER DE DECISAO SAIR DA TI, TANTO INFRA QUANTO ARQUITETURA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4" office:value-type="string" calcext:value-type="string">
            <text:p>Mudança  desse tipo ocorre com frequência no órgão e o impacto é sentido na dificuldade de incorporar qualquer cultura na organização.</text:p>
            <text:p>Considerou o condicionante de maior impacto da prática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number-columns-repeated="2" table:style-name="ce40" office:value-type="float" office:value="4" calcext:value-type="float">
            <text:p>4</text:p>
          </table:table-cell>
          <table:table-cell table:style-name="ce18"/>
          <table:table-cell table:number-columns-repeated="2" table:style-name="ce40" office:value-type="float" office:value="4" calcext:value-type="float">
            <text:p>4</text:p>
          </table:table-cell>
          <table:table-cell table:style-name="ce18"/>
          <table:table-cell table:number-columns-repeated="2" table:style-name="ce40" office:value-type="float" office:value="4" calcext:value-type="float">
            <text:p>4</text:p>
          </table:table-cell>
          <table:table-cell table:style-name="ce18"/>
          <table:table-cell table:number-columns-repeated="2" table:style-name="ce40" office:value-type="float" office:value="4" calcext:value-type="float">
            <text:p>4</text:p>
          </table:table-cell>
          <table:table-cell table:style-name="ce18"/>
          <table:table-cell table:number-columns-repeated="2" table:style-name="ce40" office:value-type="float" office:value="4" calcext:value-type="float">
            <text:p>4</text:p>
          </table:table-cell>
          <table:table-cell table:style-name="ce18"/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N/A</text:p>
          </table:table-cell>
          <table:table-cell table:style-name="ce19" office:value-type="string" calcext:value-type="string">
            <text:p>CONSIDERAM A DITEC COM ATRIBUIÇÕES DE UM COMITÊ EXECUTIVO (GESTAO) E O COMITÊ GESTOR <text:s/>COM ATRIBUIÇÕES DE COMITÊ ESTRATÉGICO ( GOVENANÇA). <text:s/>Não consideram relevante ter dois comitês.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number-columns-repeated="2" table:style-name="ce40" office:value-type="float" office:value="4" calcext:value-type="float">
            <text:p>4</text:p>
          </table:table-cell>
          <table:table-cell table:style-name="ce19" office:value-type="string" calcext:value-type="string">
            <text:p>O REGIMENTO DIZ QUE AS REUNIÕES SERIAM BIMESTRAIS MAS NA PRATICA É MELHOR: OCORREM MENSALMENTE ( em caráter extraordinário)</text:p>
          </table:table-cell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SOMENTE EM CONTRATAÇÕES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number-columns-repeated="2" table:style-name="ce40" office:value-type="float" office:value="4" calcext:value-type="float">
            <text:p>4</text:p>
          </table:table-cell>
          <table:table-cell table:style-name="ce14" office:value-type="string" calcext:value-type="string">
            <text:p>O Comitê realiza o acompanhamento da Gestão orçamentária e financeira. </text:p>
            <text:p><text:span text:style-name="T9"/></text:p>
            <text:p><text:span text:style-name="T4">NÃO E INSTITUCIONALIZADO MAS  TODO INICIO DO ANO O VALOR DO ORÇAMENTO DE TI É DEFINIDO  E ESSE VALOR ORIENTA O PLANO DE METAS. </text:span></text:p>
            <text:p><text:span text:style-name="T9"/></text:p>
            <text:p><text:span text:style-name="T4">EXISTE NA DITEC O ACOMPANHAMENTO ORÇAMENTARIO E FINANCEIRO PARA TODAS AS AÇÕES DE TI.</text:span></text:p>
            <text:p><text:span text:style-name="T9"/></text:p>
            <text:p><text:span text:style-name="T4">ESSE ACOMPANHEMNTO ORÇAMENTÁRIO TAMBÉM E REALIZADO NO AMBITO DO COMITE CGTI</text:span></text:p>
          </table:table-cell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number-columns-repeated="2" table:style-name="ce40" office:value-type="float" office:value="4" calcext:value-type="float">
            <text:p>4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4" office:value-type="string" calcext:value-type="string">
            <text:p>NO ÓRGÃO NAO É UMA ATRIBUIÇÃO DA TI FAZER A GESTÃO POR COMPETÊNCIAS .</text:p>
            <text:p><text:span text:style-name="T9"/></text:p>
            <text:p><text:span text:style-name="T4">A TI NECESSITA DE PESSOAS  COM ESPECIALIDADES EM OUTRAS AREAS : EX; PESSOAS QUE ENTENDAM DE ORÇAMENTO.  </text:span></text:p>
          </table:table-cell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9" office:value-type="string" calcext:value-type="string">
            <text:p>O comitê (alta administração) ainda possui membros que não possuem esse conhecimento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9" office:value-type="string" calcext:value-type="string">
            <text:p>O NÍVEL ESTRATÉGICO DO COMITE GESTOR DE TI TEM AUMENTADO : CHEGARAM A TER CHEFES DE GABINETE COMO MEMBROS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9" office:value-type="string" calcext:value-type="string">
            <text:p>O PAPEL DO TCU NESSE PROCESSO FOI MUITO IMPORTANTE : <text:s/>IMPULSIONOU A TI A EVOLUIR E A ALTA ADMINISTRAÇÃO A SE CONSCIENTIZAR.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9" office:value-type="string" calcext:value-type="string">
            <text:p>UM DOS TRIPÉS <text:s/>QUE REGEM A GESTAO ATUAL DA DITEC É A COMUNICAÇÃO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9" office:value-type="string" calcext:value-type="string">
            <text:p>PODERIA SER 4 PELAS INICIATIVAS DA DIRETORIA <text:s/>MAS DENTRE OS ENVOLVIDOS AINDA TEM UM OU OUTRO QUE NÃO INCORPOROU A CULTURA</text:p>
          </table:table-cell>
          <table:table-cell table:style-name="ce40" table:number-columns-repeated="2"/>
          <table:table-cell table:style-name="ce18"/>
          <table:table-cell table:style-name="ce18" office:value-type="string" calcext:value-type="string">
            <text:p>Comunicaçaõ é uma diretriz da DITEC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4" office:value-type="string" calcext:value-type="string">
            <text:p>ELOGIO PARA ATUAÇÃO DO ATUAL SECRETARIO ADJUNTO DA SLTI EM:</text:p>
            <text:p>-  OUVIR OS ÓRGÃOS DO SISP</text:p>
            <text:p>- OPORTUNIDADE DE COMPOR PAUTAS COM ASSUNTOS QUE SÃO DE INTERESSE DO SISTEMA</text:p>
            <text:p>- AÇÕES COLETIVAS COMO O ASSUNTO : QTD DE NORMAS GSI</text:p>
          </table:table-cell>
          <table:table-cell table:style-name="ce40"/>
          <table:table-cell table:style-name="ce40" office:value-type="string" calcext:value-type="string">
            <text:p>X</text:p>
          </table:table-cell>
          <table:table-cell table:style-name="ce18" office:value-type="string" calcext:value-type="string">
            <text:p>PARA A REALIDADE DO ÓRGÃO, UMA POLITICA.TRARIA MAIS BENEFÍCIOS, POIS SOMENTE O ORIENTATIVO NAO CONSEGUIRIA CONVENCER AS 14 SECRETARIAS .</text:p>
          </table:table-cell>
          <table:table-cell table:style-name="ce19"/>
          <table:table-cell table:style-name="ce48" table:number-columns-repeated="787"/>
        </table:table-row>
        <table:table-row table:style-name="ro29">
          <table:table-cell table:style-name="ce12" office:value-type="string" calcext:value-type="string">
            <text:p>MTE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Eles acham que se a alta adm não patrocinar, eles conseguem realizar a gov. de riscos da mesma forma.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Dificuldade de entendimento (do condicionante pelo órgão)</text:p>
          </table:table-cell>
          <table:table-cell table:style-name="ce18" table:number-columns-repeated="4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/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number-columns-repeated="2" table:style-name="ce40" office:value-type="float" office:value="3" calcext:value-type="float">
            <text:p>3</text:p>
          </table:table-cell>
          <table:table-cell table:style-name="ce18"/>
          <table:table-cell table:number-columns-repeated="2" table:style-name="ce40" office:value-type="string" calcext:value-type="string">
            <text:p>X</text:p>
          </table:table-cell>
          <table:table-cell table:style-name="ce18" office:value-type="string" calcext:value-type="string">
            <text:p>Marcaram o guia e a política como relevantes.</text:p>
          </table:table-cell>
          <table:table-cell table:style-name="ce18"/>
          <table:table-cell table:style-name="ce48" table:number-columns-repeated="63"/>
          <table:table-cell table:number-columns-repeated="724"/>
        </table:table-row>
        <table:table-row table:style-name="ro29">
          <table:table-cell table:style-name="ce12" office:value-type="string" calcext:value-type="string">
            <text:p>MT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number-columns-repeated="2" table:style-name="ce18" office:value-type="float" office:value="4" calcext:value-type="float">
            <text:p>4</text:p>
          </table:table-cell>
          <table:table-cell table:style-name="ce18"/>
          <table:table-cell table:number-columns-repeated="2" table:style-name="ce18" office:value-type="float" office:value="4" calcext:value-type="float">
            <text:p>4</text:p>
          </table:table-cell>
          <table:table-cell table:style-name="ce18"/>
          <table:table-cell table:number-columns-repeated="2" table:style-name="ce18" office:value-type="float" office:value="4" calcext:value-type="float">
            <text:p>4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 table:number-columns-repeated="5"/>
          <table:table-cell table:number-columns-repeated="2" table:style-name="ce18" office:value-type="float" office:value="4" calcext:value-type="float">
            <text:p>4</text:p>
          </table:table-cell>
          <table:table-cell table:style-name="ce18"/>
          <table:table-cell table:number-columns-repeated="2" table:style-name="ce40" office:value-type="float" office:value="4" calcext:value-type="float">
            <text:p>4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 office:value-type="string" calcext:value-type="string">
            <text:p>Os entrevistados disseram que a atuação da SLTI é muito importante. </text:p>
            <text:p><text:span text:style-name="T9"/></text:p>
            <text:p><text:span text:style-name="T1">A utilização de materiais comuns  permite comparabilidade com outros órgãos.</text:span>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number-columns-repeated="2" table:style-name="ce40" office:value-type="float" office:value="4" calcext:value-type="float">
            <text:p>4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Pessoal em termos quantitativo e qualitativo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3" office:value-type="string" calcext:value-type="string">
            <text:p>Não há acordo de nível de serviço com os clientes.</text:p>
            <text:p><text:span text:style-name="T9"/></text:p>
            <text:p><text:span text:style-name="T1">Há apenas gestão de fornecedores.</text:span>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3" office:value-type="string" calcext:value-type="string">
            <text:p>Foi implantado o escritório de métricas, escritório de projetos e escritório de contratações de TI. </text:p>
            <text:p>(há o núcleo de gerenciamento de projetos na TI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8"/>
          <table:table-cell table:number-columns-repeated="2" table:style-name="ce40" office:value-type="float" office:value="4" calcext:value-type="float">
            <text:p>4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9" office:value-type="string" calcext:value-type="string">
            <text:p>Há pessoal qualificado, mas não em número suficiente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Há o profissional (é da CGU), mas não faz auditoria de TI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9" office:value-type="string" calcext:value-type="string">
            <text:p>Não há política de governança.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9" office:value-type="string" calcext:value-type="string">
            <text:p>Entende que o mais adequado seria o federado.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9" office:value-type="string" calcext:value-type="string">
            <text:p>Já ocorre dessa forma no MT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9" office:value-type="string" calcext:value-type="string">
            <text:p>Hoje não influencia tanto devido aos planos já esaterem estabelecidos. Eles tem o desafio de implantar a governança corporativa no MT. Tem possibilidade da TI vir a ser uma diretoria vinculada à SE e um escritório de proj. <text:s/>estratégicos vinculados à SE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number-columns-repeated="2" table:style-name="ce40" office:value-type="float" office:value="4" calcext:value-type="float">
            <text:p>4</text:p>
          </table:table-cell>
          <table:table-cell table:style-name="ce18"/>
          <table:table-cell table:number-columns-repeated="2" table:style-name="ce40" office:value-type="float" office:value="4" calcext:value-type="float">
            <text:p>4</text:p>
          </table:table-cell>
          <table:table-cell table:style-name="ce19" office:value-type="string" calcext:value-type="string">
            <text:p>Há um regimento interno.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19" office:value-type="string" calcext:value-type="string">
            <text:p>É três, pois independente de ir o titular ou o substituto, a decisão está alinhada. Mesmo se o substituo for quem vai à reunião, não há problemas, pois ele é competente para tal.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8"/>
          <table:table-cell table:number-columns-repeated="2" table:style-name="ce40" office:value-type="float" office:value="4" calcext:value-type="float">
            <text:p>4</text:p>
          </table:table-cell>
          <table:table-cell table:style-name="ce19" office:value-type="string" calcext:value-type="string">
            <text:p>Comitê Deliberativo.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 office:value-type="string" calcext:value-type="string">
            <text:p>Eles possuem os dois.</text:p>
            <text:p>CETIC = no âmbito do setor de transportes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9" office:value-type="string" calcext:value-type="string">
            <text:p>Ainda não tem catálogo de serviços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Não tem pessoal qualificado e suficiente.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19" office:value-type="string" calcext:value-type="string">
            <text:p>Essa análise é feita apenas para contratações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number-columns-repeated="2" table:style-name="ce40" office:value-type="float" office:value="4" calcext:value-type="float">
            <text:p>4</text:p>
          </table:table-cell>
          <table:table-cell table:style-name="ce19" office:value-type="string" calcext:value-type="string">
            <text:p>Porém, fatores externos influenciam na previsibilidade (cortes)</text:p>
          </table:table-cell>
          <table:table-cell table:style-name="ce40" table:number-columns-repeated="2"/>
          <table:table-cell table:style-name="ce18" table:number-columns-repeated="2"/>
          <table:table-cell table:number-columns-repeated="2" table:style-name="ce40" office:value-type="float" office:value="4" calcext:value-type="float">
            <text:p>4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Não há plano de capacidade.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Pessoal Disponível e Capacitado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Eles apoiam o PEI e não possuem conhecimentos em governança de TI. Digamos que seja inicial.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9" office:value-type="string" calcext:value-type="string">
            <text:p>Não há dificuldade de envolvê-los por falta de conhecimento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Eles não tem conhecimento de que é responsabilidade deles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9" office:value-type="string" calcext:value-type="string">
            <text:p>Acham que a mudança no cenário político não deveria influenciar, pois deveria ser seguido os planos. Só que acham que hoje influencia.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number-columns-repeated="2" table:style-name="ce40" office:value-type="float" office:value="4" calcext:value-type="float">
            <text:p>4</text:p>
          </table:table-cell>
          <table:table-cell table:style-name="ce19" office:value-type="string" calcext:value-type="string">
            <text:p>Esses canais são estabelecidos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Pessoal Qualificado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7" office:value-type="string" calcext:value-type="string">
            <text:p>O compartilhamento poderia ser maior. Entendem que hoje é feito pela CC/SISP. Ainda é necessário melhorar a a relação: mais competitiva do que colaborativa.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7" office:value-type="string" calcext:value-type="string">
            <text:p>Solicitam o apoio de consultoria, para auxiliar na implementação da governança de TI no órgão, pois o guia apenas orienta os órgãos de forma geral. </text:p>
            <text:p>Disseram que a sensibilização em governança de TI é muito importante para a alta adm. </text:p>
            <text:p>Disseram que a política é importante, mas não pode ser exigida sem prover também os meios para viabilizá-la. É necessário principalmente de pessoal!</text:p>
          </table:table-cell>
          <table:table-cell table:style-name="ce18"/>
          <table:table-cell table:style-name="ce48" table:number-columns-repeated="63"/>
          <table:table-cell table:number-columns-repeated="724"/>
        </table:table-row>
        <table:table-row table:style-name="ro29">
          <table:table-cell table:style-name="ce40" office:value-type="string" calcext:value-type="string">
            <text:p>MP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 table:number-columns-repeated="5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Eduardo : Os guias da SLTI precisam ser bem elaborados para serem considerados “Muito Relevantes”. Caso não tenha esse cuidado, inclusive quanto à aplicabilidade, pode ser um complicador, tornando-os tornando “Pouco relevantes”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number-columns-repeated="2" table:style-name="ce40" office:value-type="float" office:value="4" calcext:value-type="float">
            <text:p>4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9" office:value-type="string" calcext:value-type="string">
            <text:p>DIVERGENCIAS ENTRE VISÕES. <text:s/>Eduardo considera que atuação dos órgão de controle é muito relevante para a prática Conformidade, do ponto de vista científico. Entretanto, no aspecto real, concordou com comentário de outro respondente de que a forma como atualmente ocorre essa atuação não é a melhor forma</text:p>
          </table:table-cell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9" office:value-type="string" calcext:value-type="string">
            <text:p>Eduardo : Considerou a escala “3” <text:s/>pois acha que, para esse caso específico, a área de negócio deveria ser destacada como responsável/protagonista das decisões citadas e não a forma “colegiada” como está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 office:value-type="string" calcext:value-type="string">
            <text:p>Eduardo : incluir o condicionante “<text:span text:style-name="T1">Compartilhamento do conhecimento (tanto da TI para o negócio, quanto do negócio para a TI)” . Na opinião do respondente essa troca de conhecimento é fundamental para  que os usuários de recursos de TI conheçam quais são de fato os recursos de TI e quais não são. Citou exemplo de que a  tomada elétrica ou a construção da sala-cofre não são recursos da TI e em muitos casos os gestores  consideram como sendo. </text:span>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string" calcext:value-type="string">
            <text:p>X</text:p>
          </table:table-cell>
          <table:table-cell table:style-name="ce40"/>
          <table:table-cell table:style-name="ce7" office:value-type="string" calcext:value-type="string">
            <text:p>Obs do respondente:O Guia traria mais benefícios pois ajudaria ao órgão a construir a maturidade <text:s/>em Governança de TI antes de ser cobrado. Segundo ele, uma norma não consegue ser aplicada dependendo do estágio de maturidade do órgão e pode engessar a governança de TI. <text:s/>Considera que a parte relevante do caráter normativo é que ajuda a ter patrocínio.</text:p>
          </table:table-cell>
          <table:table-cell table:style-name="ce47" office:value-type="string" calcext:value-type="string">
            <text:p>OUTRAS CONSIDERAÇÕES ( seção incluída no momento da entrevista)</text:p>
            <text:p>com relação à resposta assistida e o tempo sugeriu que no momento do agendamento enfatizar a importância do respondente analisar previamente o questionário. Dessa forma,  a  coleta de contribuições ficará mais rica, com mais exemplos e reflexões do entrevistado, otimizando o tempo</text:p>
          </table:table-cell>
          <table:table-cell table:style-name="ce48" table:number-columns-repeated="787"/>
        </table:table-row>
        <table:table-row table:style-name="ro29">
          <table:table-cell table:style-name="ce40" office:value-type="string" calcext:value-type="string">
            <text:p>MI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Não adianta ter somente políticas e não possuir cultura organizacional para atender às políticas. E não considera fácil conseguir alcançar essa cultura.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credita que por falta de conhecimento do assunto, a alta administração não se envolve em patrocinar proativamente a governança de riscos.</text:p>
            <text:p>A alta administração do MI é um corpo técnico  com especialidade em  gestão e sempre que lhe é apresentada uma preocupação/ação relacionada à gestão/governança tenta patrocinar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 TI do MI já está se preocupando <text:s/>com o assunto gestão de continuidade do negócio. Está promovendo ações para formalizar <text:s/>planos <text:s/>e processos relativos.</text:p>
          </table:table-cell>
          <table:table-cell table:style-name="ce18" office:value-type="float" office:value="4" calcext:value-type="float">
            <text:p>4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number-columns-repeated="2"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Orçamento</text:p>
            <text:p>Também sugeriu outro novo condicionante: práticas de monitoramento de riscos. O consultor informou que a prática está contida no condicionante: Existência de arranjos (políticas, estruturas organizacionais, processos, etc.) para a gestão dos riscos de TI.</text:p>
          </table:table-cell>
          <table:table-cell table:style-name="ce18"/>
          <table:table-cell table:number-columns-repeated="2"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No MI, nada que as secretarias pediram no PDTI deixou de ser realizado.A TI não deixa de atender às demandas das áreas de negócio.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number-columns-repeated="2" table:style-name="ce40" office:value-type="float" office:value="4" calcext:value-type="float">
            <text:p>4</text:p>
          </table:table-cell>
          <table:table-cell table:style-name="ce18"/>
          <table:table-cell table:style-name="ce40" office:value-type="float" office:value="1" calcext:value-type="float">
            <text:p>1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Órgão estruturados em forma de Diretoria (estratégico) tendem a conseguir se alinhar melhor. Entretanto, nem todo órgão, por exemplo, consegue se estruturar hierarquicamente de forma estratégica. Atualmente <text:s/>o MI não possui hierarquicamente essa estruturação mas caminha para isso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number-columns-repeated="2"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Na TI há um responsável por cada Secretaria finalística, com conhecimento sobre a atividade daquela Secretaria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Quando isso ocorre, a alta administração patrocina mais as ações de TI</text:p>
          </table:table-cell>
          <table:table-cell table:style-name="ce40" table:number-columns-repeated="2"/>
          <table:table-cell table:style-name="ce18"/>
          <table:table-cell table:style-name="ce18" office:value-type="string" calcext:value-type="string">
            <text:p>&lt; Necessário patrocínio para todas as ações e condicionantes citados. Percebe o patrocínio como o condicionante mais relevante para essa prática.&gt;</text:p>
            <text:p>Acha que é necessário patrocínio da Alta Administração  para todas as ações e condicionantes citados nessa prática.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O MI está iniciando essas práticas via Escritório de Projetos, que é organizacional, mas que foi estimulado pela TI que hoje só o apoia.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string" calcext:value-type="string">
            <text:p>O MI está iniciando essas práticas via Escritório de Projetos, que é organizacional, mas que foi estimulado pela TI que hoje só o apoia.<text:span text:style-name="T1">No MI existem iniciativas para criar essa estrutura. </text:span>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Existe a estrutura organizacional mas não realiza auditoria da TI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Não considera que a atuação <text:s/>como é realizada atualmente seja muito relevante. Somente apontar o problema não ajuda melhorar a governança de TI.</text:p>
          </table:table-cell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number-columns-repeated="2"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 office:value-type="string" calcext:value-type="string">
            <text:p>O MI hoje se enquadrou na escala 03 mas acha que essa realidade é fortemente influenciada pelo condicionante: mudanças no cenário político.</text:p>
            <text:p>Percebe os concionantes C32 e C33 diretamente relacionados.</text:p>
          </table:table-cell>
          <table:table-cell table:style-name="ce40" table:number-columns-repeated="2"/>
          <table:table-cell table:style-name="ce18" table:number-columns-repeated="2"/>
          <table:table-cell table:number-columns-repeated="2" table:style-name="ce40" office:value-type="float" office:value="4" calcext:value-type="float">
            <text:p>4</text:p>
          </table:table-cell>
          <table:table-cell table:style-name="ce18"/>
          <table:table-cell table:number-columns-repeated="2" table:style-name="ce40" office:value-type="float" office:value="4" calcext:value-type="float">
            <text:p>4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number-columns-repeated="2"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number-columns-repeated="2"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number-columns-repeated="2" table:style-name="ce40" office:value-type="float" office:value="3" calcext:value-type="float">
            <text:p>3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number-columns-repeated="2"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number-columns-repeated="2" table:style-name="ce40" office:value-type="float" office:value="3" calcext:value-type="float">
            <text:p>3</text:p>
          </table:table-cell>
          <table:table-cell table:style-name="ce18"/>
          <table:table-cell table:number-columns-repeated="2"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number-columns-repeated="2" table:style-name="ce40" office:value-type="float" office:value="3" calcext:value-type="float">
            <text:p>3</text:p>
          </table:table-cell>
          <table:table-cell table:style-name="ce18"/>
          <table:table-cell table:number-columns-repeated="2" table:style-name="ce40" office:value-type="float" office:value="4" calcext:value-type="float">
            <text:p>4</text:p>
          </table:table-cell>
          <table:table-cell table:style-name="ce18"/>
          <table:table-cell table:number-columns-repeated="2" table:style-name="ce40" office:value-type="float" office:value="4" calcext:value-type="float">
            <text:p>4</text:p>
          </table:table-cell>
          <table:table-cell table:style-name="ce18"/>
          <table:table-cell table:number-columns-repeated="2"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Afirmou que não é possível existir alinhamento sem a existência de um comitê de TI</text:p>
          </table:table-cell>
          <table:table-cell table:style-name="ce40" table:number-columns-repeated="2"/>
          <table:table-cell table:style-name="ce18" table:number-columns-repeated="2"/>
          <table:table-cell table:number-columns-repeated="2"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O MI possui uma rede social colaborativa, inclusive <text:s/>o comitê de TI está inserido nessa rede.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number-columns-repeated="2" table:style-name="ce40" office:value-type="float" office:value="3" calcext:value-type="float">
            <text:p>3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string" calcext:value-type="string">
            <text:p>X</text:p>
          </table:table-cell>
          <table:table-cell table:style-name="ce40"/>
          <table:table-cell table:style-name="ce8" office:value-type="string" calcext:value-type="string">
            <text:p>Nesse momento o guia é mais importante por  governança de TI ser um assunto amplo e é necessário que os órgãos saibam por onde começar e por que motivo. Pode ser um guia com  as principais diretrizes.  </text:p>
            <text:p>Uma coisa não inviabiliza a outra e o aspecto normativo também é importante. Sugere que primeiro seja lançado um guia (orientativo) e só depois uma Política ( normativa).</text:p>
            <text:p>Sugeriu que o modelo deve fundamentar a importância de se ter governança de TI, definir diretrizes básicas e orientações de como estruturá-la.</text:p>
            <text:p/>
            <text:p>OUTRAS CONSIDERAÇÕES:</text:p>
            <text:p>Considerou que o grupo pode encontrar dificuldades para conciliar o tempo necessário para aplicação do questionário e o tempo disponível por parte dos gestores.</text:p>
          </table:table-cell>
          <table:table-cell table:style-name="ce18"/>
          <table:table-cell table:style-name="ce48" table:number-columns-repeated="787"/>
        </table:table-row>
        <table:table-row table:style-name="ro29">
          <table:table-cell table:style-name="ce40" office:value-type="string" calcext:value-type="string">
            <text:p>MEC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number-columns-repeated="2" table:style-name="ce13" office:value-type="float" office:value="4" calcext:value-type="float">
            <text:p>4</text:p>
          </table:table-cell>
          <table:table-cell table:style-name="ce18" office:value-type="string" calcext:value-type="string">
            <text:p>Possuem contrato com a empresa Módulo ( referência no assunto) e pessoas da casa. Possuem 03 pessoas alocadas e dedicadas ao assunto.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8" office:value-type="string" calcext:value-type="string">
            <text:p>Possui plano mas não está formalizado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Muito relevante para sistemas críticos.</text:p>
          </table:table-cell>
          <table:table-cell table:style-name="ce13" table:number-columns-repeated="4"/>
          <table:table-cell table:number-columns-repeated="2" table:style-name="ce13" office:value-type="float" office:value="4" calcext:value-type="float">
            <text:p>4</text:p>
          </table:table-cell>
          <table:table-cell table:style-name="ce18" office:value-type="string" calcext:value-type="string">
            <text:p>Possuem: Plano Nacional Educação (PNE), PEI, PETI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9" office:value-type="string" calcext:value-type="string">
            <text:p>Falhas que percebem :</text:p>
            <text:p>- Falta a participação das áreas de negocio;</text:p>
            <text:p>- Centralização no secretario executivo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Sugeriu um Guia da SLTI para planejamento estratégico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Os planejamentos são aprovados pelo comitê e pelo secretário executivo. As ações de Ti são alinhadas aos planos institucionais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Impacta muito!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Ser Diretoria e estar ligado a secretaria, como é o caso do Mec, <text:s/>ajuda muito a obter alinhamento estratégico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Esse condicionante no MEC é deficiente em relação às áreas de negócio. Em relação ao SE é avançado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o MEC, quando a TI trata sistema de criticidade alta a confiança é avançada. Nos de criticidade menor, essa relação cai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Entendem que o negócio conhecer muito de TI pode atrapalhar.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É avançado apenas para contextos que envolvem sistemas críticos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Processo de Catalogo e Nível de serviço será publicado ainda em 2014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Processo de processo negócio saiu da Ti e foi para organizacional. Que atualmente é de projeto e processo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O PETI existente é somente do MEC. Não abrange as vinculadas.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Possui uma coordenação de governança ligada à TI <text:s/>e uma pessoa pessoa que também faz o monitoramento ( nível de gestão)</text:p>
          </table:table-cell>
          <table:table-cell table:style-name="ce40" table:number-columns-repeated="2"/>
          <table:table-cell table:style-name="ce13" table:number-columns-repeated="2"/>
          <table:table-cell table:number-columns-repeated="2" table:style-name="ce40" office:value-type="float" office:value="4" calcext:value-type="float">
            <text:p>4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string" calcext:value-type="string">
            <text:p>Possui um assessor de controle interno, mas não se envolve com assuntos de TI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string" calcext:value-type="string">
            <text:p>N.S.I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number-columns-repeated="2" table:style-name="ce40" office:value-type="float" office:value="3" calcext:value-type="float">
            <text:p>3</text:p>
          </table:table-cell>
          <table:table-cell table:style-name="ce13"/>
          <table:table-cell table:number-columns-repeated="2" table:style-name="ce40" office:value-type="float" office:value="4" calcext:value-type="float">
            <text:p>4</text:p>
          </table:table-cell>
          <table:table-cell table:style-name="ce13"/>
          <table:table-cell table:number-columns-repeated="2"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Por ser uma agenda <text:s/>do secretario executivo todos participam.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3"/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Consideram que somente deveria ter um e estratégico. A segregação não ajuda na atual maturidade do órgão. Talvez no futuro adquiram maturidade para trabalhar fórum colegiados segregados.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number-columns-repeated="2"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o regimento a <text:s/>periodicidade é quinzenal. Antes faziam quinzenalmente, mas havia muitas faltas. Atualmente é acionado quando necessário deliberar. Acham mais relevante reuniões sob demanda.</text:p>
          </table:table-cell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Possuem visões isoladas. <text:s text:c="2"/>Têm pretensão <text:s/>de implantar processo de portfólio no MEC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number-columns-repeated="2" table:style-name="ce40" office:value-type="float" office:value="4" calcext:value-type="float">
            <text:p>4</text:p>
          </table:table-cell>
          <table:table-cell table:style-name="ce13"/>
          <table:table-cell table:number-columns-repeated="2"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Possuem previsão para os próximos 03 anos de orçamento e de forma publicada.</text:p>
          </table:table-cell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As práticas de capacidade se valem do órgão possuir recursos financeiros que permitem possuir redundância dos recursos de modo a não faltar, <text:s/>mas não faz analise em nível avançado, até para ter somente a redundância necessária, de forma otimizada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N.S.I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N.S.I</text:p>
          </table:table-cell>
          <table:table-cell table:style-name="ce18" office:value-type="string" calcext:value-type="string">
            <text:p>“Um dos melhores gestores do órgão era filósofo”, então esse perfil não é determinante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number-columns-repeated="2" table:style-name="ce40" office:value-type="float" office:value="4" calcext:value-type="float">
            <text:p>4</text:p>
          </table:table-cell>
          <table:table-cell table:style-name="ce19" office:value-type="string" calcext:value-type="string">
            <text:p>A TI tem que atualizar frequentemente um sistema de prestação de contas do MEC – SIMEC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9" office:value-type="string" calcext:value-type="string">
            <text:p>Possui compartilhamento de recursos mais fortemente com as autarquias vinculadas. E em alguns casos, com outros órgãos que possuem projetos que conversam, como receita federal, MDS(bolsa família)</text:p>
          </table:table-cell>
          <table:table-cell table:style-name="ce40" office:value-type="string" calcext:value-type="string">
            <text:p>X</text:p>
          </table:table-cell>
          <table:table-cell table:style-name="ce40"/>
          <table:table-cell table:style-name="ce19" office:value-type="string" calcext:value-type="string">
            <text:p>Para primeiro momento :A SLTI faria o Guia e o órgão faria sua política interna. </text:p>
            <text:p><text:span text:style-name="T9"/></text:p>
            <text:p><text:span text:style-name="T1">Em momento posterior, com o amadurecimento, poderia ser no nível de política normativa da SLTI. Os órgão ainda estão se adaptando ao conceito de governança de TI (é novo).</text:span></text:p>
          </table:table-cell>
          <table:table-cell table:style-name="ce13" office:value-type="string" calcext:value-type="string">
            <text:p>Sugestão: Inserir no escopo do projeto a melhoria contínua para os condicionantes</text:p>
          </table:table-cell>
          <table:table-cell table:style-name="ce48" table:number-columns-repeated="787"/>
        </table:table-row>
        <table:table-row table:style-name="ro29">
          <table:table-cell table:style-name="ce40" office:value-type="string" calcext:value-type="string">
            <text:p>MDS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N.S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 table:number-columns-repeated="5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“É um farol”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Pode resultar em duplicidade de esforços, pois as Secretarias são como silos, ainda que possuam necessidades comuns.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Não há escritório de projetos.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Há indicadores, mas não são medidos, nem monitorados.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Estão iniciando a criação de uma área para tratar desse assunto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Quantitativo de pessoal</text:p>
          </table:table-cell>
          <table:table-cell table:style-name="ce18" office:value-type="string" calcext:value-type="string">
            <text:p>Qualitativo de pessoal: 4 e 3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Bastante conhecimento sobre IN4, por exemplo.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Todavia, não adianta ter apenas a legislação, sem prover apoio para implantá-la.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Se a atuação fosse mais pró-ativa, educativa e propositiva e menos punitiva, seria mais relevante.</text:p>
          </table:table-cell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MDS: comitê executivo + deliberativo (a posteriore)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Em 2014, só houve 2 reuniões. Todavia a periodicaidade estabelecida é bimestral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Representatividade adequada do membro formalmente instituído (se o representante formalmente designado é competente para o exercício da função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number-columns-repeated="2" table:style-name="ce40" office:value-type="float" office:value="4" calcext:value-type="float">
            <text:p>4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Também é muito relevante o conhecimento sobre as políticas públicas do órgão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Existem alguns canais, mas não são utilizados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A lista de discussão dos ATIs é o canal/repositório mais relevante para compartilhamento de conhecimento. Sentem a ausência de um canal oficial do SISP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18" office:value-type="string" calcext:value-type="string">
            <text:p>O guia facilita a execução.<text:span text:style-name="T1">A política gera patrocínio</text:span></text:p>
          </table:table-cell>
          <table:table-cell table:style-name="ce7" office:value-type="string" calcext:value-type="string">
            <text:p>O MDS se propôs a ser piloto para implantação do modelo</text:p>
          </table:table-cell>
          <table:table-cell table:style-name="ce48" table:number-columns-repeated="787"/>
        </table:table-row>
        <table:table-row table:style-name="ro29">
          <table:table-cell table:style-name="ce40" office:value-type="string" calcext:value-type="string">
            <text:p>MCID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2" calcext:value-type="float">
            <text:p>2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 alta administração não demonstra saber da relevância da governança de riscos, então não apoia.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1" calcext:value-type="float">
            <text:p>1</text:p>
          </table:table-cell>
          <table:table-cell table:style-name="ce18"/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8" table:number-columns-repeated="5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Existe o planejamento estratégico do órgão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O PDTi envolve as áreas de negócio, mas ainda não envolve a alta administração.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Mcidades possui um projeto para mudar o seu posicionamento para estratégico, mas atualmente é <text:s/>uma coordenação ligada à SPOA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string" calcext:value-type="string">
            <text:p>Em relação à área de sistemas não existe confiança do negócio para TI. Situação um pouco melhor com relação à infraestrutura.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string" calcext:value-type="string">
            <text:p>Não possui ANS (com clientes da TI). Possui apenas gestão de fornecedores (UC)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number-columns-repeated="2"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Possuem assessoria de controle interno mas que não audita a TI.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string" calcext:value-type="string">
            <text:p>Foi criado um modelo de governança de TI, mas não foi publicado.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Em algumas situações precisa envolver o negócio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A Ti quem tem que provocar.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A CGMI não tem poder de voto no comitê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Possuem apenas um comitê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18"/>
          <table:table-cell table:style-name="ce40" table:number-columns-repeated="2"/>
          <table:table-cell table:style-name="ce18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/>
          <table:table-cell table:number-columns-repeated="2" table:style-name="ce40" office:value-type="string" calcext:value-type="string">
            <text:p>X</text:p>
          </table:table-cell>
          <table:table-cell table:style-name="ce13" office:value-type="string" calcext:value-type="string">
            <text:p>O ideal seria ter os dois. </text:p>
            <text:p>O normativo ajuda a obter patrocínio (apoio). O guia é mais prático e orienta melhor.</text:p>
            <text:p><text:span text:style-name="T9"/></text:p>
            <text:p><text:span text:style-name="T1">Citou exemplo da IN4: obrigatoriedade de ter PDTI, e o guia de PDTI orientando como fazer.</text:span></text:p>
            <text:p><text:span text:style-name="T1">Arthur acha que o caminho seria um modelo de gestão antes do modelo de governança </text:span></text:p>
          </table:table-cell>
          <table:table-cell table:style-name="ce18" office:value-type="string" calcext:value-type="string">
            <text:p>As respostas <text:s/>a partir da P7 serão enviadas por e-mail. Não foi possível terminar o questionário dentro do horário disponível dos dirigentes.</text:p>
          </table:table-cell>
          <table:table-cell table:style-name="ce48" table:number-columns-repeated="63"/>
          <table:table-cell table:number-columns-repeated="724"/>
        </table:table-row>
        <table:table-row table:style-name="ro29">
          <table:table-cell table:style-name="ce40" office:value-type="string" calcext:value-type="string">
            <text:p>MC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Existe uma norma genérica de gestão de riscos, porém apenas para projetos e aquisições.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string" calcext:value-type="string">
            <text:p>Somente por causa da norma e em nível bem incipiente.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string" calcext:value-type="string">
            <text:p>Existe um plano e algumas rotinas são seguidas, mas também de forma bem incipiente.</text:p>
          </table:table-cell>
          <table:table-cell table:style-name="ce13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 table:number-columns-repeated="4"/>
          <table:table-cell table:style-name="ce18" office:value-type="string" calcext:value-type="string">
            <text:p>Identificação dos riscos de cada informação que ela lida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Existe o PEI, mas é um PEI de gaveta.</text:p>
            <text:p><text:span text:style-name="T9"/></text:p>
            <text:p><text:span text:style-name="T1">O PDTI do órgão possui características de PETI.</text:span>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3" office:value-type="string" calcext:value-type="string">
            <text:p>O órgão, devido sua maior maturidade, não acha muito relevante.</text:p>
            <text:p><text:span text:style-name="T9"/></text:p>
            <text:p><text:span text:style-name="T1">Usou muito pouco o material publicado pelo SISP devido à suas capacidade e cultura organizacional.</text:span>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9" office:value-type="string" calcext:value-type="string">
            <text:p>Porém a TI deve ser proativa e tem que alavancar isto para que ocorra.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9" office:value-type="string" calcext:value-type="string">
            <text:p>A CGTI, no MC, é vinculada à SPOA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Compartilhamento unilateral, ou seja, as áreas de negócio não conhecem muito a TI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Existe uma iniciativa isolada, mas ainda incipiente e não muito estruturada.</text:p>
          </table:table-cell>
          <table:table-cell table:style-name="ce40" table:number-columns-repeated="2"/>
          <table:table-cell table:style-name="ce13" table:number-columns-repeated="2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13" office:value-type="string" calcext:value-type="string">
            <text:p>Existem ANO's com os fornecedores.</text:p>
            <text:p>Não existem ANS's com as áreas de negócio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number-columns-repeated="2" table:style-name="ce40" office:value-type="float" office:value="4" calcext:value-type="float">
            <text:p>4</text:p>
          </table:table-cell>
          <table:table-cell table:style-name="ce13" office:value-type="string" calcext:value-type="string">
            <text:p>No caso do MC, o PDTI incorpora o PETI.</text:p>
            <text:p>Este PDTI possui vigência de 3 anos e é monitorado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9" office:value-type="string" calcext:value-type="string">
            <text:p>Existem indicadores e é realizado o acompanhamento, entretanto ainda precisa ser melhorado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9" office:value-type="string" calcext:value-type="string">
            <text:p>Existe uma função de controle interno, assessor vinculado ao gabinete do ministro, entretanto as análises são incipientes e com pouca frequência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Existe POSIC e algumas normas operacionais, mas ainda em caráter bem inicial.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9" office:value-type="string" calcext:value-type="string">
            <text:p>A relevância depende do cenário do órgão.</text:p>
          </table:table-cell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number-columns-repeated="2"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Existem vários comitês no MC, como por exemplo o de TI e o de Capacitação.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Existe a cultura, porém não é regimentado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 office:value-type="string" calcext:value-type="string">
            <text:p>Existem faltas conforme a relevância do tema para cada área.</text:p>
            <text:p>O comitê de TI é de caráter deliberativo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Existe apenas uma área de negócio que não delibera, mas precisa de TI tanto quanto as outras.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Não acha importante devido a maturidade do órgão (existem algumas publicações orientativas)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Frequência bimestral da reunião de comitê.</text:p>
          </table:table-cell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Existe um PMO apenas na TI e é atuante.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Ainda está em estágio inicial, além de ser bem incipiente ainda.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table:number-columns-repeated="2"/>
          <table:table-cell table:style-name="ce13"/>
          <table:table-cell table:style-name="ce18" office:value-type="string" calcext:value-type="string">
            <text:p>O entrevistado observou sobre a importância de uma Estrutura Organizacional formalizada para o gerir o portfólio.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number-columns-repeated="2" table:style-name="ce40" office:value-type="float" office:value="3" calcext:value-type="float">
            <text:p>3</text:p>
          </table:table-cell>
          <table:table-cell table:style-name="ce13" office:value-type="string" calcext:value-type="string">
            <text:p>Aplica-se práticas desde a gestão de pessoas até a de  infraestrutura.</text:p>
            <text:p>Já tem uma previsibilidade da capacidade de TI a curto prazo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13"/>
          <table:table-cell table:number-columns-repeated="2"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13" office:value-type="string" calcext:value-type="string">
            <text:p>Não possui mapeamento de competência no órgão.</text:p>
            <text:p>Não existe nada institucionalizado.</text:p>
            <text:p>Existe apenas uma preocupação.</text:p>
          </table:table-cell>
          <table:table-cell table:style-name="ce40" table:number-columns-repeated="2"/>
          <table:table-cell table:style-name="ce13" table:number-columns-repeated="2"/>
          <table:table-cell table:number-columns-repeated="2"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A Alta Administração conhece apenas as coisas que a TI ensinou, ou seja, não “corre atrás”.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O entrevistado não considera a formação acadêmica essencial, apenas a experiência profissional.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string" calcext:value-type="string">
            <text:p>O entrevistado observa que a Alta Administração deve manter um modelo de Governança Corporativa e o de Governança de TI deve estar contido no modelo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3"/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13"/>
          <table:table-cell table:number-columns-repeated="2"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Existe uma política de comunicação.</text:p>
          </table:table-cell>
          <table:table-cell table:number-columns-repeated="2"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Cultura de divulgação dos problemas/fracassos (não apenas das coisas positivas, ou seja, de lições aprendidas)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string" calcext:value-type="string">
            <text:p>X</text:p>
          </table:table-cell>
          <table:table-cell table:style-name="ce40"/>
          <table:table-cell table:style-name="ce18" office:value-type="string" calcext:value-type="string">
            <text:p>Pois o órgão já tem uma maturidade boa e não necessita de outra normativa.</text:p>
          </table:table-cell>
          <table:table-cell table:style-name="ce13"/>
          <table:table-cell table:style-name="ce48" table:number-columns-repeated="787"/>
        </table:table-row>
        <table:table-row table:style-name="ro29">
          <table:table-cell table:style-name="ce40" office:value-type="string" calcext:value-type="string">
            <text:p>IFB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string" calcext:value-type="string">
            <text:p>Ações de gestão de riscos normalmente são realizadas somente para planejamento de contratações e <text:s/>somente o planejamento. Os riscos não são geridos como deveriam.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number-columns-repeated="2" table:style-name="ce13" office:value-type="float" office:value="3" calcext:value-type="float">
            <text:p>3</text:p>
          </table:table-cell>
          <table:table-cell table:style-name="ce18" office:value-type="string" calcext:value-type="string">
            <text:p>Não existe patrocínio proativo, mas existiria <text:s/>de forma reativa se a TI provocasse.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string" calcext:value-type="string">
            <text:p>Existem arranjos isolados para alguns temas: contratações, <text:s/>segurança, mas de forma incipiente.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Sugestão de novo condicionante: [Regulamentação/ legislação]</text:p>
          </table:table-cell>
          <table:table-cell table:style-name="ce13"/>
          <table:table-cell table:number-columns-repeated="2" table:style-name="ce13" office:value-type="float" office:value="4" calcext:value-type="float">
            <text:p>4</text:p>
          </table:table-cell>
          <table:table-cell table:style-name="ce13"/>
          <table:table-cell table:number-columns-repeated="2"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A Ti participa do planejamento das áreas de negócio e as áreas de negócio participam do planejamento da TI.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IF utiliza os manuais e recomendações da SLTI para implementar os assuntos para os quais são publicados. <text:s/>Os materiais também são utilizados como referência para obter patrocínio da alta administração. Consideram que os guias ajudam a manter padronização no SISP.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9" office:value-type="string" calcext:value-type="string">
            <text:p>Existe e a TI disseminou na organização essa cultura: </text:p>
            <text:p>as áreas de negócio procuram a TI para serem ajudadas em seus planejamentos.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A estrutura de TI do IF atualmente ganhou nível de diretoria, responde somente ao reitor. Mas já foi coordenação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3"/>
          <table:table-cell table:number-columns-repeated="2" table:style-name="ce40" office:value-type="float" office:value="4" calcext:value-type="float">
            <text:p>4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No IF as áreas de negócio têm dificuldades em entender a TI. A TI entende mais do negócio que vice-versa.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3"/>
          <table:table-cell table:number-columns-repeated="2"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A TI utiliza fortemente a gestão de projetos. Possui informações que auxiliariam monitoramento se fossem cobrados por isso.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Não acompanham as metas e indicadores definidos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1" calcext:value-type="float">
            <text:p>1</text:p>
          </table:table-cell>
          <table:table-cell table:style-name="ce18" office:value-type="string" calcext:value-type="string">
            <text:p>Existe a área de auditoria interna mas não possui pessoas com competências para auditar TI. O IF já pediu para ser auditado mas não foi atendido por falta de pessoal com especialidade em TI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Os acórdãos auxiliam <text:s/>os gestores de TI a motivarem as ações de governança nos seus órgãos. Esses utilizam esse instrumento para sensibilizar a alta administração do que é necessário realizar: tanto acórdãos de outros órgãos quanto os que se aplicam a toda APF.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N/A</text:p>
          </table:table-cell>
          <table:table-cell table:style-name="ce18" office:value-type="string" calcext:value-type="string">
            <text:p>Sugestão de novo condicionante: orçamento disponível para viabilizar as conformidades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As decisões da infraestrutura também podem envolver outras partes, como a área de negócio, pois os requisitos de determinadas arquiteturas complexas devem ser da área de negócio. Ex. projeto de arquitetura em nuvem ( horários, usuários, demadas) envolvem a decisão da área de negócio demandante.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As decisões de infraestrutura também devem envolver outras partes, para decidir, por exemplo, sobre os custos envolvidos nessas decisões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A rotatividade é relevante se não houver institucionalização/normatização das ações e processos. Existindo essa institucionalização a rotatividade é pouco relevante, pois o impacto é pequeno.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number-columns-repeated="2" table:style-name="ce40" office:value-type="float" office:value="4" calcext:value-type="float">
            <text:p>4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Até hoje poucas reuniões de comitê foram realizadas. Como ocorre nas reuniões do colegiado de dirigentes, onde a alta administração está presente, os representantes formalmente instituídos realmente participam.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3"/>
          <table:table-cell table:number-columns-repeated="2" table:style-name="ce40" office:value-type="float" office:value="4" calcext:value-type="float">
            <text:p>4</text:p>
          </table:table-cell>
          <table:table-cell table:style-name="ce13"/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NO IF o comitê existente trata mais ações estratégicas. Assuntos de um comitê executivo cabem normalmente à TI.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Não houve reuniões do CTI em parte porque a TI não provocou (gerou pauta)</text:p>
          </table:table-cell>
          <table:table-cell table:style-name="ce40" table:number-columns-repeated="2"/>
          <table:table-cell table:style-name="ce13" table:number-columns-repeated="2"/>
          <table:table-cell table:number-columns-repeated="2"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number-columns-repeated="2"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string" calcext:value-type="string">
            <text:p>N/A</text:p>
          </table:table-cell>
          <table:table-cell table:style-name="ce18" office:value-type="string" calcext:value-type="string">
            <text:p>Sugestão de novo condicionante: comunicação das ações <text:s/>de TI para avaliar o uso da TI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number-columns-repeated="2"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Os canais existem mas a cultura Ti comunicar suas ações com as outras áreas poderia ser melhor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1" calcext:value-type="float">
            <text:p>1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number-columns-repeated="2" table:style-name="ce40" office:value-type="string" calcext:value-type="string">
            <text:p>X</text:p>
          </table:table-cell>
          <table:table-cell table:style-name="ce18" office:value-type="string" calcext:value-type="string">
            <text:p>O caráter orientativo permite a adaptação às especificidades dos órgãos. O normativo auxilia a obter patrocínio, entretanto, nem sempre o normativo permite que todos fiquem em conformidade. Os dois são adequados, em cada caso. Em primeiro momento, sugere orientativo e em segundo, algumas diretrizes normativas.</text:p>
          </table:table-cell>
          <table:table-cell table:style-name="ce19" office:value-type="string" calcext:value-type="string">
            <text:p>Os Institutos Federais são parte do SISP, mas precisam de apoio diferenciado dos outros órgãos.</text:p>
            <text:p><text:span text:style-name="T9"/></text:p>
            <text:p><text:span text:style-name="T1">A realidade dos Ifs precisa ser considerada no modelo, pois representam um número significativo e possuem especificidades características de instituições de ensino (independência adminsitrativa e orçamentária, por exemplo).</text:span></text:p>
            <text:p><text:span text:style-name="T1"> OUTRAS OBSERVAÇÕES: </text:span></text:p>
            <text:p><text:span text:style-name="T15">Entrevistado pede para que na concepção do modelo se pense nas especificidades das entidades de ensino: institutos e universidades.</text:span></text:p>
          </table:table-cell>
          <table:table-cell table:number-columns-repeated="787"/>
        </table:table-row>
        <table:table-row table:style-name="ro29">
          <table:table-cell table:style-name="ce40" office:value-type="string" calcext:value-type="string">
            <text:p>DPRF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string" calcext:value-type="string">
            <text:p>No DPRF a maioria do quadro pessoal é de <text:s/>policiais, os quais não possuem especialidades como essa de forma ideal.</text:p>
          </table:table-cell>
          <table:table-cell table:number-columns-repeated="2" table:style-name="ce13" office:value-type="float" office:value="4" calcext:value-type="float">
            <text:p>4</text:p>
          </table:table-cell>
          <table:table-cell table:style-name="ce18" office:value-type="string" calcext:value-type="string">
            <text:p>Existe patrocínio para as ações de TI em geral. O que pedem, recebem.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8" office:value-type="string" calcext:value-type="string">
            <text:p>Planejam bem mas não acompanham tão bem.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8" office:value-type="string" calcext:value-type="string">
            <text:p>No DPRF existem várias práticas de continuidade para negócio. Possivelmente por essa ser uma cultura da área para qual o Departamento presta serviço: a área policial, onde o serviço não pode ser interrompido.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O respondente não entendeu o condicionante com facilidade...</text:p>
          </table:table-cell>
          <table:table-cell table:style-name="ce13" table:number-columns-repeated="4"/>
          <table:table-cell table:number-columns-repeated="2" table:style-name="ce13" office:value-type="float" office:value="4" calcext:value-type="float">
            <text:p>4</text:p>
          </table:table-cell>
          <table:table-cell table:style-name="ce18" office:value-type="string" calcext:value-type="string">
            <text:p>Existem planos estratégicos do órgão. As ações são focadas nos objetivos derivados desses planos. Inclusive as ações de TI são direcionados por esses referencias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Envolve a alta administração mas não envolve as áreas de negócio.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Consultoria da SLTI na elaboração do PDTI foi relevante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A diversidade das unidades de negócio é um ponto complexo de ser tratado em órgãos de abrangência nacional como DPRF (a ampla distribuição geográfica tem grande impacto)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O DPRF está Em fase de aprovação da nova estrutura organizacional, mas não conseguiram se tornar Diretoria ainda.Estão ligados à uma Direção Geral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number-columns-repeated="2" table:style-name="ce40" office:value-type="float" office:value="4" calcext:value-type="float">
            <text:p>4</text:p>
          </table:table-cell>
          <table:table-cell table:style-name="ce13"/>
          <table:table-cell table:style-name="ce40" table:number-columns-repeated="2"/>
          <table:table-cell table:style-name="ce13" office:value-type="string" calcext:value-type="string">
            <text:p>Novo condicionante :</text:p>
            <text:p>- área de negócio se preocupando com usuário de TI. Acompanhando  esses usuários por esses também serem usuário de negócio.</text:p>
            <text:p> Deveria ter analista de TI no negócio e analista de negócio na TI.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Existem indicadores estratégicos para TI mas ainda em fase inicial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 office:value-type="string" calcext:value-type="string">
            <text:p>- As práticas de gestão de projetos Influenciaram muito mudanças favoráveis na TI.</text:p>
            <text:p>- Existe  escritório de projetos organizacional . </text:p>
            <text:p>- A Ti contratou consultoria para gerenciamento de projetos. A Ti impulsionou essas iniciativas na organização.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3"/>
          <table:table-cell table:number-columns-repeated="2"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As metas <text:s/>e indicadores são definidos mas nem sempre são monitorados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9" office:value-type="string" calcext:value-type="string">
            <text:p>Não possuem área específica. Formou-se uma central de monitoramento, mas de serviços e ainda em forma inicial.</text:p>
          </table:table-cell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Possuem um estrutura interna : corregedoria e na nova estrutura (em aprovação) existirá uma controladoria. A estrutura organizacional existente não atua na TI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 office:value-type="string" calcext:value-type="string">
            <text:p>Existe na DPRF muitas políticas e diretrizes para a TI. Porém, pulverizadas em planos específicos da TI, sem um documento geral.</text:p>
            <text:p><text:span text:style-name="T9"/></text:p>
            <text:p><text:span text:style-name="T1">Não há política de governança de TI.</text:span>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IN 04 ajudou muito : para capacitar pessoas, para manter a conformidade.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As cobranças dos órgãos de controle fazem com que a organização se envolva em atender essas demandas, auxiliando a TI a evoluir.</text:p>
          </table:table-cell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Nem sempre deve ser somente pelos profissionais de TI <text:s/>: existem arquiteturas que devem ser definidas baseadas em requisitos de negócio e por esse motivo deveria envolver o negócio nessa definição do requisito. Outras situações que envolvem decisão da área de negócio : custo, tempo de implantação....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/A</text:p>
          </table:table-cell>
          <table:table-cell table:style-name="ce18" office:value-type="string" calcext:value-type="string">
            <text:p>Nem sempre deve ser somente pelos profissionais de TI <text:s/>: existem infraestruturas que devem ser definidas baseadas em requisitos de negócio e por esse motivo deveria envolver o negócio nessa definição do requisito. Outras situações que envolvem decisão da área de negócio : custo, tempo de implantação....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number-columns-repeated="2"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8" office:value-type="string" calcext:value-type="string">
            <text:p>NO DPRF existe o CETIC (executivo- presidido pela Diretora Geral do DPRF) e o COMESTIC (estratégico – e pouco utilizado)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number-columns-repeated="2" table:style-name="ce40" office:value-type="float" office:value="4" calcext:value-type="float">
            <text:p>4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 office:value-type="string" calcext:value-type="string">
            <text:p>Em um dos comitês(CETIC) a assiduidade é grande, possivelmente pela presença da diretora.  Em outro, a assiduidade não é grande(o COMESTIC).</text:p>
            <text:p><text:span text:style-name="T9"/></text:p>
            <text:p><text:span text:style-name="T1">O CETIC  se reúne quase semanalmente. Sempre que tem pauta de TI na reunião semanal de negócio, o CETIC está reunido.</text:span>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9" office:value-type="string" calcext:value-type="string">
            <text:p>O comitê de Ti ocorre dentro de um fórum já existente, da direção, onde as sete áreas estratégicas para o DPRF se reúnem</text:p>
          </table:table-cell>
          <table:table-cell table:style-name="ce40" office:value-type="float" office:value="2" calcext:value-type="float">
            <text:p>2</text:p>
          </table:table-cell>
          <table:table-cell table:style-name="ce18" office:value-type="string" calcext:value-type="string">
            <text:p>N/A</text:p>
          </table:table-cell>
          <table:table-cell table:style-name="ce13" office:value-type="string" calcext:value-type="string">
            <text:p>Possui os dois, mas não vê necessidade: um deles não funciona bem. </text:p>
            <text:p><text:span text:style-name="T9"/></text:p>
            <text:p><text:span text:style-name="T1">O executivo atua apenas na elaboração do PDTI e também seria para embasar decisões técnicas. Mas tudo isso pode ser conduzido pela área de TI. Até pela escassez de recursos para formar 2 comitês.</text:span></text:p>
          </table:table-cell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number-columns-repeated="2" table:style-name="ce40" office:value-type="float" office:value="4" calcext:value-type="float">
            <text:p>4</text:p>
          </table:table-cell>
          <table:table-cell table:style-name="ce19" office:value-type="string" calcext:value-type="string">
            <text:p>Se for muito frequente e houver <text:s/>ausência de pautas, pode ser tornar um comitê de Micro gestão. A direção se reúne semanalmente e normalmente sempre tem pautas de TI ou facilidade de incluí-las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ovo condicionante : influência <text:s/>e abertura para assuntos de TI nos colegiados que não são específicos para TI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 office:value-type="string" calcext:value-type="string">
            <text:p>- As práticas de gestão de projetos Influenciaram muito mudanças favoráveis na TI.</text:p>
            <text:p>- Existe  escritório de projetos organizacional . </text:p>
            <text:p>- A Ti contratou consultoria para gerenciamento de projetos. A Ti impulsionou essas iniciativas na organização.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number-columns-repeated="2" table:style-name="ce40" office:value-type="float" office:value="4" calcext:value-type="float">
            <text:p>4</text:p>
          </table:table-cell>
          <table:table-cell table:style-name="ce13"/>
          <table:table-cell table:number-columns-repeated="2" table:style-name="ce40" office:value-type="float" office:value="4" calcext:value-type="float">
            <text:p>4</text:p>
          </table:table-cell>
          <table:table-cell table:style-name="ce19" office:value-type="string" calcext:value-type="string">
            <text:p>Novo condicionante : alinhamento do portfólio com o alinhamento estratégico do órgão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2" calcext:value-type="float">
            <text:p>2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number-columns-repeated="2" table:style-name="ce40" office:value-type="float" office:value="3" calcext:value-type="float">
            <text:p>3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3"/>
          <table:table-cell table:number-columns-repeated="2" table:style-name="ce40" office:value-type="float" office:value="4" calcext:value-type="float">
            <text:p>4</text:p>
          </table:table-cell>
          <table:table-cell table:style-name="ce13"/>
          <table:table-cell table:number-columns-repeated="2" table:style-name="ce40" office:value-type="float" office:value="4" calcext:value-type="float">
            <text:p>4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N/A</text:p>
          </table:table-cell>
          <table:table-cell table:style-name="ce13"/>
          <table:table-cell table:style-name="ce40" table:number-columns-repeated="2"/>
          <table:table-cell table:style-name="ce13" table:number-columns-repeated="2"/>
          <table:table-cell table:number-columns-repeated="2" table:style-name="ce40" office:value-type="float" office:value="4" calcext:value-type="float">
            <text:p>4</text:p>
          </table:table-cell>
          <table:table-cell table:style-name="ce13"/>
          <table:table-cell table:number-columns-repeated="2" table:style-name="ce40" office:value-type="float" office:value="4" calcext:value-type="float">
            <text:p>4</text:p>
          </table:table-cell>
          <table:table-cell table:style-name="ce18" office:value-type="string" calcext:value-type="string">
            <text:p>Existe a LAI em nível organizacional.</text:p>
          </table:table-cell>
          <table:table-cell table:number-columns-repeated="2" table:style-name="ce40" office:value-type="float" office:value="4" calcext:value-type="float">
            <text:p>4</text:p>
          </table:table-cell>
          <table:table-cell table:style-name="ce13"/>
          <table:table-cell table:style-name="ce40" table:number-columns-repeated="2"/>
          <table:table-cell table:style-name="ce19"/>
          <table:table-cell table:style-name="ce13"/>
          <table:table-cell table:style-name="ce40" office:value-type="float" office:value="4" calcext:value-type="float">
            <text:p>4</text:p>
          </table:table-cell>
          <table:table-cell table:style-name="ce40" office:value-type="float" office:value="3" calcext:value-type="float">
            <text:p>3</text:p>
          </table:table-cell>
          <table:table-cell table:style-name="ce19" office:value-type="string" calcext:value-type="string">
            <text:p>Se existisse um repositório do SISP para esses recursos, seria muito utilizado.</text:p>
            <text:p><text:span text:style-name="T1">Realizam um trabalho da Rede Ciclo da UFRN dentro do MJ com cooperação para desenvolvimento de sistemas, etc.</text:span></text:p>
          </table:table-cell>
          <table:table-cell table:number-columns-repeated="2" table:style-name="ce40" office:value-type="string" calcext:value-type="string">
            <text:p>X</text:p>
          </table:table-cell>
          <table:table-cell table:style-name="ce13" office:value-type="string" calcext:value-type="string">
            <text:p>Sugere os dois, sendo que devem ser realizados por estágios: primeiro um guia orientativo,  e em um segundo momento o normativo. </text:p>
            <text:p><text:span text:style-name="T9"/></text:p>
            <text:p><text:span text:style-name="T1">Reforçam que é importante aAPF ter um modelo, para que os órgãos se orientem em possam evoluir juntos.</text:span></text:p>
          </table:table-cell>
          <table:table-cell table:style-name="ce13"/>
          <table:table-cell table:number-columns-repeated="787"/>
        </table:table-row>
        <table:table-row table:style-name="ro3">
          <table:table-cell table:number-columns-repeated="3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 table:number-columns-repeated="2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 table:number-columns-repeated="2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 table:number-columns-repeated="2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 table:number-columns-repeated="2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 table:number-columns-repeated="2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 table:number-columns-repeated="2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 table:number-columns-repeated="2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 table:number-columns-repeated="2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 table:number-columns-repeated="2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 table:number-columns-repeated="2"/>
          <table:table-cell table:number-columns-repeated="2"/>
          <table:table-cell table:style-name="ce43"/>
          <table:table-cell table:number-columns-repeated="2"/>
          <table:table-cell table:style-name="ce43" table:number-columns-repeated="2"/>
          <table:table-cell table:style-name="ce29" table:number-columns-repeated="63"/>
          <table:table-cell table:number-columns-repeated="724"/>
        </table:table-row>
        <table:table-row table:style-name="ro30">
          <table:table-cell table:style-name="ce41" office:value-type="string" calcext:value-type="string" table:number-columns-spanned="6" table:number-rows-spanned="1">
            <text:p>Obs.: a validação dos dados consolidados nessa planilha foi realizada por amostragem, conforme segue:</text:p>
            <text:p>- Dados validados pelo Daniel: DPF, CADE e MC</text:p>
            <text:p>- Dados validados pela Daniela: MP, MEC, IFB e DPRF</text:p>
          </table:table-cell>
          <table:covered-table-cell table:number-columns-repeated="5" table:style-name="ce4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 table:number-columns-repeated="2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 table:number-columns-repeated="2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 table:number-columns-repeated="2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 table:number-columns-repeated="2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 table:number-columns-repeated="2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 table:number-columns-repeated="2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 table:number-columns-repeated="2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 table:number-columns-repeated="2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 table:number-columns-repeated="2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/>
          <table:table-cell table:number-columns-repeated="2"/>
          <table:table-cell table:style-name="ce43" table:number-columns-repeated="2"/>
          <table:table-cell table:number-columns-repeated="2"/>
          <table:table-cell table:style-name="ce43"/>
          <table:table-cell table:number-columns-repeated="2"/>
          <table:table-cell table:style-name="ce43" table:number-columns-repeated="2"/>
          <table:table-cell table:style-name="ce29" table:number-columns-repeated="63"/>
          <table:table-cell table:number-columns-repeated="724"/>
        </table:table-row>
        <table:table-row table:style-name="ro3" table:number-rows-repeated="1048550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Arial1" svg:font-family="Arial, Arial" style:font-family-generic="swiss"/>
    <style:font-face style:name="Calibri" svg:font-family="Calibri" style:font-family-generic="swiss"/>
    <style:font-face style:name="Tahoma" svg:font-family="Tahoma" style:font-family-generic="swiss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Segoe UI" style:language-asian="zh" style:country-asian="CN" style:font-name-complex="Tahoma1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Segoe UI" style:font-size-asian="24pt" style:language-asian="zh" style:country-asian="CN" style:font-name-complex="Tahoma1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time-style style:name="N106">
      <number:minutes number:style="long"/>
      <number:text>:</number:text>
      <number:seconds number:style="long"/>
    </number:time-style>
    <number:time-style style:name="N10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8">
      <number:minutes number:style="long"/>
      <number:text>:</number:text>
      <number:seconds number:style="long" number:decimal-places="1"/>
    </number:time-style>
    <number:number-style style:name="N109">
      <number:scientific-number number:decimal-places="1" number:min-integer-digits="3" number:min-exponent-digits="1"/>
    </number:number-style>
    <number:number-style style:name="N10106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6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6P0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8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08P0"/>
    </number:number-style>
    <number:number-style style:name="N10109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09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09P0"/>
    </number:number-style>
    <number:date-style style:name="N10110" number:language="pt" number:country="BR">
      <number:day/>
      <number:text>/</number:text>
      <number:month/>
      <number:text>/</number:text>
      <number:year number:style="long"/>
    </number:date-style>
    <number:date-style style:name="N10111" number:language="pt" number:country="BR">
      <number:day/>
      <number:text>/</number:text>
      <number:month number:textual="true"/>
      <number:text>/</number:text>
      <number:year/>
    </number:date-style>
    <number:date-style style:name="N10112" number:language="pt" number:country="BR">
      <number:day/>
      <number:text>/</number:text>
      <number:month number:textual="true"/>
    </number:date-style>
    <number:date-style style:name="N10113" number:language="pt" number:country="BR">
      <number:month number:textual="true"/>
      <number:text>/</number:text>
      <number:year/>
    </number:date-style>
    <number:time-style style:name="N10114" number:language="pt" number:country="BR">
      <number:hours/>
      <number:text>:</number:text>
      <number:minutes number:style="long"/>
      <number:text> </number:text>
      <number:am-pm/>
    </number:time-style>
    <number:time-style style:name="N10115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pt" number:country="BR">
      <number:number number:decimal-places="0" number:min-integer-digits="1" number:grouping="true"/>
      <number:text> </number:text>
    </number:number-style>
    <number:number-style style:name="N10117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pt" number:country="BR">
      <number:number number:decimal-places="0" number:min-integer-digits="1" number:grouping="true"/>
      <number:text> </number:text>
    </number:number-style>
    <number:number-style style:name="N10118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pt" number:country="BR">
      <number:number number:decimal-places="2" number:min-integer-digits="1" number:grouping="true"/>
      <number:text> </number:text>
    </number:number-style>
    <number:number-style style:name="N10119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19P0"/>
    </number:number-style>
    <number:number-style style:name="N10120P0" style:volatile="true" number:language="pt" number:country="BR">
      <number:number number:decimal-places="2" number:min-integer-digits="1" number:grouping="true"/>
      <number:text> </number:text>
    </number:number-style>
    <number:number-style style:name="N10120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21P1" style:volatile="true" number:language="pt" number:country="BR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1P2" style:volatile="true" number:language="pt" number:country="BR">
      <number:text> </number:text>
      <loext:fill-character> </loext:fill-character>
      <number:text>- </number:text>
    </number:number-style>
    <number:text-style style:name="N10121" number:language="pt" number:country="BR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t" number:country="BR">
      <number:text> R$ </number:text>
      <loext:fill-character> </loext:fill-character>
      <number:number number:decimal-places="0" number:min-integer-digits="1" number:grouping="true"/>
      <number:text> </number:text>
    </number:number-style>
    <number:number-style style:name="N10122P1" style:volatile="true" number:language="pt" number:country="BR">
      <number:text> R$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2P2" style:volatile="true" number:language="pt" number:country="BR">
      <number:text> R$ </number:text>
      <loext:fill-character> </loext:fill-character>
      <number:text>- </number:text>
    </number:number-style>
    <number:text-style style:name="N10122" number:language="pt" number:country="BR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t" number:country="BR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23P1" style:volatile="true" number:language="pt" number:country="BR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3P2" style:volatile="true" number:language="pt" number:country="BR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3" number:language="pt" number:country="BR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pt" number:country="BR">
      <number:text> R$ </number:text>
      <loext:fill-character> </loext:fill-character>
      <number:number number:decimal-places="2" number:min-integer-digits="1" number:grouping="true"/>
      <number:text> </number:text>
    </number:number-style>
    <number:number-style style:name="N10124P1" style:volatile="true" number:language="pt" number:country="BR">
      <number:text> R$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24P2" style:volatile="true" number:language="pt" number:country="BR">
      <number:text> R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24" number:language="pt" number:country="BR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Microsoft YaHei" style:font-family-asian="'Microsoft YaHei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l-10 30h20z"/>
    <draw:marker draw:name="msArrowEnd_20_5" draw:display-name="msArrowEnd 5" svg:viewBox="0 0 300 300" svg:d="M150 0l150 300h-30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603cm" fo:margin-left="0cm" fo:margin-right="0cm" fo:margin-bottom="0.25cm"/>
      </style:header-style>
      <style:footer-style>
        <style:header-footer-properties fo:min-height="0.603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2" fo:font-size="10pt" fo:font-style="normal" fo:text-shadow="none" style:text-underline-style="none" fo:font-weight="normal" style:font-size-asian="10pt" style:font-style-asian="normal" style:font-weight-asian="normal" style:font-name-complex="Arial2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EntrevistasPresenciais_5f_Práticas" style:display-name="PageStyle_EntrevistasPresenciais_Prática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FormularioRemoto_5f_eIPPS" style:display-name="PageStyle_FormularioRemoto_eIPPS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  <style:master-page style:name="PageStyle_5f_EntrevistasPresenciais_5f_Condicio" style:display-name="PageStyle_EntrevistasPresenciais_Condicio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ábio Gomes Barros</meta:initial-creator>
    <dc:creator>Fábio Barros</dc:creator>
    <meta:editing-cycles>146</meta:editing-cycles>
    <meta:creation-date>2014-12-19T10:48:03</meta:creation-date>
    <dc:date>2015-01-13T18:59:34</dc:date>
    <dc:language>pt-BR</dc:language>
    <meta:editing-duration>P10DT47M48S</meta:editing-duration>
    <meta:generator>LibreOffice/4.2.0.4$Windows_x86 LibreOffice_project/05dceb5d363845f2cf968344d7adab8dcfb2ba71</meta:generator>
    <meta:document-statistic meta:table-count="3" meta:cell-count="0" meta:object-count="15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